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732cm" fo:min-width="6.824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4.564cm" fo:min-width="17.754cm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9.318cm" fo:min-width="16.228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width="0.035cm" svg:stroke-color="#ff6600" draw:stroke-linejoin="miter" draw:fill="solid" draw:fill-color="#000000" draw:opacity="0%" draw:shadow-color="#999999"/>
    </style:style>
    <style:style style:name="gr11" style:family="graphic" style:parent-style-name="standard">
      <style:graphic-properties draw:stroke="none" svg:stroke-width="0.035cm" svg:stroke-color="#ff6600" draw:stroke-linejoin="miter" draw:fill="solid" draw:fill-color="#000000" draw:shadow-color="#999999"/>
    </style:style>
    <style:style style:name="gr1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28cm" fo:min-width="14.232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8cm" fo:min-width="6.578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1cm" fo:min-width="17.81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text-shadow="1pt 1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064cm" svg:y2="30.729cm">
          <text:p/>
        </draw:line>
        <draw:line draw:style-name="gr1" draw:text-style-name="P1" draw:layer="layout" svg:x1="25.514cm" svg:y1="-5.767cm" svg:x2="25.243cm" svg:y2="30.734cm">
          <text:p/>
        </draw:line>
        <draw:line draw:style-name="gr1" draw:text-style-name="P1" draw:layer="layout" svg:x1="14.382cm" svg:y1="-6.1cm" svg:x2="14.125cm" svg:y2="30.73cm">
          <text:p/>
        </draw:line>
        <draw:g>
          <svg:title>TexMaths</svg:title>
          <svg:desc>28§display§\fbox{SIM}§svg§600§FALSE§</svg:desc>
          <draw:polygon draw:style-name="gr2" draw:layer="layout" svg:width="2.474cm" svg:height="1.343cm" svg:x="1.111cm" svg:y="-7.111cm" svg:viewBox="0 0 2475 1344" draw:points="1238,1344 0,1344 0,0 2475,0 2475,1344">
            <text:p/>
          </draw:polygon>
          <draw:polygon draw:style-name="gr3" draw:layer="layout" svg:width="2.474cm" svg:height="0.041cm" svg:x="1.111cm" svg:y="-7.111cm" svg:viewBox="0 0 2475 42" draw:points="1238,42 0,42 0,0 2475,0 2475,42">
            <text:p/>
          </draw:polygon>
          <draw:polygon draw:style-name="gr3" draw:layer="layout" svg:width="0.041cm" svg:height="1.265cm" svg:x="1.111cm" svg:y="-7.072cm" svg:viewBox="0 0 42 1266" draw:points="22,1266 0,1266 0,0 42,0 42,1266">
            <text:p/>
          </draw:polygon>
          <draw:path draw:style-name="gr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layer="layout" svg:width="0.041cm" svg:height="1.265cm" svg:x="3.544cm" svg:y="-7.072cm" svg:viewBox="0 0 42 1266" draw:points="22,1266 0,1266 0,0 42,0 42,1266">
            <text:p/>
          </draw:polygon>
          <draw:polygon draw:style-name="gr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layer="layout" svg:width="1.956cm" svg:height="1.343cm" svg:x="13.412cm" svg:y="-7.111cm" svg:viewBox="0 0 1957 1344" draw:points="977,1344 0,1344 0,0 1957,0 1957,1344">
            <text:p/>
          </draw:polygon>
          <draw:polygon draw:style-name="gr3" draw:layer="layout" svg:width="1.956cm" svg:height="0.041cm" svg:x="13.412cm" svg:y="-7.111cm" svg:viewBox="0 0 1957 42" draw:points="977,42 0,42 0,0 1957,0 1957,42">
            <text:p/>
          </draw:polygon>
          <draw:polygon draw:style-name="gr3" draw:layer="layout" svg:width="0.041cm" svg:height="1.265cm" svg:x="13.412cm" svg:y="-7.072cm" svg:viewBox="0 0 42 1266" draw:points="22,1266 0,1266 0,0 42,0 42,1266">
            <text:p/>
          </draw:polygon>
          <draw:path draw:style-name="gr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layer="layout" svg:width="0.041cm" svg:height="1.265cm" svg:x="15.327cm" svg:y="-7.072cm" svg:viewBox="0 0 42 1266" draw:points="22,1266 0,1266 0,0 42,0 42,1266">
            <text:p/>
          </draw:polygon>
          <draw:polygon draw:style-name="gr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layer="layout" svg:width="2.147cm" svg:height="1.343cm" svg:x="24.411cm" svg:y="-7.111cm" svg:viewBox="0 0 2148 1344" draw:points="1075,1344 0,1344 0,0 2148,0 2148,1344">
            <text:p/>
          </draw:polygon>
          <draw:polygon draw:style-name="gr3" draw:layer="layout" svg:width="2.147cm" svg:height="0.041cm" svg:x="24.411cm" svg:y="-7.111cm" svg:viewBox="0 0 2148 42" draw:points="1075,42 0,42 0,0 2148,0 2148,42">
            <text:p/>
          </draw:polygon>
          <draw:polygon draw:style-name="gr3" draw:layer="layout" svg:width="0.041cm" svg:height="1.265cm" svg:x="24.411cm" svg:y="-7.072cm" svg:viewBox="0 0 42 1266" draw:points="22,1266 0,1266 0,0 42,0 42,1266">
            <text:p/>
          </draw:polygon>
          <draw:path draw:style-name="gr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layer="layout" svg:width="0.041cm" svg:height="1.265cm" svg:x="26.517cm" svg:y="-7.072cm" svg:viewBox="0 0 42 1266" draw:points="22,1266 0,1266 0,0 42,0 42,1266">
            <text:p/>
          </draw:polygon>
          <draw:polygon draw:style-name="gr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,\pmb{\kappa,p,p'}\rangle \vert \forall i \in I \right\rbrace§svg§600§TRUE§</svg:desc>
          <draw:polygon draw:style-name="gr4" draw:layer="layout" svg:width="10.675cm" svg:height="0.687cm" svg:x="16.631cm" svg:y="-8.601cm" svg:viewBox="0 0 10676 688" draw:points="5337,688 0,688 0,0 10676,0 10676,688">
            <text:p/>
          </draw:polygon>
          <draw:path draw:style-name="gr3" draw:layer="layout" svg:width="0.297cm" svg:height="0.488cm" svg:x="16.669cm" svg:y="-8.552cm" svg:viewBox="0 0 298 489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8 8 18 3 0 5-2 9-10 0 0 2-2 25-38 21 23 64 48 123 48 78 0 133-67 133-141 0-67-45-122-100-135z">
            <text:p/>
          </draw:path>
          <draw:path draw:style-name="gr3" draw:layer="layout" svg:width="0.445cm" svg:height="0.157cm" svg:x="17.26cm" svg:y="-8.32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238cm" svg:height="0.668cm" svg:x="18.01cm" svg:y="-8.582cm" svg:viewBox="0 0 239 669" svg:d="M142 89c0-26 18-70 92-74 2-2 5-4 5-7 0-8-5-8-13-8-66 0-129 34-129 84v152c0 26 0 47-27 70-24 19-49 21-64 21-4 2-6 4-6 8 0 7 4 7 11 7 44 4 76 27 84 59 2 8 2 10 2 34v133c0 27 0 50 32 74 27 21 70 27 97 27 8 0 13 0 13-6 0-7-3-7-11-7-42-4-76-25-84-59-2-6-2-8-2-32v-141c0-31-5-42-26-63-15-13-34-21-53-26 55-16 79-46 79-86z">
            <text:p/>
          </draw:path>
          <draw:path draw:style-name="gr3" draw:layer="layout" svg:width="0.246cm" svg:height="0.303cm" svg:x="18.331cm" svg:y="-8.377cm" svg:viewBox="0 0 247 304" svg:d="M228 46c-19 0-32 15-32 30 0 10 5 19 21 19 15 0 30-11 30-38 0-28-29-57-80-57-89 0-114 68-114 99 0 51 51 63 70 66 35 6 71 14 71 52 0 17-15 72-97 72-10 0-61 0-76-34 25 2 42-17 42-36 0-16-12-23-25-23-17 0-38 13-38 44 0 38 38 64 97 64 108 0 135-82 135-110 0-25-14-42-21-50-19-19-38-22-69-28-22-6-49-10-49-40 0-21 15-61 74-61 17 0 51 4 61 31z">
            <text:p/>
          </draw:path>
          <draw:path draw:style-name="gr3" draw:layer="layout" svg:width="0.445cm" svg:height="0.157cm" svg:x="18.831cm" svg:y="-8.327cm" svg:viewBox="0 0 446 158" svg:d="M424 27c9 0 22 0 22-14 0-13-13-13-22-13h-401c-10 0-23 0-23 13 0 14 13 14 23 14zM424 158c9 0 22 0 22-14 0-13-13-13-22-13h-401c-10 0-23 0-23 13 0 14 13 14 23 14z">
            <text:p/>
          </draw:path>
          <draw:path draw:style-name="gr3" draw:layer="layout" svg:width="0.149cm" svg:height="0.668cm" svg:x="19.57cm" svg:y="-8.582cm" svg:viewBox="0 0 150 669" svg:d="M148 25c2-6 2-8 2-12 0-7-6-13-13-13-6 0-10 4-15 15l-118 308c-2 4-4 8-4 12 0 1 0 3 4 11l118 308c1 7 5 15 15 15 7 0 13-6 13-13 0-2 0-2-2-10l-120-311z">
            <text:p/>
          </draw:path>
          <draw:path draw:style-name="gr3" draw:layer="layout" svg:width="0.178cm" svg:height="0.449cm" svg:x="19.775cm" svg:y="-8.523cm" svg:viewBox="0 0 179 450" svg:d="M173 25c0-14-10-25-27-25s-36 17-36 36c0 12 10 23 27 23 15 0 36-15 36-34zM122 276c7-19 7-21 13-38 6-14 9-23 9-37 0-30-21-55-55-55-62 0-89 97-89 105 0 6 8 6 8 6 7 0 7-2 11-12 19-63 46-83 68-83 6 0 17 0 17 20 0 16-5 29-7 37-6 17-36 95-48 123-5 17-15 40-15 53 0 33 23 55 55 55 65 0 90-96 90-102 0-8-6-8-8-8-8 0-8 2-11 14-12 41-35 81-69 81-11 0-17-5-17-21 0-17 6-26 21-68z">
            <text:p/>
          </draw:path>
          <draw:path draw:style-name="gr3" draw:layer="layout" svg:width="0.079cm" svg:height="0.2cm" svg:x="20.043cm" svg:y="-8.153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cm" svg:height="0.488cm" svg:x="20.302cm" svg:y="-8.552cm" svg:viewBox="0 0 471 489" svg:d="M112 46c-8 146-68 323-108 427-4 8-4 10-4 10 0 6 6 6 8 6 11 0 36-14 45-27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3 57 33 52 0 107-29 131-61 19-21 21-38 21-40z">
            <text:p/>
          </draw:path>
          <draw:path draw:style-name="gr3" draw:layer="layout" svg:width="0.079cm" svg:height="0.2cm" svg:x="20.855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96cm" svg:height="0.488cm" svg:x="21.128cm" svg:y="-8.552cm" svg:viewBox="0 0 397 489" svg:d="M397 8c0-4 0-8-6-8-3 0-5 0-13 10l-32 38c-17-31-52-48-95-48-86 0-166 78-166 158 0 55 35 85 69 95l72 19c25 6 63 17 63 72 0 59-55 124-122 124-44 0-118-16-118-99 0-15 4-33 4-36 2-2 2-4 2-4 0-8-6-8-8-8-3 0-5 0-7 2s-40 156-40 158c0 4 4 8 8 8 3 0 3-2 11-12l34-38c29 40 74 50 112 50 91 0 171-90 171-173 0-48-23-71-32-78-15-18-27-19-86-35-15-3-39-11-45-11-17-8-40-27-40-63 0-53 53-110 116-110 57 0 97 29 97 105 0 20-2 32-2 36 0 2 0 7 7 7 8 0 8-2 10-13z">
            <text:p/>
          </draw:path>
          <draw:path draw:style-name="gr3" draw:layer="layout" svg:width="0.463cm" svg:height="0.602cm" svg:x="21.573cm" svg:y="-8.552cm" svg:viewBox="0 0 464 603" svg:d="M260 468c105-38 204-158 204-287 0-109-73-181-171-181-145 0-293 152-293 308 0 112 76 179 171 179 17 0 40-2 66-10-1 42-1 44-1 51 0 21 0 75 55 75 79 0 112-124 112-130 0-5-6-7-8-7-6 0-7 4-7 7-18 48-56 65-80 65-31 0-40-19-48-70zM135 464c-53-21-76-74-76-135 0-46 17-141 68-213 50-68 112-99 162-99 66 0 116 51 116 143 0 66-35 222-149 285-1-23-9-72-58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22.092cm" svg:y="-8.53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079cm" svg:height="0.2cm" svg:x="22.694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3cm" svg:height="0.303cm" svg:x="22.939cm" svg:y="-8.377cm" svg:viewBox="0 0 331 304" svg:d="M2 272c-2 7-2 9-2 15 0 11 9 17 19 17 21 0 25-15 30-38 6-23 2-11 31-123 57 1 116 13 116 57 0 5 0 7-2 15-2 9-4 17-4 23 0 40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layer="layout" svg:width="0.079cm" svg:height="0.2cm" svg:x="23.344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3.56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23.974cm" svg:y="-8.153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24.191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4.571cm" svg:y="-8.586cm" svg:viewBox="0 0 120 243" svg:d="M116 42c4-10 4-13 4-15 0-16-14-27-29-27-19 0-23 15-26 23l-63 203c0 2-2 8-2 8 0 6 15 9 19 9s4 0 8-7z">
            <text:p/>
          </draw:path>
          <draw:path draw:style-name="gr3" draw:layer="layout" svg:width="0.33cm" svg:height="0.303cm" svg:x="22.954cm" svg:y="-8.396cm" svg:viewBox="0 0 331 304" svg:d="M2 272c-2 7-2 9-2 15 0 11 9 17 19 17 21 0 25-15 30-38 6-23 2-11 31-123 57 1 116 13 116 57 0 5 0 7-2 15-2 9-4 17-4 23 0 40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layer="layout" svg:width="0.079cm" svg:height="0.2cm" svg:x="23.359cm" svg:y="-8.17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23.575cm" svg:y="-8.39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23.99cm" svg:y="-8.17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49cm" svg:height="0.427cm" svg:x="24.206cm" svg:y="-8.396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4.584cm" svg:y="-8.603cm" svg:viewBox="0 0 120 243" svg:d="M114 42c4-10 6-13 6-15 0-16-14-27-29-27-19 0-25 15-26 23l-63 203c0 2-2 8-2 8 0 6 15 9 19 9 2 0 4 0 6-7z">
            <text:p/>
          </draw:path>
          <draw:path draw:style-name="gr3" draw:layer="layout" svg:width="0.33cm" svg:height="0.303cm" svg:x="22.969cm" svg:y="-8.377cm" svg:viewBox="0 0 331 304" svg:d="M2 272c-2 7-2 9-2 15 0 11 9 17 19 17 21 0 25-15 30-38 6-23 2-11 31-123 57 1 116 13 116 57 0 5 0 7-2 15-2 9-4 17-4 23 0 40 28 66 63 66 21 0 38-11 51-34 17-29 27-69 27-69 0-7-8-7-10-7-6 0-8 4-9 13-12 46-27 82-57 82-16 0-23-8-23-32 0-10 4-25 5-37 2-7 4-15 4-22 0-63-93-69-131-69 23-13 44-30 63-45 30-27 49-44 76-55 0 3-2 11-2 15 0 7 4 23 25 23s36-19 36-37c0-5-2-22-27-22-40 0-80 34-110 59-46 38-61 47-86 57 2-8 10-42 14-54 4-17 11-49 11-51 0-11-7-19-19-19-2 0-21 0-26 25z">
            <text:p/>
          </draw:path>
          <draw:path draw:style-name="gr3" draw:layer="layout" svg:width="0.079cm" svg:height="0.2cm" svg:x="23.374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3.591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079cm" svg:height="0.2cm" svg:x="24.005cm" svg:y="-8.15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49cm" svg:height="0.427cm" svg:x="24.221cm" svg:y="-8.377cm" svg:viewBox="0 0 350 428" svg:d="M51 378c-5 23-5 29-36 29-7 0-15 0-15 11 0 6 4 10 9 10 18 0 37-4 56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24.6cm" svg:y="-8.586cm" svg:viewBox="0 0 120 243" svg:d="M116 42c2-10 4-13 4-15 0-16-14-27-29-27-19 0-25 15-26 23l-63 203c0 2-2 8-2 8 0 6 15 9 19 9s4 0 8-7z">
            <text:p/>
          </draw:path>
          <draw:path draw:style-name="gr3" draw:layer="layout" svg:width="0.149cm" svg:height="0.668cm" svg:x="24.807cm" svg:y="-8.582cm" svg:viewBox="0 0 150 669" svg:d="M148 346c2-8 2-10 2-11 0-2 0-4-2-12l-120-308c-3-11-7-15-15-15-7 0-13 6-13 13 0 2 0 4 4 12l119 310-119 309c-4 8-4 10-4 12 0 7 6 13 13 13 10 0 12-6 15-13z">
            <text:p/>
          </draw:path>
          <draw:path draw:style-name="gr3" draw:layer="layout" svg:width="0.027cm" svg:height="0.668cm" svg:x="25.109cm" svg:y="-8.582cm" svg:viewBox="0 0 28 669" svg:d="M28 25c0-14 0-25-13-25-15 0-15 11-15 25v621c0 12 0 23 15 23 13 0 13-11 13-23z">
            <text:p/>
          </draw:path>
          <draw:path draw:style-name="gr3" draw:layer="layout" svg:width="0.371cm" svg:height="0.48cm" svg:x="25.213cm" svg:y="-8.544cm" svg:viewBox="0 0 372 481" svg:d="M370 25c2-6 2-8 2-12 0-5-3-13-13-13-8 0-11 8-15 15l-55 148h-204l-57-148c-3-9-5-15-15-15-5 0-13 8-13 13 0 2 0 2 4 12l167 441c4 7 8 15 15 15 10 0 13-8 15-15zM95 190h182l-91 238z">
            <text:p/>
          </draw:path>
          <draw:path draw:style-name="gr3" draw:layer="layout" svg:width="0.178cm" svg:height="0.449cm" svg:x="25.603cm" svg:y="-8.523cm" svg:viewBox="0 0 179 450" svg:d="M173 25c0-14-10-25-27-25s-36 17-36 36c0 12 10 23 27 23 15 0 36-15 36-34zM122 276c7-19 7-21 13-38 6-14 9-23 9-37 0-30-21-55-55-55-64 0-89 97-89 105 0 6 8 6 8 6 7 0 7-2 11-12 19-63 46-83 68-83 6 0 17 0 17 20 0 16-5 29-7 37-6 17-36 95-48 123-5 17-15 40-15 53 0 33 23 55 55 55 65 0 90-96 90-102 0-8-6-8-10-8-6 0-6 2-9 14-12 41-35 81-69 81-11 0-17-5-17-21 0-17 6-26 21-68z">
            <text:p/>
          </draw:path>
          <draw:path draw:style-name="gr3" draw:layer="layout" svg:width="0.335cm" svg:height="0.389cm" svg:x="26.053cm" svg:y="-8.441cm" svg:viewBox="0 0 336 390" svg:d="M312 207c11 0 24 0 24-13s-13-13-24-13h-285c9-90 85-154 180-154h105c11 0 24 0 24-14 0-13-13-13-24-13h-107c-114 0-205 87-205 194 0 108 91 196 205 196h107c11 0 24 0 24-14 0-13-13-13-24-13h-105c-95 0-171-65-180-156z">
            <text:p/>
          </draw:path>
          <draw:path draw:style-name="gr3" draw:layer="layout" svg:width="0.311cm" svg:height="0.457cm" svg:x="26.65cm" svg:y="-8.538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238cm" svg:height="0.668cm" svg:x="27.02cm" svg:y="-8.582cm" svg:viewBox="0 0 239 669" svg:d="M97 582c0 26-17 68-91 74-4 0-6 2-6 7 0 6 8 6 13 6 65 0 128-32 129-84v-152c0-26 0-47 27-70 23-19 49-21 65-21 2 0 5-4 5-7 0-6-3-6-11-8-44-2-76-27-84-59-2-8-2-9-2-32v-133c0-29 0-50-32-76-26-19-74-27-97-27-5 0-13 0-13 8 0 5 4 5 11 7 42 2 74 23 84 57 2 8 2 8 2 33v140c0 31 6 42 26 63 16 15 35 21 54 27-55 15-80 47-80 85z">
            <text:p/>
          </draw:path>
        </draw:g>
        <draw:line draw:style-name="gr5" draw:text-style-name="P1" draw:layer="layout" svg:x1="2.321cm" svg:y1="-4.402cm" svg:x2="14.382cm" svg:y2="-4.402cm">
          <text:p/>
        </draw:line>
        <draw:g>
          <svg:title>TexMaths</svg:title>
          <svg:desc>19§latex§\text{IMSI Inquiry}§svg§600§TRUE§</svg:desc>
          <draw:polygon draw:style-name="gr4" draw:layer="layout" svg:width="3.833cm" svg:height="0.588cm" svg:x="5.75cm" svg:y="-5.21cm" svg:viewBox="0 0 3834 589" draw:points="1917,589 0,589 0,0 3834,0 3834,589">
            <text:p/>
          </draw:polygon>
          <draw:path draw:style-name="gr3" draw:layer="layout" svg:width="0.204cm" svg:height="0.457cm" svg:x="5.76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563cm" svg:height="0.457cm" svg:x="6.016cm" svg:y="-5.21cm" svg:viewBox="0 0 564 458" svg:d="M137 15c-6-15-8-15-23-15h-114v21h15c53 0 53 8 53 32v335c0 19 0 49-68 49v21c23 0 57-2 78-2 23 0 55 2 80 2v-21c-71 0-71-30-71-49v-361h2l162 416c2 9 5 15 13 15 6 0 10-6 11-13l166-424v386c0 23-2 30-53 30h-16v21c25-2 71-2 97-2 25 0 71 0 95 2v-21h-17c-51 0-51-7-51-30v-354c0-24 0-32 51-32h17v-21h-114c-17 0-17 0-21 13l-148 377z">
            <text:p/>
          </draw:path>
          <draw:path draw:style-name="gr3" draw:layer="layout" svg:width="0.297cm" svg:height="0.487cm" svg:x="6.641cm" svg:y="-5.225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layer="layout" svg:width="0.204cm" svg:height="0.457cm" svg:x="6.993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204cm" svg:height="0.457cm" svg:x="7.456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337cm" svg:height="0.295cm" svg:x="7.701cm" svg:y="-5.04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33cm" svg:height="0.427cm" svg:x="8.074cm" svg:y="-5.048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layer="layout" svg:width="0.337cm" svg:height="0.303cm" svg:x="8.423cm" svg:y="-5.04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143cm" svg:height="0.448cm" svg:x="8.796cm" svg:y="-5.2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25cm" svg:height="0.295cm" svg:x="8.978cm" svg:y="-5.048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328cm" svg:height="0.427cm" svg:x="9.233cm" svg:y="-5.041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</draw:g>
        <draw:custom-shape draw:style-name="gr6" draw:text-style-name="P1" draw:layer="layout" svg:width="7.358cm" svg:height="1.016cm" svg:x="0.878cm" svg:y="-3.93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382cm" svg:y1="-1.854cm" svg:x2="2.321cm" svg:y2="-1.854cm">
          <text:p/>
        </draw:line>
        <draw:g>
          <svg:title>TexMaths</svg:title>
          <svg:desc>19§latex§\text{IMSI Inquiry Response (\pmb{$PMSI$})}§svg§600§TRUE§</svg:desc>
          <draw:polygon draw:style-name="gr4" draw:layer="layout" svg:width="9.531cm" svg:height="0.668cm" svg:x="3.852cm" svg:y="-2.722cm" svg:viewBox="0 0 9532 669" draw:points="4765,669 0,669 0,0 9532,0 9532,669">
            <text:p/>
          </draw:polygon>
          <draw:path draw:style-name="gr3" draw:layer="layout" svg:width="0.204cm" svg:height="0.457cm" svg:x="3.871cm" svg:y="-2.676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563cm" svg:height="0.457cm" svg:x="4.118cm" svg:y="-2.676cm" svg:viewBox="0 0 564 458" svg:d="M137 15c-6-15-8-15-23-15h-114v21h15c53 0 53 8 53 32v335c0 19 0 49-68 49v21c23 0 57-2 78-2 23 0 55 2 80 2v-21c-71 0-71-30-71-49v-361h2l162 416c2 9 5 15 13 15 6 0 10-6 11-13l166-424v386c0 23-2 30-53 30h-16v21c25-2 71-2 97-2 25 0 71 0 95 2v-21h-17c-51 0-51-7-51-30v-354c0-24 0-32 51-32h17v-21h-114c-17 0-17 0-21 13l-148 377z">
            <text:p/>
          </draw:path>
          <draw:path draw:style-name="gr3" draw:layer="layout" svg:width="0.297cm" svg:height="0.487cm" svg:x="4.743cm" svg:y="-2.692cm" svg:viewBox="0 0 298 488" svg:d="M198 213l-88-21c-42-10-66-46-66-86 0-47 36-87 87-87 112 0 127 110 131 141 2 3 2 7 10 7 7 0 7-4 7-17v-135c0-11 0-15-7-15-4 0-6 0-10 10l-23 38c-21-21-49-48-108-48-74 0-131 59-131 129 0 57 36 105 87 124 8 2 42 11 90 23 19 3 38 9 57 34 15 17 21 38 21 61 0 47-35 97-90 97-21 0-70-4-106-37-40-38-42-79-42-104-2-6-6-6-8-6-9 0-9 4-9 15v135c0 12 0 17 8 17 3 0 5-1 9-9 0 0 2-2 25-38 21 23 64 47 123 47 78 0 133-66 133-140 0-67-45-122-100-135z">
            <text:p/>
          </draw:path>
          <draw:path draw:style-name="gr3" draw:layer="layout" svg:width="0.204cm" svg:height="0.457cm" svg:x="5.095cm" svg:y="-2.676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204cm" svg:height="0.457cm" svg:x="5.558cm" svg:y="-2.676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337cm" svg:height="0.295cm" svg:x="5.803cm" svg:y="-2.51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33cm" svg:height="0.427cm" svg:x="6.176cm" svg:y="-2.517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layer="layout" svg:width="0.337cm" svg:height="0.303cm" svg:x="6.525cm" svg:y="-2.51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143cm" svg:height="0.448cm" svg:x="6.898cm" svg:y="-2.66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25cm" svg:height="0.295cm" svg:x="7.08cm" svg:y="-2.517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328cm" svg:height="0.427cm" svg:x="7.335cm" svg:y="-2.509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layer="layout" svg:width="0.466cm" svg:height="0.472cm" svg:x="7.922cm" svg:y="-2.676cm" svg:viewBox="0 0 467 473" svg:d="M127 220v-172c0-16 0-23 14-25 7-2 26-2 39-2 61 0 137 2 137 101 0 45-17 98-116 98zM268 230c64-15 118-57 118-108 0-65-76-122-175-122h-211v21h15c53 0 53 8 53 32v352c0 25 0 32-53 32h-15v21c25-2 72-2 99-2 24 0 72 0 97 2v-21h-16c-53 0-53-7-53-32v-169h76c12 0 40 0 63 22 27 25 27 46 27 90s0 72 26 97c27 24 65 28 84 28 53 0 64-55 64-74 0-4 0-11-9-11-8 0-8 5-8 11-4 48-26 59-43 59-33 0-38-34-48-97l-9-53c-12-44-44-65-82-78z">
            <text:p/>
          </draw:path>
          <draw:path draw:style-name="gr3" draw:layer="layout" svg:width="0.259cm" svg:height="0.307cm" svg:x="8.408cm" svg:y="-2.52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19cm" svg:height="0.307cm" svg:x="8.708cm" svg:y="-2.521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6 61 78 82 2 6 8 6 8 6 9 0 9-4 9-17v-69c0-11 0-15-7-15-4 0-4 0-14 8-2 3-9 9-11 11-25-19-53-19-63-19-83 0-108 46-108 82 0 24 11 43 28 59 23 17 42 21 90 30z">
            <text:p/>
          </draw:path>
          <draw:path draw:style-name="gr3" draw:layer="layout" svg:width="0.33cm" svg:height="0.427cm" svg:x="8.969cm" svg:y="-2.517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layer="layout" svg:width="0.297cm" svg:height="0.307cm" svg:x="9.358cm" svg:y="-2.521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9.694cm" svg:y="-2.51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19cm" svg:height="0.307cm" svg:x="10.065cm" svg:y="-2.521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6 61 78 82 2 6 8 6 8 6 9 0 9-4 9-17v-69c0-11 0-15-7-15-4 0-4 0-14 8-2 3-9 9-11 11-25-19-53-19-63-19-83 0-108 46-108 82 0 24 11 43 28 59 23 17 42 21 90 30z">
            <text:p/>
          </draw:path>
          <draw:path draw:style-name="gr3" draw:layer="layout" svg:width="0.259cm" svg:height="0.307cm" svg:x="10.325cm" svg:y="-2.52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157cm" svg:height="0.668cm" svg:x="10.893cm" svg:y="-2.722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8cm" svg:height="0.457cm" svg:x="11.079cm" svg:y="-2.676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1.602cm" svg:y="-2.676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12.33cm" svg:y="-2.69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12.765cm" svg:y="-2.676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478cm" svg:height="0.457cm" svg:x="11.096cm" svg:y="-2.705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1.619cm" svg:y="-2.705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12.347cm" svg:y="-2.718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12.782cm" svg:y="-2.705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478cm" svg:height="0.457cm" svg:x="11.114cm" svg:y="-2.676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1.636cm" svg:y="-2.676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12.362cm" svg:y="-2.69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12.799cm" svg:y="-2.676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157cm" svg:height="0.668cm" svg:x="13.16cm" svg:y="-2.722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line draw:style-name="gr7" draw:text-style-name="P1" draw:layer="layout" svg:x1="14.401cm" svg:y1="-1.854cm" svg:x2="25.514cm" svg:y2="-1.854cm">
          <text:p/>
        </draw:line>
        <draw:g>
          <svg:title>TexMaths</svg:title>
          <svg:desc>19§latex§AV Request (\pmb{$PMSI$})§svg§600§TRUE§</svg:desc>
          <draw:polygon draw:style-name="gr4" draw:layer="layout" svg:width="6.246cm" svg:height="0.666cm" svg:x="16.854cm" svg:y="-2.721cm" svg:viewBox="0 0 6247 667" draw:points="3124,667 0,667 0,0 6247,0 6247,667">
            <text:p/>
          </draw:polygon>
          <draw:path draw:style-name="gr3" draw:layer="layout" svg:width="0.459cm" svg:height="0.48cm" svg:x="16.875cm" svg:y="-2.7cm" svg:viewBox="0 0 460 481" svg:d="M245 13c-4-9-4-13-15-13-12 0-13 4-15 13l-139 401c-13 35-40 44-76 46v21c15-2 44-2 68-2 21 0 55 0 78 2v-21c-34 0-51-17-51-34 0-2 0-10 2-12l30-87h166l36 103c0 3 2 7 2 9 0 21-38 21-56 21v21c23-2 71-2 97-2 29 0 59 0 88 2v-21h-14c-39 0-49-6-57-27zM209 89l76 217h-150z">
            <text:p/>
          </draw:path>
          <draw:path draw:style-name="gr3" draw:layer="layout" svg:width="0.476cm" svg:height="0.472cm" svg:x="17.291cm" svg:y="-2.677cm" svg:viewBox="0 0 477 473" svg:d="M403 67c9-25 28-46 74-46v-21c-21 2-48 2-65 2-21 0-59-2-78-2v21c36 0 50 17 50 34 0 4-2 10-4 13l-122 324-129-339c-4-9-4-11-4-13 0-19 38-19 55-19v-21c-22 2-70 2-95 2-32 0-60-2-85-2v21c44 0 57 0 66 25l154 412c6 13 10 15 17 15 12 0 14-4 18-13z">
            <text:p/>
          </draw:path>
          <draw:path draw:style-name="gr3" draw:layer="layout" svg:width="0.466cm" svg:height="0.472cm" svg:x="18.024cm" svg:y="-2.677cm" svg:viewBox="0 0 467 473" svg:d="M127 220v-172c0-16 0-23 14-25 7-2 26-2 39-2 61 0 137 2 137 101 0 45-17 98-116 98zM268 230c64-15 118-57 118-108 0-65-76-122-175-122h-211v21h15c53 0 53 8 53 32v352c0 25 0 32-53 32h-15v21c25-2 72-2 99-2 24 0 72 0 97 2v-21h-16c-53 0-53-7-53-32v-169h76c12 0 40 0 63 22 27 25 27 46 27 90s0 72 26 97c27 24 65 28 84 28 53 0 64-55 64-74 0-4 0-11-9-11-8 0-8 5-8 11-4 48-26 59-43 59-33 0-38-34-48-97l-9-53c-12-44-44-65-82-78z">
            <text:p/>
          </draw:path>
          <draw:path draw:style-name="gr3" draw:layer="layout" svg:width="0.259cm" svg:height="0.307cm" svg:x="18.509cm" svg:y="-2.52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cm" svg:height="0.427cm" svg:x="18.809cm" svg:y="-2.518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layer="layout" svg:width="0.337cm" svg:height="0.303cm" svg:x="19.159cm" svg:y="-2.51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59cm" svg:height="0.307cm" svg:x="19.525cm" svg:y="-2.52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19cm" svg:height="0.307cm" svg:x="19.824cm" svg:y="-2.522cm" svg:viewBox="0 0 220 308" svg:d="M118 171c15 2 70 13 70 61 0 34-25 63-76 63-57 0-82-40-93-97-2-8-4-12-10-12-9 0-9 6-9 17v90c0 11 0 15 8 15 3 0 3 0 17-13 0 0 0-2 13-16 28 29 59 29 74 29 78 0 108-44 108-93 0-36-21-55-28-63-23-23-48-28-76-32-38-8-84-17-84-55 0-25 17-52 76-52 74 0 76 61 78 82 2 6 8 6 8 6 9 0 9-4 9-17v-69c0-11 0-15-7-15-4 0-4 0-14 8-2 3-9 9-11 11-25-19-53-19-63-19-83 0-108 46-108 82 0 24 11 43 28 59 23 17 42 21 90 30z">
            <text:p/>
          </draw:path>
          <draw:path draw:style-name="gr3" draw:layer="layout" svg:width="0.21cm" svg:height="0.419cm" svg:x="20.076cm" svg:y="-2.634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157cm" svg:height="0.668cm" svg:x="20.612cm" svg:y="-2.723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8cm" svg:height="0.457cm" svg:x="20.798cm" svg:y="-2.67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21.319cm" svg:y="-2.677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22.045cm" svg:y="-2.69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22.478cm" svg:y="-2.67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478cm" svg:height="0.457cm" svg:x="20.815cm" svg:y="-2.704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21.336cm" svg:y="-2.704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22.06cm" svg:y="-2.719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22.495cm" svg:y="-2.704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478cm" svg:height="0.457cm" svg:x="20.831cm" svg:y="-2.677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21.353cm" svg:y="-2.677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22.077cm" svg:y="-2.69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22.512cm" svg:y="-2.677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157cm" svg:height="0.668cm" svg:x="22.879cm" svg:y="-2.723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8" draw:text-style-name="P1" draw:layer="layout" svg:width="18.288cm" svg:height="4.848cm" svg:x="9.398cm" svg:y="-1.5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i, \mathcal{K},SQN, \pmb{\kappa,p,p' \leftarrow s \in S}$ \textbf{where} $\pmb{s_p = PMSI \vee s_{p'} = PMSI}$§svg§600§TRUE§</svg:desc>
          <draw:polygon draw:style-name="gr4" draw:layer="layout" svg:width="18.068cm" svg:height="0.711cm" svg:x="9.549cm" svg:y="-0.871cm" svg:viewBox="0 0 18069 712" draw:points="9034,712 0,712 0,0 18069,0 18069,712">
            <text:p/>
          </draw:polygon>
          <draw:path draw:style-name="gr3" draw:layer="layout" svg:width="0.178cm" svg:height="0.449cm" svg:x="9.568cm" svg:y="-0.793cm" svg:viewBox="0 0 179 450" svg:d="M173 25c0-14-10-25-27-25s-36 17-36 36c0 11 10 23 27 23 15 0 36-15 36-34zM122 275c7-19 7-21 13-38 6-13 9-22 9-36 0-30-21-55-55-55-64 0-89 97-89 105 0 5 8 5 8 5 7 0 7-2 11-11 19-63 46-84 68-84 6 0 18 0 18 21 0 15-6 29-8 36-6 17-36 95-48 124-5 17-15 40-15 53 0 32 23 55 55 55 65 0 90-97 90-102 0-8-6-8-8-8-8 0-8 2-11 13-12 42-35 82-69 82-11 0-17-6-17-21 0-17 6-27 21-68z">
            <text:p/>
          </draw:path>
          <draw:path draw:style-name="gr3" draw:layer="layout" svg:width="0.079cm" svg:height="0.2cm" svg:x="9.836cm" svg:y="-0.4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cm" svg:height="0.487cm" svg:x="10.094cm" svg:y="-0.822cm" svg:viewBox="0 0 471 488" svg:d="M112 46c-8 146-68 322-108 427-4 7-4 9-4 9 0 6 6 6 8 6 11 0 36-13 45-27 4-3 91-224 110-393 4-26 6-55 6-57 0-9 0-11-7-11-8 0-27 9-40 17-33 15-57 29-57 40 0 4 3 4 7 4 6 0 8 0 40-15zM467 387c0 0 0-5-7-5-4 0-12 0-21 7-8 6-10 8-13 19-18 50-84 50-84 50-66 0-160-209-160-270 0-11 2-17 25-42 49-49 169-118 200-118 15 0 24 12 24 29 0 4-2 8-2 11 0 4 2 8 8 8 2 0 34-4 34-36 0-23-13-40-38-40-45 0-139 53-192 91-28 21-100 72-100 114 0 57 68 201 117 251 23 23 36 32 57 32 52 0 107-28 132-61 19-21 20-38 20-40z">
            <text:p/>
          </draw:path>
          <draw:path draw:style-name="gr3" draw:layer="layout" svg:width="0.079cm" svg:height="0.2cm" svg:x="10.649cm" svg:y="-0.4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96cm" svg:height="0.487cm" svg:x="10.921cm" svg:y="-0.822cm" svg:viewBox="0 0 397 488" svg:d="M397 8c0-4 0-8-6-8-3 0-5 0-13 9l-32 38c-17-30-52-47-95-47-86 0-167 78-167 158 0 55 36 85 70 95l72 19c25 5 61 17 61 72 0 59-53 123-120 123-43 0-118-15-118-99 0-15 4-32 4-36 2-2 2-3 2-3 0-8-6-8-7-8-4 0-6 0-8 2s-40 156-40 157c0 4 4 8 8 8 3 0 3-2 11-11l34-38c29 40 74 49 112 49 91 0 171-89 171-173 0-47-22-70-32-78-17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11.365cm" svg:y="-0.822cm" svg:viewBox="0 0 464 602" svg:d="M260 467c105-38 204-157 204-287 0-108-73-180-171-180-145 0-293 152-293 308 0 112 76 178 171 178 17 0 40-2 67-9-2 41-2 43-2 51 0 21 0 74 55 74 80 0 112-123 112-129s-6-8-8-8c-5 0-7 4-7 8-17 47-56 64-80 64-31 0-40-19-48-70zM135 463c-53-21-76-74-76-134 0-46 17-141 68-213 50-69 112-99 162-99 66 0 116 51 116 143 0 66-34 222-147 284-3-22-11-72-60-72-35 0-69 34-69 69 0 13 6 20 6 22zM175 471c-8 0-31 0-31-30 0-27 27-54 54-54 28 0 41 17 41 57 0 10 0 12-7 14-17 7-38 13-57 13z">
            <text:p/>
          </draw:path>
          <draw:path draw:style-name="gr3" draw:layer="layout" svg:width="0.563cm" svg:height="0.457cm" svg:x="11.886cm" svg:y="-0.808cm" svg:viewBox="0 0 564 458" svg:d="M481 70c5-26 19-47 72-49 4 0 11 0 11-13 0 0 0-8-9-8-21 0-46 2-67 2-23 0-47-2-68-2-4 0-13 0-13 13 0 8 7 8 13 8 38 0 46 15 46 28 0 4-2 14-2 16l-76 298-149-350c-5-13-5-13-20-13h-90c-13 0-21 0-21 13 0 8 8 8 19 8 4 0 46 0 46 6l-89 360c-6 27-18 48-73 50-3 0-11 0-11 13 0 6 4 8 10 8 20 0 43-2 66-2s47 2 68 2c4 0 14 0 14-14 0-7-8-7-15-7-38-2-44-15-44-29 0-5 2-9 4-17l87-353c4 4 4 6 6 11l167 395c6 12 7 14 13 14 8 0 8-2 10-14z">
            <text:p/>
          </draw:path>
          <draw:path draw:style-name="gr3" draw:layer="layout" svg:width="0.079cm" svg:height="0.2cm" svg:x="12.486cm" svg:y="-0.4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cm" svg:height="0.303cm" svg:x="12.733cm" svg:y="-0.647cm" svg:viewBox="0 0 331 304" svg:d="M2 272c-2 7-2 9-2 15 0 11 10 17 19 17 21 0 25-15 30-38 6-23 2-12 31-124 57 2 116 14 116 57 0 6 0 8-2 16-2 9-4 17-4 22 0 40 29 67 63 67 21 0 38-12 51-34 17-29 27-69 27-69 0-7-8-7-10-7-6 0-7 3-9 13-12 46-27 82-57 82-16 0-23-8-23-33 0-9 4-24 6-36 1-7 3-15 3-23 0-62-93-68-131-68 23-13 44-30 63-45 30-27 49-44 78-56-2 4-4 12-4 16 0 7 4 22 25 22s36-19 36-36c0-5-2-22-27-22-40 0-80 34-110 58-46 38-61 48-85 57 1-7 9-41 13-53 4-17 11-49 11-51 0-11-7-19-19-19-2 0-21 0-26 25z">
            <text:p/>
          </draw:path>
          <draw:path draw:style-name="gr3" draw:layer="layout" svg:width="0.079cm" svg:height="0.2cm" svg:x="13.136cm" svg:y="-0.4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3.355cm" svg:y="-0.647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13.767cm" svg:y="-0.423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3.986cm" svg:y="-0.647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4.364cm" svg:y="-0.856cm" svg:viewBox="0 0 120 243" svg:d="M116 42c4-10 4-14 4-15 0-16-14-27-29-27-19 0-23 15-26 23l-63 203c0 2-2 8-2 8 0 5 15 9 19 9s4 0 8-8z">
            <text:p/>
          </draw:path>
          <draw:path draw:style-name="gr3" draw:layer="layout" svg:width="0.594cm" svg:height="0.348cm" svg:x="14.751cm" svg:y="-0.693cm" svg:viewBox="0 0 595 349" svg:d="M570 188c13 0 25 0 25-13 0-14-12-14-25-14h-498c38-28 55-55 61-64 30-46 36-88 36-89 0-8-8-8-13-8-12 0-13 2-15 13-16 67-55 122-131 154-8 2-10 4-10 8 0 5 4 5 10 9 70 29 115 82 131 156 2 8 3 9 15 9 5 0 13 0 13-7 0 0-6-44-34-88-13-20-32-43-63-66z">
            <text:p/>
          </draw:path>
          <draw:path draw:style-name="gr3" draw:layer="layout" svg:width="0.246cm" svg:height="0.303cm" svg:x="15.599cm" svg:y="-0.647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4-42-21-50-19-19-38-22-68-28-23-6-50-10-50-40 0-21 15-61 74-61 17 0 52 4 61 31z">
            <text:p/>
          </draw:path>
          <draw:path draw:style-name="gr3" draw:layer="layout" svg:width="0.335cm" svg:height="0.388cm" svg:x="16.117cm" svg:y="-0.712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396cm" svg:height="0.487cm" svg:x="16.725cm" svg:y="-0.822cm" svg:viewBox="0 0 397 488" svg:d="M397 8c0-4 0-8-6-8-3 0-5 0-13 9l-32 38c-17-30-52-47-95-47-86 0-167 78-167 158 0 55 36 85 70 95l72 19c25 5 63 17 63 72 0 59-55 123-122 123-44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3cm" svg:height="0.303cm" svg:x="12.747cm" svg:y="-0.666cm" svg:viewBox="0 0 331 304" svg:d="M2 272c-2 7-2 9-2 15 0 11 10 17 19 17 21 0 25-15 30-38 6-23 2-12 31-124 57 2 116 14 116 57 0 6 0 8-2 16-2 9-4 17-4 22 0 40 29 67 63 67 21 0 38-12 51-34 17-29 27-69 27-69 0-7-8-7-10-7-6 0-7 3-9 13-12 46-27 82-57 82-16 0-23-8-23-33 0-9 4-24 6-36 1-7 3-15 3-23 0-62-93-68-131-68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layer="layout" svg:width="0.079cm" svg:height="0.2cm" svg:x="13.151cm" svg:y="-0.442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49cm" svg:height="0.426cm" svg:x="13.368cm" svg:y="-0.666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4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13.782cm" svg:y="-0.44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3.999cm" svg:y="-0.666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9 7 6 0 6 0 12-15 11-48 24-80 47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4.379cm" svg:y="-0.873cm" svg:viewBox="0 0 120 243" svg:d="M114 42c4-10 6-14 6-15 0-16-14-27-29-27-19 0-25 15-26 23l-63 203c0 2-2 8-2 8 0 5 15 9 19 9 2 0 4 0 6-8z">
            <text:p/>
          </draw:path>
          <draw:path draw:style-name="gr3" draw:layer="layout" svg:width="0.594cm" svg:height="0.348cm" svg:x="14.766cm" svg:y="-0.712cm" svg:viewBox="0 0 595 349" svg:d="M570 188c13 0 25 0 25-13 0-14-12-14-25-14h-498c38-28 55-55 61-64 30-46 36-88 36-89 0-8-8-8-13-8-12 0-14 2-15 13-16 67-55 122-131 154-8 2-10 4-10 8 0 5 4 5 10 9 70 29 115 82 131 156 1 8 3 9 15 9 5 0 13 0 13-7 0 0-6-44-34-88-13-20-32-43-63-66z">
            <text:p/>
          </draw:path>
          <draw:path draw:style-name="gr3" draw:layer="layout" svg:width="0.246cm" svg:height="0.303cm" svg:x="15.614cm" svg:y="-0.666cm" svg:viewBox="0 0 247 304" svg:d="M228 46c-19 0-32 15-32 30 0 9 5 19 21 19 15 0 30-11 30-38 0-29-29-57-80-57-89 0-114 68-114 99 0 51 52 62 71 66 34 6 70 14 70 51 0 18-17 73-97 73-10 0-61 0-76-35 25 2 42-17 42-36 0-15-12-22-25-22-17 0-38 13-38 43 0 38 38 65 97 65 108 0 135-82 135-110 0-25-14-42-21-50-19-19-38-22-68-28-23-6-50-10-50-40 0-21 15-61 74-61 17 0 52 4 61 31z">
            <text:p/>
          </draw:path>
          <draw:path draw:style-name="gr3" draw:layer="layout" svg:width="0.335cm" svg:height="0.388cm" svg:x="16.132cm" svg:y="-0.73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396cm" svg:height="0.487cm" svg:x="16.74cm" svg:y="-0.841cm" svg:viewBox="0 0 397 488" svg:d="M397 8c0-4 0-8-6-8-3 0-5 0-13 9l-32 38c-17-30-51-47-95-47-86 0-165 78-165 158 0 55 34 85 68 95l72 19c25 5 63 17 63 72 0 59-55 123-122 123-43 0-118-15-118-99 0-15 4-32 4-36 2-2 2-3 2-3 0-8-4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3cm" svg:height="0.303cm" svg:x="12.762cm" svg:y="-0.647cm" svg:viewBox="0 0 331 304" svg:d="M2 272c-2 7-2 9-2 15 0 11 10 17 19 17 21 0 25-15 30-38 6-23 2-12 31-124 57 2 116 14 116 57 0 6 0 8-2 16-2 9-4 17-4 22 0 40 29 67 63 67 21 0 38-12 51-34 17-29 27-69 27-69 0-7-8-7-10-7-6 0-7 3-9 13-12 46-27 82-57 82-16 0-23-8-23-33 0-9 4-24 6-36 1-7 3-15 3-23 0-62-93-68-131-68 23-13 44-30 63-45 30-27 49-44 76-56 0 4-2 12-2 16 0 7 4 22 25 22s36-19 36-36c0-5-2-22-27-22-40 0-80 34-110 58-46 38-61 48-85 57 1-7 9-41 13-53 4-17 11-49 11-51 0-11-7-19-19-19-2 0-21 0-26 25z">
            <text:p/>
          </draw:path>
          <draw:path draw:style-name="gr3" draw:layer="layout" svg:width="0.079cm" svg:height="0.2cm" svg:x="13.167cm" svg:y="-0.4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3.383cm" svg:y="-0.647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2-15 11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079cm" svg:height="0.2cm" svg:x="13.797cm" svg:y="-0.423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49cm" svg:height="0.426cm" svg:x="14.014cm" svg:y="-0.647cm" svg:viewBox="0 0 350 427" svg:d="M51 378c-5 23-5 28-36 28-7 0-15 0-15 12 0 5 4 9 10 9 17 0 36-4 55-4 22 0 45 4 66 4 4 0 13 0 13-15 0-6-7-6-17-6-34 0-34-5-34-11 0-8 29-118 34-135 8 21 27 44 61 44 78 0 162-99 162-198 0-62-38-106-90-106-32 0-64 25-87 49-6-36-36-49-61-49-30 0-44 27-49 38-12 23-21 63-21 65 0 7 7 7 7 7 8 0 8 0 12-15 13-48 26-80 49-80 12 0 21 6 21 31 0 15-2 22-4 34zM169 87c6-19 23-38 36-47 23-21 42-25 53-25 29 0 44 23 44 63s-23 116-34 142c-23 48-55 69-80 69-44 0-53-55-53-59 0-2 0-4 2-12z">
            <text:p/>
          </draw:path>
          <draw:path draw:style-name="gr3" draw:layer="layout" svg:width="0.119cm" svg:height="0.242cm" svg:x="14.392cm" svg:y="-0.856cm" svg:viewBox="0 0 120 243" svg:d="M116 42c2-10 4-14 4-15 0-16-14-27-29-27-19 0-25 15-26 23l-63 203c0 2-2 8-2 8 0 5 15 9 19 9s4 0 8-8z">
            <text:p/>
          </draw:path>
          <draw:path draw:style-name="gr3" draw:layer="layout" svg:width="0.594cm" svg:height="0.348cm" svg:x="14.782cm" svg:y="-0.693cm" svg:viewBox="0 0 595 349" svg:d="M570 188c13 0 25 0 25-13 0-14-12-14-25-14h-498c38-28 55-55 61-64 30-46 36-88 36-89 0-8-8-8-13-8-12 0-14 2-15 13-16 67-55 122-131 154-8 2-10 4-10 8 0 5 4 5 10 9 70 29 115 82 131 156 1 8 3 9 15 9 5 0 13 0 13-7 0 0-6-44-34-88-13-20-32-43-63-66z">
            <text:p/>
          </draw:path>
          <draw:path draw:style-name="gr3" draw:layer="layout" svg:width="0.246cm" svg:height="0.303cm" svg:x="15.629cm" svg:y="-0.647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3-42-21-50-19-19-38-22-68-28-23-6-52-10-52-40 0-21 17-61 76-61 17 0 52 4 61 31z">
            <text:p/>
          </draw:path>
          <draw:path draw:style-name="gr3" draw:layer="layout" svg:width="0.335cm" svg:height="0.388cm" svg:x="16.148cm" svg:y="-0.712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layer="layout" svg:width="0.396cm" svg:height="0.487cm" svg:x="16.756cm" svg:y="-0.822cm" svg:viewBox="0 0 397 488" svg:d="M397 8c0-4 0-8-6-8-3 0-5 0-13 9l-32 38c-17-30-52-47-95-47-86 0-167 78-167 158 0 55 36 85 70 95l72 19c25 5 63 17 63 72 0 59-55 123-122 123-43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522cm" svg:height="0.299cm" svg:x="17.419cm" svg:y="-0.649cm" svg:viewBox="0 0 523 300" svg:d="M477 46c4-10 6-14 46-14v-32c-16 2-37 2-52 2-19 0-49-2-64-2v32c5 0 40 0 40 8 0 2-2 6-4 7l-71 173-76-188h38v-32c-22 0-57 2-77 2-27 0-56-2-67-2v32h40c13 33 13 34 13 34 0 4-2 8-2 10l-53 129-70-173h38v-32c-29 2-55 2-84 2-19 0-49-2-72-2v32h40l103 251c3 11 7 17 22 17 17 0 21-6 25-17l72-175 71 175c3 11 7 17 24 17 15 0 19-6 23-17z">
            <text:p/>
          </draw:path>
          <draw:path draw:style-name="gr3" draw:layer="layout" svg:width="0.381cm" svg:height="0.464cm" svg:x="17.985cm" svg:y="-0.814cm" svg:viewBox="0 0 382 465" svg:d="M46 433h-46v32c19 0 59-2 84-2 26 0 66 2 85 2v-32h-45v-139c0-74 57-106 98-106 23 0 38 13 38 65v180h-47v32c19 0 59-2 85-2 27 0 65 2 84 2v-32h-46v-173c0-70-36-97-102-97-65 0-99 40-114 67v-230l-120 6v30c42 0 46 0 46 27z">
            <text:p/>
          </draw:path>
          <draw:path draw:style-name="gr3" draw:layer="layout" svg:width="0.309cm" svg:height="0.307cm" svg:x="18.401cm" svg:y="-0.655cm" svg:viewBox="0 0 310 308" svg:d="M289 158c15 0 21 0 21-17 0-21-4-71-36-105-25-25-61-36-109-36-106 0-165 68-165 154 0 89 66 154 175 154 106 0 135-71 135-82 0-13-12-13-15-13-12 0-14 3-18 15-13 32-53 53-96 53-94 0-95-89-95-123zM86 135c1-25 1-53 17-76 17-27 43-34 62-34 80 0 80 87 82 110z">
            <text:p/>
          </draw:path>
          <draw:path draw:style-name="gr3" draw:layer="layout" svg:width="0.271cm" svg:height="0.301cm" svg:x="18.754cm" svg:y="-0.653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layer="layout" svg:width="0.309cm" svg:height="0.307cm" svg:x="19.066cm" svg:y="-0.655cm" svg:viewBox="0 0 310 308" svg:d="M289 158c15 0 21 0 21-17 0-21-4-71-36-105-27-25-61-36-109-36-106 0-165 68-165 154 0 89 66 154 175 154 106 0 135-71 135-82 0-13-12-13-15-13-12 0-14 3-18 15-13 32-53 53-96 53-94 0-95-89-95-123zM86 135c1-25 1-53 17-76 17-27 43-34 62-34 80 0 80 87 82 110z">
            <text:p/>
          </draw:path>
          <draw:path draw:style-name="gr3" draw:layer="layout" svg:width="0.246cm" svg:height="0.303cm" svg:x="19.623cm" svg:y="-0.647cm" svg:viewBox="0 0 247 304" svg:d="M228 46c-19 0-32 15-32 30 0 9 5 19 21 19 15 0 30-11 30-38 0-29-29-57-80-57-89 0-114 68-114 99 0 51 52 62 71 66 34 6 70 14 70 51 0 18-17 73-97 73-10 0-61 0-76-35 25 2 42-17 42-36 0-15-12-22-25-22-17 0-38 13-38 43 0 38 38 65 97 65 108 0 135-82 135-110 0-25-14-42-21-50-19-19-38-22-68-28-23-6-52-10-52-40 0-21 17-61 76-61 17 0 52 4 61 31z">
            <text:p/>
          </draw:path>
          <draw:path draw:style-name="gr3" draw:layer="layout" svg:width="0.261cm" svg:height="0.297cm" svg:x="19.9cm" svg:y="-0.45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5-29 15-52 34-52 11 0 15 10 15 23 0 6-2 11-2 13zM125 57c27-36 50-44 65-44 19 0 34 14 34 46 0 19-9 66-23 95-13 23-36 45-58 45-35 0-42-36-42-41 0-2 0-6 0-8z">
            <text:p/>
          </draw:path>
          <draw:path draw:style-name="gr3" draw:layer="layout" svg:width="0.446cm" svg:height="0.157cm" svg:x="20.432cm" svg:y="-0.5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478cm" svg:height="0.457cm" svg:x="21.124cm" svg:y="-0.808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21.646cm" svg:y="-0.808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4-43-29 0-5 0-9 2-17l91-364 59 415c0 8 2 16 9 16 8 0 12-8 15-12l270-425-95 385c-7 25-7 31-61 31-11 0-19 0-19 13 0 8 8 8 10 8 19 0 65-2 84-2 26 0 56 2 83 2 4 0 13 0 13-14 0-7-5-7-19-7-24 0-43 0-43-12 0-3 0-3 4-17z">
            <text:p/>
          </draw:path>
          <draw:path draw:style-name="gr3" draw:layer="layout" svg:width="0.396cm" svg:height="0.487cm" svg:x="22.37cm" svg:y="-0.822cm" svg:viewBox="0 0 397 488" svg:d="M397 8c0-4 0-8-6-8-3 0-5 0-13 9l-32 38c-17-30-52-47-95-47-86 0-167 78-167 158 0 55 36 85 70 95l72 19c25 5 63 17 63 72 0 59-55 123-122 123-43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2.805cm" svg:y="-0.80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layer="layout" svg:width="0.371cm" svg:height="0.415cm" svg:x="23.313cm" svg:y="-0.751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layer="layout" svg:width="0.246cm" svg:height="0.303cm" svg:x="23.902cm" svg:y="-0.647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4-42-21-50-19-19-38-22-68-28-23-6-50-10-50-40 0-21 15-61 74-61 17 0 52 4 61 31z">
            <text:p/>
          </draw:path>
          <draw:path draw:style-name="gr3" draw:layer="layout" svg:width="0.261cm" svg:height="0.297cm" svg:x="24.179cm" svg:y="-0.45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4.485cm" svg:y="-0.571cm" svg:viewBox="0 0 95 177" svg:d="M91 32c0 0 4-7 4-13 0-11-11-19-21-19-15 0-19 11-21 15l-51 146c-2 4-2 6-2 6 0 6 15 10 15 10 2 0 4-2 6-6z">
            <text:p/>
          </draw:path>
          <draw:path draw:style-name="gr3" draw:layer="layout" svg:width="0.446cm" svg:height="0.157cm" svg:x="24.891cm" svg:y="-0.5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478cm" svg:height="0.457cm" svg:x="25.583cm" svg:y="-0.80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26.106cm" svg:y="-0.80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26.829cm" svg:y="-0.822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7.265cm" svg:y="-0.80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layer="layout" svg:width="0.246cm" svg:height="0.303cm" svg:x="19.638cm" svg:y="-0.666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9.915cm" svg:y="-0.47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5-29 15-52 34-52 11 0 15 10 15 23 0 6-2 11-2 13zM125 57c27-36 50-44 65-44 19 0 34 14 34 46 0 19-9 66-23 95-13 23-36 45-58 45-35 0-42-36-42-41 0-2 0-6 0-8z">
            <text:p/>
          </draw:path>
          <draw:path draw:style-name="gr3" draw:layer="layout" svg:width="0.446cm" svg:height="0.157cm" svg:x="20.447cm" svg:y="-0.61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478cm" svg:height="0.457cm" svg:x="21.139cm" svg:y="-0.826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6-7-19-7-25 0-44 0-44-12 0-3 2-7 2-11zM224 46c6-23 8-25 36-25h65c55 0 91 17 91 64 0 27-13 84-40 109-32 30-72 34-102 34h-95z">
            <text:p/>
          </draw:path>
          <draw:path draw:style-name="gr3" draw:layer="layout" svg:width="0.67cm" svg:height="0.457cm" svg:x="21.66cm" svg:y="-0.826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4-43-29 0-5 0-9 2-17l91-364 59 415c0 8 2 16 9 16 8 0 12-8 15-12l270-425-95 385c-7 25-7 31-61 31-11 0-19 0-19 13 0 8 8 8 10 8 19 0 65-2 84-2 26 0 56 2 83 2 4 0 13 0 13-14 0-7-5-7-19-7-24 0-43 0-43-12 0-3 0-3 4-17z">
            <text:p/>
          </draw:path>
          <draw:path draw:style-name="gr3" draw:layer="layout" svg:width="0.396cm" svg:height="0.487cm" svg:x="22.385cm" svg:y="-0.841cm" svg:viewBox="0 0 397 488" svg:d="M397 8c0-4 0-8-6-8-3 0-5 0-13 9l-32 38c-17-30-52-47-95-47-86 0-167 78-167 158 0 55 36 85 70 95l72 19c25 5 63 17 63 72 0 59-55 123-122 123-43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2.82cm" svg:y="-0.82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2 0-3 2-9 4-15z">
            <text:p/>
          </draw:path>
          <draw:path draw:style-name="gr3" draw:layer="layout" svg:width="0.371cm" svg:height="0.415cm" svg:x="23.328cm" svg:y="-0.769cm" svg:viewBox="0 0 372 416" svg:d="M369 27c3-8 3-10 3-14 0-7-5-13-13-13-6 0-9 4-15 15l-158 355-157-357c-6-11-10-13-16-13-7 0-13 6-13 13 0 2 0 2 4 12l167 376c6 11 9 15 15 15 10 0 12-6 15-15z">
            <text:p/>
          </draw:path>
          <draw:path draw:style-name="gr3" draw:layer="layout" svg:width="0.246cm" svg:height="0.303cm" svg:x="23.917cm" svg:y="-0.666cm" svg:viewBox="0 0 247 304" svg:d="M228 46c-19 0-32 15-32 30 0 9 5 19 21 19 15 0 30-11 30-38 0-29-29-57-80-57-89 0-114 68-114 99 0 51 52 62 71 66 34 6 70 14 70 51 0 18-17 73-97 73-10 0-61 0-76-35 25 2 42-17 42-36 0-15-12-22-25-22-17 0-38 13-38 43 0 38 38 65 97 65 108 0 135-82 135-110 0-25-14-42-21-50-19-19-38-22-68-28-23-6-50-10-50-40 0-21 15-61 74-61 17 0 52 4 61 31z">
            <text:p/>
          </draw:path>
          <draw:path draw:style-name="gr3" draw:layer="layout" svg:width="0.261cm" svg:height="0.297cm" svg:x="24.194cm" svg:y="-0.476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9 11-36 25-10 17-17 43-17 47 0 6 5 6 7 6 8 0 8-2 12-13 5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4.5cm" svg:y="-0.59cm" svg:viewBox="0 0 95 177" svg:d="M91 32c0 0 4-7 4-13 0-11-11-19-21-19-15 0-19 11-21 15l-51 146c-2 4-2 6-2 6 0 6 15 10 15 10 2 0 4-2 6-6z">
            <text:p/>
          </draw:path>
          <draw:path draw:style-name="gr3" draw:layer="layout" svg:width="0.446cm" svg:height="0.157cm" svg:x="24.907cm" svg:y="-0.61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478cm" svg:height="0.457cm" svg:x="25.598cm" svg:y="-0.826cm" svg:viewBox="0 0 479 458" svg:d="M177 247h114c95 0 188-70 188-146 0-52-44-101-133-101h-217c-13 0-19 0-19 13 0 8 6 8 19 8 8 0 21 0 29 2 11 0 15 2 15 9 0 4-2 6-4 14l-89 360c-8 25-8 31-61 31-11 0-19 0-19 13 0 8 8 8 10 8 19 0 66-2 85-2 15 0 28 0 44 0 13 0 28 2 43 2 4 0 14 0 14-14 0-7-6-7-19-7-25 0-44 0-44-12 0-3 2-7 2-11zM224 46c6-23 8-25 36-25h65c55 0 91 17 91 64 0 27-13 84-40 109-32 30-72 34-102 34h-95z">
            <text:p/>
          </draw:path>
          <draw:path draw:style-name="gr3" draw:layer="layout" svg:width="0.67cm" svg:height="0.457cm" svg:x="26.119cm" svg:y="-0.826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6 2 83 2 4 0 13 0 13-14 0-7-5-7-19-7-24 0-43 0-43-12 0-3 0-3 4-17z">
            <text:p/>
          </draw:path>
          <draw:path draw:style-name="gr3" draw:layer="layout" svg:width="0.396cm" svg:height="0.487cm" svg:x="26.845cm" svg:y="-0.841cm" svg:viewBox="0 0 397 488" svg:d="M397 8c0-4 0-8-6-8-3 0-5 0-13 9l-32 38c-17-30-52-47-95-47-86 0-167 78-167 158 0 55 36 85 70 95l72 19c25 5 63 17 63 72 0 59-55 123-122 123-44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7.278cm" svg:y="-0.826cm" svg:viewBox="0 0 312 458" svg:d="M228 51c6-24 8-30 61-30 17 0 23 0 23-13 0-8-8-8-12-8-19 0-68 2-87 2-21 0-70-2-89-2-6 0-14 0-14 13 0 8 6 8 19 8 27 0 46 0 46 13 0 2 0 4-2 10l-89 362c-8 25-10 31-63 31-15 0-21 0-21 13 0 8 8 8 10 8 20 0 68-2 89-2 19 0 68 2 89 2 6 0 13 0 13-14 0-7-5-7-20-7-12 0-16 0-29-2-13 0-17-4-17-12 0-3 2-9 4-15z">
            <text:p/>
          </draw:path>
          <draw:path draw:style-name="gr3" draw:layer="layout" svg:width="0.246cm" svg:height="0.303cm" svg:x="19.653cm" svg:y="-0.647cm" svg:viewBox="0 0 247 304" svg:d="M228 46c-19 0-32 15-32 30 0 9 5 19 21 19 15 0 30-11 30-38 0-29-28-57-80-57-89 0-114 68-114 99 0 51 52 62 71 66 34 6 70 14 70 51 0 18-17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9.931cm" svg:y="-0.45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9 11-36 25-10 17-17 43-17 47 0 6 5 6 7 6 8 0 8-2 12-13 5-29 15-52 34-52 11 0 15 10 15 23 0 6-2 11-2 13zM125 57c27-36 50-44 65-44 19 0 34 14 34 46 0 19-9 66-23 95-13 23-36 45-58 45-35 0-42-36-42-41 0-2 0-6 0-8z">
            <text:p/>
          </draw:path>
          <draw:path draw:style-name="gr3" draw:layer="layout" svg:width="0.446cm" svg:height="0.157cm" svg:x="20.463cm" svg:y="-0.5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478cm" svg:height="0.457cm" svg:x="21.154cm" svg:y="-0.80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21.675cm" svg:y="-0.808cm" svg:viewBox="0 0 671 458" svg:d="M593 51c5-24 5-30 57-30 15 0 21 0 21-13 0-8-6-8-17-8h-90c-17 0-17 0-26 13l-243 382-54-380c-2-15-4-15-21-15h-91c-13 0-21 0-21 13 0 8 8 8 21 8 8 0 21 0 29 2 9 0 15 2 15 9 0 4-2 6-4 14l-85 341c-6 27-18 48-73 50-2 0-11 0-11 13 0 6 4 8 10 8 20 0 45-2 66-2 23 0 47 2 68 2 4 0 14 0 14-14 0-7-8-7-14-7-38 0-43-14-43-29 0-5 0-9 2-17l91-364 59 415c0 8 2 16 9 16 8 0 12-8 15-12l270-425-95 385c-7 25-7 31-61 31-11 0-19 0-19 13 0 8 8 8 10 8 19 0 65-2 84-2 26 0 56 2 83 2 4 0 13 0 13-14 0-7-5-7-19-7-24 0-43 0-43-12 0-3 0-3 4-17z">
            <text:p/>
          </draw:path>
          <draw:path draw:style-name="gr3" draw:layer="layout" svg:width="0.396cm" svg:height="0.487cm" svg:x="22.401cm" svg:y="-0.822cm" svg:viewBox="0 0 397 488" svg:d="M397 8c0-4 0-8-6-8-3 0-5 0-13 9l-32 38c-17-30-52-47-95-47-86 0-167 78-167 158 0 55 36 85 70 95l72 19c25 5 63 17 63 72 0 59-55 123-122 123-43 0-118-15-118-99 0-15 4-32 4-36 2-2 2-3 2-3 0-8-6-8-7-8-4 0-6 0-8 2s-40 156-40 157c0 4 4 8 8 8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2.834cm" svg:y="-0.80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layer="layout" svg:width="0.371cm" svg:height="0.415cm" svg:x="23.341cm" svg:y="-0.751cm" svg:viewBox="0 0 372 416" svg:d="M369 27c3-8 3-10 3-14 0-7-5-13-13-13-6 0-9 4-15 15l-158 355-157-357c-6-11-10-13-16-13-7 0-13 6-13 13 0 2 0 2 4 12l167 376c6 11 10 15 15 15 10 0 12-6 15-15z">
            <text:p/>
          </draw:path>
          <draw:path draw:style-name="gr3" draw:layer="layout" svg:width="0.246cm" svg:height="0.303cm" svg:x="23.932cm" svg:y="-0.647cm" svg:viewBox="0 0 247 304" svg:d="M228 46c-19 0-32 15-32 30 0 9 5 19 21 19 15 0 30-11 30-38 0-29-28-57-80-57-89 0-114 68-114 99 0 51 52 62 71 66 34 6 70 14 70 51 0 18-15 73-97 73-10 0-61 0-76-35 25 2 42-17 42-36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4.207cm" svg:y="-0.457cm" svg:viewBox="0 0 262 298" svg:d="M36 264c-4 13-4 17-23 17-7 0-13 0-13 11 0 4 4 6 6 6 13 0 28-2 42-2 15 0 34 2 49 2 4 0 9-2 9-9 0-8-7-8-13-8-9 0-23 0-23-6 0-2 4-13 6-21 6-24 11-51 17-70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4.513cm" svg:y="-0.571cm" svg:viewBox="0 0 95 177" svg:d="M91 32c0 0 4-7 4-13 0-11-11-19-21-19-15 0-19 11-21 15l-51 146c-2 4-2 6-2 6 0 6 15 10 15 10 2 0 4-2 6-6z">
            <text:p/>
          </draw:path>
          <draw:path draw:style-name="gr3" draw:layer="layout" svg:width="0.446cm" svg:height="0.157cm" svg:x="24.92cm" svg:y="-0.59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478cm" svg:height="0.457cm" svg:x="25.613cm" svg:y="-0.808cm" svg:viewBox="0 0 479 458" svg:d="M177 247h114c95 0 188-70 188-146 0-52-44-101-133-101h-217c-13 0-19 0-19 13 0 8 6 8 19 8 8 0 21 0 29 2 11 0 15 2 15 9 0 4-2 6-4 14l-89 360c-8 25-8 31-61 31-11 0-19 0-19 13 0 8 8 8 10 8 19 0 66-2 85-2 15 0 29 0 44 0 13 0 28 2 43 2 4 0 14 0 14-14 0-7-8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26.134cm" svg:y="-0.808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26.86cm" svg:y="-0.822cm" svg:viewBox="0 0 397 488" svg:d="M397 8c0-4 0-8-6-8-3 0-5 0-13 9l-32 38c-17-30-51-47-95-47-86 0-167 78-167 158 0 55 36 85 70 95l72 19c25 5 63 17 63 72 0 59-55 123-122 123-44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7.293cm" svg:y="-0.808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</draw:g>
        <draw:g>
          <svg:title>TexMaths</svg:title>
          <svg:desc>19§latex§\pmb{update $PMSI \leftarrow P_{new}$}§svg§600§TRUE§</svg:desc>
          <draw:polygon draw:style-name="gr4" draw:layer="layout" svg:width="6.742cm" svg:height="0.619cm" svg:x="1.026cm" svg:y="-3.703cm" svg:viewBox="0 0 6743 620" draw:points="3372,620 0,620 0,0 6743,0 6743,620">
            <text:p/>
          </draw:polygon>
          <draw:path draw:style-name="gr3" draw:layer="layout" svg:width="0.337cm" svg:height="0.303cm" svg:x="1.047cm" svg:y="-3.5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414cm" svg:y="-3.51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layer="layout" svg:width="0.33cm" svg:height="0.472cm" svg:x="1.807cm" svg:y="-3.679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layer="layout" svg:width="0.303cm" svg:height="0.307cm" svg:x="2.181cm" svg:y="-3.51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2.498cm" svg:y="-3.626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259cm" svg:height="0.307cm" svg:x="2.763cm" svg:y="-3.5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478cm" svg:height="0.457cm" svg:x="3.289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3.811cm" svg:y="-3.671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4.535cm" svg:y="-3.686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4.97cm" svg:y="-3.671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594cm" svg:height="0.349cm" svg:x="5.516cm" svg:y="-3.55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478cm" svg:height="0.457cm" svg:x="6.355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777cm" svg:y="-3.32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115cm" svg:y="-3.32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7.359cm" svg:y="-3.321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337cm" svg:height="0.303cm" svg:x="1.064cm" svg:y="-3.53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431cm" svg:y="-3.536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layer="layout" svg:width="0.33cm" svg:height="0.472cm" svg:x="1.824cm" svg:y="-3.705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layer="layout" svg:width="0.303cm" svg:height="0.307cm" svg:x="2.198cm" svg:y="-3.54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2.516cm" svg:y="-3.652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259cm" svg:height="0.307cm" svg:x="2.78cm" svg:y="-3.54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478cm" svg:height="0.457cm" svg:x="3.306cm" svg:y="-3.69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3.828cm" svg:y="-3.698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4.552cm" svg:y="-3.713cm" svg:viewBox="0 0 397 488" svg:d="M397 8c0-4 0-8-6-8-3 0-5 0-13 10l-32 38c-17-31-52-48-95-48-86 0-166 78-166 158 0 55 35 85 69 95l72 19c25 5 63 17 63 72 0 59-55 124-122 124-44 0-118-16-118-99 0-15 4-33 4-36 2-2 2-4 2-4 0-8-4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4.987cm" svg:y="-3.698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594cm" svg:height="0.349cm" svg:x="5.533cm" svg:y="-3.582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478cm" svg:height="0.457cm" svg:x="6.373cm" svg:y="-3.698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6.794cm" svg:y="-3.348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133cm" svg:y="-3.348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7.376cm" svg:y="-3.348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  <draw:path draw:style-name="gr3" draw:layer="layout" svg:width="0.337cm" svg:height="0.303cm" svg:x="1.081cm" svg:y="-3.5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.448cm" svg:y="-3.51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3-71-40-9-15-9-15-9-29z">
            <text:p/>
          </draw:path>
          <draw:path draw:style-name="gr3" draw:layer="layout" svg:width="0.33cm" svg:height="0.472cm" svg:x="1.839cm" svg:y="-3.679cm" svg:viewBox="0 0 331 473" svg:d="M232 428v45l99-7v-21c-46 0-52-6-52-38v-407l-97 8v21c48 0 52 3 52 38v144c-19-25-48-42-84-42-80 0-150 67-150 152 0 86 66 152 142 152 44 0 73-23 90-45zM232 249v137c0 13 0 13-8 25-19 32-49 47-78 47-30 0-55-17-70-44-19-26-21-64-21-93 0-25 2-64 21-95 15-21 40-42 76-42 25 0 51 10 72 40 8 12 8 14 8 25z">
            <text:p/>
          </draw:path>
          <draw:path draw:style-name="gr3" draw:layer="layout" svg:width="0.303cm" svg:height="0.307cm" svg:x="2.215cm" svg:y="-3.51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2.533cm" svg:y="-3.626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259cm" svg:height="0.307cm" svg:x="2.797cm" svg:y="-3.51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478cm" svg:height="0.457cm" svg:x="3.323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3.844cm" svg:y="-3.671cm" svg:viewBox="0 0 671 458" svg:d="M593 51c5-24 5-30 57-30 15 0 21 0 21-13 0-8-6-8-17-8h-90c-17 0-17 0-26 13l-244 382-53-380c-2-15-4-15-21-15h-91c-13 0-21 0-21 13 0 8 8 8 21 8 8 0 21 0 29 2 9 0 15 2 15 9 0 4-2 6-4 14l-85 342c-6 26-18 47-73 49-2 0-11 0-11 13 0 6 4 8 9 8 21 0 46-2 67-2 23 0 47 2 68 2 4 0 14 0 14-13 0-8-8-8-14-8-38 0-43-13-43-28 0-6 0-10 2-17l91-365 59 416c0 7 2 15 9 15 8 0 12-8 15-11l270-426-95 386c-7 24-7 30-61 30-11 0-19 0-19 13 0 8 8 8 10 8 19 0 64-2 83-2 27 0 57 2 84 2 4 0 13 0 13-13 0-8-5-8-19-8-24 0-43 0-43-11 0-4 0-4 3-17z">
            <text:p/>
          </draw:path>
          <draw:path draw:style-name="gr3" draw:layer="layout" svg:width="0.396cm" svg:height="0.487cm" svg:x="4.569cm" svg:y="-3.686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2 0-48-23-71-32-78-15-18-27-19-86-35-15-3-39-11-45-11-17-8-40-27-40-63 0-53 53-110 116-110 57 0 97 29 97 105 0 20-2 32-2 36 0 2 0 7 7 7 8 0 8-2 10-13z">
            <text:p/>
          </draw:path>
          <draw:path draw:style-name="gr3" draw:layer="layout" svg:width="0.311cm" svg:height="0.457cm" svg:x="5.003cm" svg:y="-3.671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594cm" svg:height="0.349cm" svg:x="5.548cm" svg:y="-3.55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478cm" svg:height="0.457cm" svg:x="6.388cm" svg:y="-3.671cm" svg:viewBox="0 0 479 458" svg:d="M177 247h114c95 0 188-70 188-146 0-52-44-101-133-101h-217c-13 0-19 0-19 13 0 8 6 8 19 8 8 0 21 0 29 2 11 0 15 2 15 9 0 4-2 6-4 14l-89 361c-8 24-8 30-61 30-11 0-19 0-19 13 0 8 8 8 9 8 19 0 67-2 86-2 15 0 28 0 44 0 13 0 28 2 43 2 4 0 14 0 14-13 0-8-6-8-19-8-25 0-44 0-44-11 0-4 2-8 2-12zM224 46c6-23 8-25 36-25h65c55 0 91 17 91 65 0 26-13 83-40 108-32 30-72 34-102 34h-95z">
            <text:p/>
          </draw:path>
          <draw:path draw:style-name="gr3" draw:layer="layout" svg:width="0.286cm" svg:height="0.212cm" svg:x="6.811cm" svg:y="-3.321cm" svg:viewBox="0 0 287 213" svg:d="M36 179c-2 5-6 17-6 19 0 9 10 15 17 15 8 0 16-6 18-12 1-3 5-19 9-28 2-10 8-30 10-42 3-11 5-21 7-32 6-19 6-23 21-42 13-19 34-44 70-44 27 0 27 25 27 33 0 28-19 81-27 100-5 14-7 17-7 27 0 25 21 40 45 40 46 0 67-65 67-72 0-6-6-6-8-6-5 0-5 2-7 8-12 38-33 57-52 57-9 0-11-6-11-18 0-9 2-17 11-38 6-13 25-64 25-91 0-45-36-53-61-53-40 0-66 25-80 44-3-34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7.15cm" svg:y="-3.321cm" svg:viewBox="0 0 201 213" svg:d="M74 101c13 0 51-2 76-10 34-13 42-36 42-49 0-27-27-42-59-42-57 0-133 44-133 124 0 47 30 89 85 89 80 0 116-48 116-53 0-4-3-8-7-8-2 0-4 0-8 4-36 44-91 44-101 44-28 0-47-19-47-57 0-8 0-16 6-42zM47 87c21-68 73-74 86-74 21 0 38 10 38 29 0 45-80 45-99 45z">
            <text:p/>
          </draw:path>
          <draw:path draw:style-name="gr3" draw:layer="layout" svg:width="0.343cm" svg:height="0.212cm" svg:x="7.393cm" svg:y="-3.321cm" svg:viewBox="0 0 344 213" svg:d="M226 59c2-13 8-36 8-38 0-10-8-15-16-15-9 0-17 5-20 13 0 4-6 23-10 36-6 27-6 27-13 53-6 27-6 31-8 44 2 10-2 19-13 32-6 8-15 16-31 16-19 0-41-6-41-44 0-23 11-59 21-82 9-21 11-25 11-34 0-23-21-40-46-40-47 0-68 65-68 72 0 6 6 6 8 6 7 0 7-2 9-8 11-38 32-57 49-57 10 0 14 6 14 17 0 12-6 21-8 27-26 70-26 78-26 93 0 55 49 63 76 63 9 0 32 0 53-31 9 21 36 31 64 31 42 0 63-36 73-55 20-40 32-99 32-120 0-36-19-38-23-38-11 0-25 13-25 25 0 7 4 11 8 15 11 9 17 23 17 38 0 6-19 122-80 122-38 0-38-35-38-42 0-14 2-21 10-48z">
            <text:p/>
          </draw:path>
        </draw:g>
        <draw:g>
          <svg:title>TexMaths</svg:title>
          <svg:desc>19§latex§\pmb{if $s_{p'} = PMSI$ then}§svg§600§TRUE§</svg:desc>
          <draw:polygon draw:style-name="gr4" draw:layer="layout" svg:width="5.88cm" svg:height="0.681cm" svg:x="12.983cm" svg:y="-0.007cm" svg:viewBox="0 0 5881 682" draw:points="2941,682 0,682 0,0 5881,0 5881,682">
            <text:p/>
          </draw:polygon>
          <draw:path draw:style-name="gr3" draw:layer="layout" svg:width="0.143cm" svg:height="0.448cm" svg:x="13.006cm" svg:y="0.034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13.19cm" svg:y="0.01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46cm" svg:height="0.303cm" svg:x="13.629cm" svg:y="0.18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3.905cm" svg:y="0.37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4.211cm" svg:y="0.261cm" svg:viewBox="0 0 95 177" svg:d="M91 32c0 0 4-7 4-13 0-11-11-19-21-19-15 0-19 11-21 15l-51 147c-2 3-2 5-2 5 0 6 15 10 15 10 2 0 4-2 6-6z">
            <text:p/>
          </draw:path>
          <draw:path draw:style-name="gr3" draw:layer="layout" svg:width="0.446cm" svg:height="0.157cm" svg:x="14.617cm" svg:y="0.23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478cm" svg:height="0.457cm" svg:x="15.311cm" svg:y="0.02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5.831cm" svg:y="0.02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16.557cm" svg:y="0.01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6.99cm" svg:y="0.025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layer="layout" svg:width="0.21cm" svg:height="0.419cm" svg:x="17.549cm" svg:y="0.07cm" svg:viewBox="0 0 211 420" svg:d="M105 144h95v-20h-95v-124h-18c-1 55-20 127-87 129v15h57v185c0 84 63 91 87 91 48 0 67-47 67-91v-38h-17v38c0 49-19 74-46 74-43 0-43-61-43-72z">
            <text:p/>
          </draw:path>
          <draw:path draw:style-name="gr3" draw:layer="layout" svg:width="0.337cm" svg:height="0.465cm" svg:x="17.815cm" svg:y="0.017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layer="layout" svg:width="0.259cm" svg:height="0.307cm" svg:x="18.182cm" svg:y="0.183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337cm" svg:height="0.296cm" svg:x="18.48cm" svg:y="0.186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layer="layout" svg:width="0.143cm" svg:height="0.448cm" svg:x="13.021cm" svg:y="0.00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13.207cm" svg:y="-0.017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46cm" svg:height="0.303cm" svg:x="13.644cm" svg:y="0.1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3.922cm" svg:y="0.348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4.228cm" svg:y="0.234cm" svg:viewBox="0 0 95 177" svg:d="M91 32c0 0 4-7 4-13 0-11-11-19-21-19-15 0-19 11-21 15l-51 147c-2 3-2 5-2 5 0 6 15 10 15 10 2 0 4-2 6-6z">
            <text:p/>
          </draw:path>
          <draw:path draw:style-name="gr3" draw:layer="layout" svg:width="0.446cm" svg:height="0.157cm" svg:x="14.634cm" svg:y="0.20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478cm" svg:height="0.457cm" svg:x="15.326cm" svg:y="-0.002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5.848cm" svg:y="-0.002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16.572cm" svg:y="-0.017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7.008cm" svg:y="-0.002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layer="layout" svg:width="0.21cm" svg:height="0.419cm" svg:x="17.564cm" svg:y="0.044cm" svg:viewBox="0 0 211 420" svg:d="M105 144h95v-20h-95v-124h-18c-1 55-20 127-87 129v15h57v185c0 84 63 91 87 91 48 0 67-47 67-91v-38h-17v38c0 49-19 74-46 74-43 0-43-61-43-72z">
            <text:p/>
          </draw:path>
          <draw:path draw:style-name="gr3" draw:layer="layout" svg:width="0.337cm" svg:height="0.465cm" svg:x="17.832cm" svg:y="-0.009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layer="layout" svg:width="0.259cm" svg:height="0.307cm" svg:x="18.199cm" svg:y="0.156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337cm" svg:height="0.296cm" svg:x="18.497cm" svg:y="0.16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  <draw:path draw:style-name="gr3" draw:layer="layout" svg:width="0.143cm" svg:height="0.448cm" svg:x="13.038cm" svg:y="0.034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13.222cm" svg:y="0.01cm" svg:viewBox="0 0 219 473" svg:d="M95 184v-78c0-58 32-91 63-91 2 0 11 0 23 4-10 4-21 11-21 29 0 15 11 28 28 28 21 0 31-13 31-28 0-25-25-48-61-48-48 0-105 36-105 106v78h-53v21h53v217c0 30-7 30-53 30v21c27-2 59-2 78-2 27 0 59 0 85 2v-21h-15c-49 0-51-7-51-32v-215h78v-21z">
            <text:p/>
          </draw:path>
          <draw:path draw:style-name="gr3" draw:layer="layout" svg:width="0.246cm" svg:height="0.303cm" svg:x="13.661cm" svg:y="0.186cm" svg:viewBox="0 0 247 304" svg:d="M228 46c-19 0-32 15-32 30 0 10 5 19 21 19 15 0 30-11 30-38 0-28-28-57-80-57-89 0-114 68-114 99 0 51 52 63 71 66 34 6 70 14 70 52 0 17-15 72-97 72-10 0-61 0-76-34 25 2 42-17 42-36 0-16-12-23-25-23-17 0-38 13-38 44 0 38 38 64 97 64 108 0 135-82 135-110 0-25-13-42-21-50-19-19-38-22-68-28-23-6-50-10-50-40 0-21 15-61 74-61 17 0 52 4 61 31z">
            <text:p/>
          </draw:path>
          <draw:path draw:style-name="gr3" draw:layer="layout" svg:width="0.261cm" svg:height="0.297cm" svg:x="13.939cm" svg:y="0.375cm" svg:viewBox="0 0 262 298" svg:d="M36 264c-4 14-4 17-23 17-7 0-13 0-13 12 0 4 4 5 6 5 13 0 28-1 42-1 15 0 34 1 49 1 4 0 9-1 9-9s-7-8-13-8c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14.245cm" svg:y="0.261cm" svg:viewBox="0 0 95 177" svg:d="M91 32c0 0 4-7 4-13 0-11-11-19-21-19-15 0-19 11-21 15l-51 147c-2 3-2 5-2 5 0 6 15 10 15 10 2 0 4-2 6-6z">
            <text:p/>
          </draw:path>
          <draw:path draw:style-name="gr3" draw:layer="layout" svg:width="0.446cm" svg:height="0.157cm" svg:x="14.651cm" svg:y="0.236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478cm" svg:height="0.457cm" svg:x="15.343cm" svg:y="0.025cm" svg:viewBox="0 0 479 458" svg:d="M177 247h114c95 0 188-70 188-146 0-52-44-101-133-101h-217c-13 0-19 0-19 13 0 8 6 8 19 8 8 0 21 0 29 2 11 0 15 2 15 9 0 4-2 6-4 14l-89 361c-8 25-8 30-61 30-11 0-19 0-19 14 0 7 8 7 10 7 19 0 66-2 85-2 15 0 29 0 44 0 13 0 28 2 43 2 4 0 14 0 14-13 0-8-6-8-19-8-25 0-44 0-44-11 0-4 2-8 2-12zM224 46c6-23 8-25 36-25h65c55 0 91 17 91 65 0 26-13 83-40 108-32 30-72 34-102 34h-95z">
            <text:p/>
          </draw:path>
          <draw:path draw:style-name="gr3" draw:layer="layout" svg:width="0.67cm" svg:height="0.457cm" svg:x="15.866cm" svg:y="0.025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16.59cm" svg:y="0.01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7.025cm" svg:y="0.025cm" svg:viewBox="0 0 312 458" svg:d="M228 51c6-24 8-30 61-30 17 0 23 0 23-13 0-8-8-8-12-8-19 0-68 2-87 2-21 0-70-2-89-2-6 0-14 0-14 13 0 8 6 8 19 8 27 0 46 0 46 13 0 2 0 4-2 10l-89 363c-8 25-10 30-63 30-15 0-21 0-21 14 0 7 8 7 10 7 20 0 68-2 89-2 19 0 68 2 89 2 6 0 13 0 13-13 0-8-5-8-20-8-12 0-16 0-29-2-13 0-17-3-17-11 0-4 2-10 4-15z">
            <text:p/>
          </draw:path>
          <draw:path draw:style-name="gr3" draw:layer="layout" svg:width="0.21cm" svg:height="0.419cm" svg:x="17.581cm" svg:y="0.07cm" svg:viewBox="0 0 211 420" svg:d="M105 144h95v-20h-95v-124h-18c-1 55-20 127-87 129v15h57v185c0 84 63 91 87 91 48 0 67-47 67-91v-38h-17v38c0 49-21 74-46 74-43 0-43-61-43-72z">
            <text:p/>
          </draw:path>
          <draw:path draw:style-name="gr3" draw:layer="layout" svg:width="0.337cm" svg:height="0.465cm" svg:x="17.849cm" svg:y="0.017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layer="layout" svg:width="0.259cm" svg:height="0.307cm" svg:x="18.216cm" svg:y="0.183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337cm" svg:height="0.296cm" svg:x="18.514cm" svg:y="0.186cm" svg:viewBox="0 0 338 297" svg:d="M53 67v178c0 31-7 31-53 31v21c23 0 57-2 76-2 17 0 53 2 76 2v-21c-46 0-53 0-53-31v-123c0-69 47-107 91-107 42 0 49 36 49 74v156c0 31-7 31-53 31v21c25 0 59-2 76-2s53 2 76 2v-21c-36 0-51 0-53-19v-130c0-57 0-78-21-102-9-12-30-25-70-25-50 0-80 29-99 70v-70l-95 8v21c48 0 53 3 53 38z">
            <text:p/>
          </draw:path>
        </draw:g>
        <draw:g>
          <svg:title>TexMaths</svg:title>
          <svg:desc>19§latex§\pmb{update  $s_p \leftarrow s_{p'}$} §svg§600§TRUE§</svg:desc>
          <draw:polygon draw:style-name="gr4" draw:layer="layout" svg:width="4.662cm" svg:height="0.681cm" svg:x="15.591cm" svg:y="0.693cm" svg:viewBox="0 0 4663 682" draw:points="2332,682 0,682 0,0 4663,0 4663,682">
            <text:p/>
          </draw:polygon>
          <draw:path draw:style-name="gr3" draw:layer="layout" svg:width="0.337cm" svg:height="0.303cm" svg:x="15.612cm" svg:y="0.88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5.979cm" svg:y="0.88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cm" svg:height="0.472cm" svg:x="16.372cm" svg:y="0.718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layer="layout" svg:width="0.303cm" svg:height="0.307cm" svg:x="16.746cm" svg:y="0.88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7 29-92 139-95z">
            <text:p/>
          </draw:path>
          <draw:path draw:style-name="gr3" draw:layer="layout" svg:width="0.21cm" svg:height="0.419cm" svg:x="17.064cm" svg:y="0.771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59cm" svg:height="0.307cm" svg:x="17.328cm" svg:y="0.88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46cm" svg:height="0.303cm" svg:x="17.864cm" svg:y="0.887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8.139cm" svg:y="1.0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594cm" svg:height="0.349cm" svg:x="18.671cm" svg:y="0.841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246cm" svg:height="0.303cm" svg:x="19.521cm" svg:y="0.887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9.796cm" svg:y="1.0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0.102cm" svg:y="0.961cm" svg:viewBox="0 0 95 177" svg:d="M91 32c0 0 4-7 4-13 0-11-11-19-21-19-15 0-19 11-21 15l-51 147c-2 3-2 5-2 5 0 6 15 10 15 10 2 0 4-2 6-6z">
            <text:p/>
          </draw:path>
          <draw:path draw:style-name="gr3" draw:layer="layout" svg:width="0.337cm" svg:height="0.303cm" svg:x="15.629cm" svg:y="0.8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5.996cm" svg:y="0.86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16.389cm" svg:y="0.691cm" svg:viewBox="0 0 331 473" svg:d="M232 428v45l99-7v-21c-46 0-52-6-52-38v-407l-97 8v21c48 0 52 3 52 38v144c-19-25-48-42-84-42-80 0-150 67-150 152 0 86 67 152 143 152 43 0 72-23 89-45zM232 249v137c0 13 0 13-8 24-19 33-49 48-78 48-30 0-55-17-70-44-19-26-21-64-21-93 0-25 2-64 21-95 15-21 40-42 76-42 25 0 51 10 72 40 8 12 8 14 8 25z">
            <text:p/>
          </draw:path>
          <draw:path draw:style-name="gr3" draw:layer="layout" svg:width="0.303cm" svg:height="0.307cm" svg:x="16.763cm" svg:y="0.85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17.081cm" svg:y="0.744cm" svg:viewBox="0 0 211 420" svg:d="M105 144h95v-20h-95v-124h-18c-1 55-20 127-87 129v15h57v185c0 83 63 91 87 91 48 0 67-48 67-91v-38h-17v38c0 49-19 74-46 74-43 0-43-61-43-72z">
            <text:p/>
          </draw:path>
          <draw:path draw:style-name="gr3" draw:layer="layout" svg:width="0.259cm" svg:height="0.307cm" svg:x="17.345cm" svg:y="0.85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46cm" svg:height="0.303cm" svg:x="17.879cm" svg:y="0.8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8.156cm" svg:y="1.04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594cm" svg:height="0.349cm" svg:x="18.688cm" svg:y="0.815cm" svg:viewBox="0 0 595 350" svg:d="M570 188c13 0 25 0 25-13 0-14-12-13-25-13h-498c38-29 55-56 61-65 30-46 36-87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246cm" svg:height="0.303cm" svg:x="19.536cm" svg:y="0.86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9.813cm" svg:y="1.04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0.119cm" svg:y="0.934cm" svg:viewBox="0 0 95 177" svg:d="M91 32c0 0 4-7 4-13 0-11-11-19-21-19-15 0-19 11-21 15l-51 147c-2 3-2 5-2 5 0 6 15 10 15 10 2 0 4-2 6-6z">
            <text:p/>
          </draw:path>
          <draw:path draw:style-name="gr3" draw:layer="layout" svg:width="0.337cm" svg:height="0.303cm" svg:x="15.646cm" svg:y="0.88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6.013cm" svg:y="0.88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33cm" svg:height="0.472cm" svg:x="16.404cm" svg:y="0.718cm" svg:viewBox="0 0 331 473" svg:d="M232 428v45l99-7v-21c-46 0-52-6-52-38v-407l-97 8v21c48 0 52 3 52 38v144c-19-25-48-42-84-42-80 0-150 67-150 152 0 86 67 152 143 152 43 0 72-23 89-45zM232 249v137c0 13 0 13-8 24-19 33-49 48-78 48-30 0-55-17-70-44-19-26-21-64-21-93 0-25 2-65 21-95 15-21 40-42 76-42 25 0 51 10 72 40 8 12 8 13 8 25z">
            <text:p/>
          </draw:path>
          <draw:path draw:style-name="gr3" draw:layer="layout" svg:width="0.303cm" svg:height="0.307cm" svg:x="16.781cm" svg:y="0.883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7 29-92 139-95z">
            <text:p/>
          </draw:path>
          <draw:path draw:style-name="gr3" draw:layer="layout" svg:width="0.21cm" svg:height="0.419cm" svg:x="17.098cm" svg:y="0.771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59cm" svg:height="0.307cm" svg:x="17.362cm" svg:y="0.883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46cm" svg:height="0.303cm" svg:x="17.896cm" svg:y="0.887cm" svg:viewBox="0 0 247 304" svg:d="M228 46c-19 0-32 15-32 30 0 10 5 19 21 19 15 0 30-11 30-38 0-28-28-57-80-57-89 0-114 68-114 99 0 51 52 62 71 66 34 6 70 14 70 52 0 17-15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8.173cm" svg:y="1.0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594cm" svg:height="0.349cm" svg:x="18.705cm" svg:y="0.841cm" svg:viewBox="0 0 595 350" svg:d="M570 188c13 0 25 0 25-13 0-14-12-13-25-13h-498c38-29 55-56 61-65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246cm" svg:height="0.303cm" svg:x="19.553cm" svg:y="0.887cm" svg:viewBox="0 0 247 304" svg:d="M228 46c-19 0-32 15-32 30 0 10 5 19 21 19 15 0 30-11 30-38 0-28-28-57-80-57-89 0-114 68-114 99 0 51 52 62 71 66 34 6 70 14 70 52 0 17-17 72-97 72-10 0-61 0-76-34 25 1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9.83cm" svg:y="1.075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20.136cm" svg:y="0.961cm" svg:viewBox="0 0 95 177" svg:d="M91 32c0 0 4-7 4-13 0-11-11-19-21-19-15 0-19 11-21 15l-51 147c-2 3-2 5-2 5 0 6 15 10 15 10 2 0 4-2 6-6z">
            <text:p/>
          </draw:path>
        </draw:g>
        <draw:g>
          <svg:title>TexMaths</svg:title>
          <svg:desc>19§latex§\pmb{ update $ s_{p'} \leftarrow \left\lbrace 0,1\right\rbrace^{34} \notin \left\lbrace \right s_p,s_{p'}\vert \forall s \in S\rbrace$} §svg§600§TRUE§</svg:desc>
          <draw:polygon draw:style-name="gr4" draw:layer="layout" svg:width="11.827cm" svg:height="0.854cm" svg:x="15.627cm" svg:y="1.359cm" svg:viewBox="0 0 11828 855" draw:points="5913,855 0,855 0,0 11828,0 11828,855">
            <text:p/>
          </draw:polygon>
          <draw:path draw:style-name="gr3" draw:layer="layout" svg:width="0.337cm" svg:height="0.303cm" svg:x="15.648cm" svg:y="1.7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16.015cm" svg:y="1.726cm" svg:viewBox="0 0 331 427" svg:d="M97 44v-44l-97 8v20c48 0 53 4 53 33v315c0 31-7 31-53 31v20c23-1 57-3 76-3 17 0 51 2 76 3v-20c-46 0-53 0-53-31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16.408cm" svg:y="1.559cm" svg:viewBox="0 0 331 473" svg:d="M232 427v46l99-8v-21c-46 0-52-5-52-37v-407l-97 8v20c48 0 52 4 52 38v145c-19-25-48-42-84-42-80 0-150 67-150 152 0 86 67 152 143 152 43 0 72-23 89-46zM232 249v137c0 13 0 13-8 24-19 33-49 48-78 48-30 0-55-17-70-44-19-26-21-64-21-93 0-25 2-65 21-95 15-21 40-42 76-42 25 0 51 10 72 40 8 12 8 13 8 25z">
            <text:p/>
          </draw:path>
          <draw:path draw:style-name="gr3" draw:layer="layout" svg:width="0.303cm" svg:height="0.307cm" svg:x="16.782cm" svg:y="1.722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21cm" svg:height="0.419cm" svg:x="17.1cm" svg:y="1.612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59cm" svg:height="0.307cm" svg:x="17.364cm" svg:y="1.72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46cm" svg:height="0.303cm" svg:x="17.899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8.175cm" svg:y="1.9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8.481cm" svg:y="1.802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9cm" svg:x="18.888cm" svg:y="1.68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238cm" svg:height="0.668cm" svg:x="19.75cm" svg:y="1.5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layer="layout" svg:width="0.282cm" svg:height="0.461cm" svg:x="20.062cm" svg:y="1.578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3-49 83-79 83z">
            <text:p/>
          </draw:path>
          <draw:path draw:style-name="gr3" draw:layer="layout" svg:width="0.079cm" svg:height="0.2cm" svg:x="20.425cm" svg:y="1.95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221cm" svg:height="0.445cm" svg:x="20.723cm" svg:y="1.578cm" svg:viewBox="0 0 222 446" svg:d="M139 17c0-15 0-17-15-17-42 44-103 44-124 44v21c13 0 53 0 87-19v347c0 25-1 33-62 33h-21v20c25-2 82-2 110-2 27 0 86 0 108 2v-20h-21c-60 0-62-8-62-33z">
            <text:p/>
          </draw:path>
          <draw:path draw:style-name="gr3" draw:layer="layout" svg:width="0.238cm" svg:height="0.668cm" svg:x="21.044cm" svg:y="1.5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layer="layout" svg:width="0.216cm" svg:height="0.32cm" svg:x="21.36cm" svg:y="1.376cm" svg:viewBox="0 0 217 321" svg:d="M103 156c38 0 64 24 64 76 0 57-34 74-62 74-19 0-59-4-80-32 23 0 28-18 28-27 0-15-11-25-26-25-14 0-27 8-27 27 0 44 49 72 106 72 65 0 111-44 111-89 0-38-31-74-82-86 49-17 66-53 66-81 0-37-41-65-95-65-51 0-91 25-91 63 0 17 10 24 25 24 13 0 23-9 23-22 0-16-10-25-23-25 15-21 47-27 66-27 21 0 50 12 50 52 0 20-6 41-19 57-15 17-29 19-51 19-12 1-14 1-16 1s-3 0-3 6c0 8 3 8 11 8z">
            <text:p/>
          </draw:path>
          <draw:path draw:style-name="gr3" draw:layer="layout" svg:width="0.231cm" svg:height="0.316cm" svg:x="21.618cm" svg:y="1.371cm" svg:viewBox="0 0 232 317" svg:d="M232 239v-17h-53v-209c0-9 0-13-10-13-6 0-7 0-13 6l-156 216v17h139v40c0 15 0 21-38 21h-14v17c25-2 54-2 71-2 19 0 47 0 72 2v-17h-13c-38 0-38-6-38-21v-40zM143 51v171h-126z">
            <text:p/>
          </draw:path>
          <draw:path draw:style-name="gr3" draw:layer="layout" svg:width="0.261cm" svg:height="0.668cm" svg:x="22.196cm" svg:y="1.521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22.14cm" svg:y="1.66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238cm" svg:height="0.668cm" svg:x="22.764cm" svg:y="1.5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layer="layout" svg:width="0.246cm" svg:height="0.303cm" svg:x="23.277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3.552cm" svg:y="1.9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79cm" svg:height="0.2cm" svg:x="23.919cm" svg:y="1.95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246cm" svg:height="0.303cm" svg:x="24.193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4.47cm" svg:y="1.9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4.776cm" svg:y="1.802cm" svg:viewBox="0 0 95 177" svg:d="M91 32c0 0 4-7 4-13 0-11-11-19-21-19-15 0-19 11-21 15l-51 146c-2 4-2 6-2 6 0 6 15 10 15 10 2 0 4-2 6-6z">
            <text:p/>
          </draw:path>
          <draw:path draw:style-name="gr3" draw:layer="layout" svg:width="0.028cm" svg:height="0.668cm" svg:x="25.038cm" svg:y="1.521cm" svg:viewBox="0 0 29 669" svg:d="M29 25c0-14 0-25-14-25-15 0-15 11-15 25v621c0 11 0 23 15 23 14 0 14-12 14-23z">
            <text:p/>
          </draw:path>
          <draw:path draw:style-name="gr3" draw:layer="layout" svg:width="0.371cm" svg:height="0.48cm" svg:x="25.145cm" svg:y="1.559cm" svg:viewBox="0 0 372 481" svg:d="M371 25c1-6 1-8 1-12 0-5-3-13-13-13-7 0-11 8-15 15l-55 148h-203l-57-148c-4-9-6-15-16-15-5 0-13 8-13 13 0 2 0 2 4 12l167 440c4 8 8 16 15 16 10 0 14-8 15-16zM95 190h182l-91 237z">
            <text:p/>
          </draw:path>
          <draw:path draw:style-name="gr3" draw:layer="layout" svg:width="0.246cm" svg:height="0.303cm" svg:x="25.547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335cm" svg:height="0.388cm" svg:x="26.066cm" svg:y="1.661cm" svg:viewBox="0 0 336 389" svg:d="M312 207c11 0 24 0 24-13 0-14-13-14-24-14h-283c7-89 83-153 178-153h105c11 0 24 0 24-14 0-13-13-13-24-13h-105c-116 0-207 87-207 194 0 108 91 195 207 195h105c11 0 24 0 24-13s-13-13-24-13h-105c-95 0-171-65-178-156z">
            <text:p/>
          </draw:path>
          <draw:path draw:style-name="gr3" draw:layer="layout" svg:width="0.396cm" svg:height="0.487cm" svg:x="26.674cm" svg:y="1.55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238cm" svg:height="0.668cm" svg:x="27.134cm" svg:y="1.5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layer="layout" svg:width="0.337cm" svg:height="0.303cm" svg:x="15.665cm" svg:y="1.699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16.032cm" svg:y="1.699cm" svg:viewBox="0 0 331 427" svg:d="M97 44v-44l-97 8v20c48 0 53 4 53 33v315c0 31-7 31-53 31v20c23-1 57-3 76-3 17 0 51 2 76 3v-20c-46 0-53 0-53-31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16.425cm" svg:y="1.532cm" svg:viewBox="0 0 331 473" svg:d="M232 427v46l99-8v-21c-46 0-52-5-52-37v-407l-97 8v20c48 0 52 4 52 38v145c-19-25-48-42-84-42-80 0-150 67-150 152 0 86 67 152 143 152 43 0 72-23 89-46zM232 249v137c0 13 0 13-8 24-19 33-49 48-78 48-30 0-55-17-70-44-19-26-21-64-21-93 0-25 2-65 21-95 15-21 40-42 76-42 25 0 51 10 72 40 8 12 8 13 8 25z">
            <text:p/>
          </draw:path>
          <draw:path draw:style-name="gr3" draw:layer="layout" svg:width="0.303cm" svg:height="0.307cm" svg:x="16.799cm" svg:y="1.695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21cm" svg:height="0.419cm" svg:x="17.117cm" svg:y="1.585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59cm" svg:height="0.307cm" svg:x="17.381cm" svg:y="1.695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46cm" svg:height="0.303cm" svg:x="17.915cm" svg:y="1.6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8.192cm" svg:y="1.889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8.498cm" svg:y="1.775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9cm" svg:x="18.905cm" svg:y="1.654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238cm" svg:height="0.668cm" svg:x="19.767cm" svg:y="1.494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layer="layout" svg:width="0.282cm" svg:height="0.461cm" svg:x="20.079cm" svg:y="1.551cm" svg:viewBox="0 0 283 462" svg:d="M283 232c0-53-4-107-26-156-31-65-86-76-114-76-42 0-90 17-118 80-21 45-25 99-25 152 0 51 2 110 30 161 29 55 78 69 111 69 36 0 87-16 117-78 21-46 25-99 25-152zM141 446c-25 0-65-17-78-81-8-40-8-101-8-141 0-44 0-87 6-123 13-80 63-86 80-86 22 0 66 12 79 78 8 38 8 89 8 131 0 50 0 95-8 139-11 63-49 83-79 83z">
            <text:p/>
          </draw:path>
          <draw:path draw:style-name="gr3" draw:layer="layout" svg:width="0.079cm" svg:height="0.2cm" svg:x="20.442cm" svg:y="1.923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221cm" svg:height="0.445cm" svg:x="20.74cm" svg:y="1.551cm" svg:viewBox="0 0 222 446" svg:d="M139 17c0-15 0-17-15-17-42 44-103 44-124 44v21c13 0 53 0 87-19v347c0 25-1 33-62 33h-21v20c25-2 82-2 110-2 27 0 86 0 108 2v-20h-21c-60 0-62-8-62-33z">
            <text:p/>
          </draw:path>
          <draw:path draw:style-name="gr3" draw:layer="layout" svg:width="0.238cm" svg:height="0.668cm" svg:x="21.061cm" svg:y="1.494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layer="layout" svg:width="0.216cm" svg:height="0.32cm" svg:x="21.377cm" svg:y="1.35cm" svg:viewBox="0 0 217 321" svg:d="M103 156c38 0 64 24 64 76 0 57-34 74-62 74-19 0-59-4-80-32 23 0 28-18 28-27 0-15-11-25-26-25-14 0-27 8-27 27 0 44 49 72 106 72 65 0 111-44 111-89 0-38-31-74-82-86 49-17 66-53 66-81 0-37-41-65-95-65-51 0-91 25-91 63 0 17 10 24 25 24 13 0 23-9 23-22 0-16-10-25-23-25 15-21 47-27 66-27 21 0 50 12 50 52 0 20-6 41-19 57-15 17-29 19-51 19-12 1-14 1-16 1 0 0-3 0-3 6 0 8 3 8 11 8z">
            <text:p/>
          </draw:path>
          <draw:path draw:style-name="gr3" draw:layer="layout" svg:width="0.231cm" svg:height="0.316cm" svg:x="21.633cm" svg:y="1.344cm" svg:viewBox="0 0 232 317" svg:d="M232 239v-17h-53v-209c0-9 0-13-10-13-6 0-7 0-13 6l-156 216v17h139v40c0 15 0 21-38 21h-14v17c25-2 54-2 71-2 19 0 47 0 72 2v-17h-13c-38 0-38-6-38-21v-40zM143 51v171h-126z">
            <text:p/>
          </draw:path>
          <draw:path draw:style-name="gr3" draw:layer="layout" svg:width="0.261cm" svg:height="0.668cm" svg:x="22.213cm" svg:y="1.494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22.158cm" svg:y="1.635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238cm" svg:height="0.668cm" svg:x="22.781cm" svg:y="1.494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layer="layout" svg:width="0.246cm" svg:height="0.303cm" svg:x="23.292cm" svg:y="1.6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3.569cm" svg:y="1.889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79cm" svg:height="0.2cm" svg:x="23.936cm" svg:y="1.923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246cm" svg:height="0.303cm" svg:x="24.21cm" svg:y="1.6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4.485cm" svg:y="1.889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4.791cm" svg:y="1.775cm" svg:viewBox="0 0 95 177" svg:d="M91 32c0 0 4-7 4-13 0-11-11-19-21-19-15 0-19 11-21 15l-51 146c-2 4-2 6-2 6 0 6 15 10 15 10 2 0 4-2 6-6z">
            <text:p/>
          </draw:path>
          <draw:path draw:style-name="gr3" draw:layer="layout" svg:width="0.028cm" svg:height="0.668cm" svg:x="25.055cm" svg:y="1.494cm" svg:viewBox="0 0 29 669" svg:d="M29 25c0-14 0-25-14-25-15 0-15 11-15 25v621c0 11 0 23 15 23 14 0 14-12 14-23z">
            <text:p/>
          </draw:path>
          <draw:path draw:style-name="gr3" draw:layer="layout" svg:width="0.371cm" svg:height="0.48cm" svg:x="25.16cm" svg:y="1.532cm" svg:viewBox="0 0 372 481" svg:d="M371 25c1-6 1-8 1-12 0-5-3-13-13-13-7 0-11 8-15 15l-55 148h-203l-57-148c-4-9-6-15-16-15-5 0-13 8-13 13 0 2 0 2 4 12l167 440c4 8 8 16 15 16 10 0 14-8 15-16zM95 190h182l-91 237z">
            <text:p/>
          </draw:path>
          <draw:path draw:style-name="gr3" draw:layer="layout" svg:width="0.246cm" svg:height="0.303cm" svg:x="25.564cm" svg:y="1.699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335cm" svg:height="0.388cm" svg:x="26.083cm" svg:y="1.635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396cm" svg:height="0.487cm" svg:x="26.691cm" svg:y="1.524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238cm" svg:height="0.668cm" svg:x="27.151cm" svg:y="1.494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layer="layout" svg:width="0.337cm" svg:height="0.303cm" svg:x="15.682cm" svg:y="1.726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16.049cm" svg:y="1.726cm" svg:viewBox="0 0 331 427" svg:d="M97 44v-44l-97 8v20c48 0 53 4 53 33v315c0 31-7 31-53 31v20c23-1 57-3 76-3 17 0 51 2 76 3v-20c-46 0-53 0-53-31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16.44cm" svg:y="1.559cm" svg:viewBox="0 0 331 473" svg:d="M232 427v46l99-8v-21c-46 0-52-5-52-37v-407l-97 8v20c48 0 52 4 52 38v145c-19-25-48-42-84-42-80 0-150 67-150 152 0 86 67 152 143 152 43 0 72-23 89-46zM232 249v137c0 13 0 13-8 24-19 33-49 48-78 48-30 0-55-17-70-44-19-26-21-64-21-93 0-25 2-65 21-95 15-21 40-42 76-42 25 0 51 10 72 40 8 12 8 13 8 25z">
            <text:p/>
          </draw:path>
          <draw:path draw:style-name="gr3" draw:layer="layout" svg:width="0.303cm" svg:height="0.307cm" svg:x="16.816cm" svg:y="1.722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21cm" svg:height="0.419cm" svg:x="17.134cm" svg:y="1.612cm" svg:viewBox="0 0 211 420" svg:d="M105 144h95v-21h-95v-123h-18c-1 55-20 127-87 129v15h57v185c0 83 63 91 87 91 48 0 67-48 67-91v-38h-17v38c0 49-19 74-46 74-43 0-43-61-43-72z">
            <text:p/>
          </draw:path>
          <draw:path draw:style-name="gr3" draw:layer="layout" svg:width="0.259cm" svg:height="0.307cm" svg:x="17.398cm" svg:y="1.72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46cm" svg:height="0.303cm" svg:x="17.932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18.209cm" svg:y="1.9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18.515cm" svg:y="1.802cm" svg:viewBox="0 0 95 177" svg:d="M91 32c0 0 4-7 4-13 0-11-11-19-21-19-15 0-19 11-21 15l-51 146c-2 4-2 6-2 6 0 6 15 10 15 10 2 0 4-2 6-6z">
            <text:p/>
          </draw:path>
          <draw:path draw:style-name="gr3" draw:layer="layout" svg:width="0.594cm" svg:height="0.349cm" svg:x="18.922cm" svg:y="1.68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238cm" svg:height="0.668cm" svg:x="19.782cm" svg:y="1.5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layer="layout" svg:width="0.282cm" svg:height="0.461cm" svg:x="20.094cm" svg:y="1.578cm" svg:viewBox="0 0 283 462" svg:d="M283 232c0-53-4-107-26-156-31-65-86-76-114-76-42 0-90 17-118 80-21 45-25 99-25 152 0 51 2 110 30 161 29 55 78 69 111 69 36 0 87-16 117-78 21-46 25-99 25-152zM141 446c-27 0-65-17-78-81-8-40-8-101-8-141 0-44 0-87 6-123 13-80 63-86 80-86 22 0 66 12 79 78 8 38 8 89 8 131 0 50 0 95-8 139-11 63-49 83-79 83z">
            <text:p/>
          </draw:path>
          <draw:path draw:style-name="gr3" draw:layer="layout" svg:width="0.079cm" svg:height="0.2cm" svg:x="20.459cm" svg:y="1.9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21cm" svg:height="0.445cm" svg:x="20.757cm" svg:y="1.578cm" svg:viewBox="0 0 222 446" svg:d="M139 17c0-15 0-17-15-17-42 44-103 44-124 44v21c13 0 53 0 87-19v347c0 25-1 33-62 33h-21v20c25-2 82-2 110-2 27 0 86 0 108 2v-20h-21c-60 0-62-8-62-33z">
            <text:p/>
          </draw:path>
          <draw:path draw:style-name="gr3" draw:layer="layout" svg:width="0.238cm" svg:height="0.668cm" svg:x="21.078cm" svg:y="1.5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layer="layout" svg:width="0.216cm" svg:height="0.32cm" svg:x="21.392cm" svg:y="1.376cm" svg:viewBox="0 0 217 321" svg:d="M103 156c38 0 64 24 64 76 0 57-34 74-62 74-19 0-59-4-80-32 23 0 28-18 28-27 0-15-11-25-26-25-14 0-27 8-27 27 0 44 49 72 106 72 65 0 111-44 111-89 0-38-31-74-82-86 49-17 66-53 66-81 0-37-41-65-95-65-51 0-91 25-91 63 0 17 10 24 25 24 13 0 23-9 23-22 0-16-10-25-23-25 15-21 47-27 66-27 21 0 50 12 50 52 0 20-6 41-19 57-15 17-29 19-51 19-12 1-14 1-16 1 0 0-3 0-3 6 0 8 3 8 11 8z">
            <text:p/>
          </draw:path>
          <draw:path draw:style-name="gr3" draw:layer="layout" svg:width="0.231cm" svg:height="0.316cm" svg:x="21.65cm" svg:y="1.371cm" svg:viewBox="0 0 232 317" svg:d="M232 239v-17h-53v-209c0-9 0-13-10-13-6 0-7 0-13 6l-156 216v17h139v40c0 15 0 21-38 21h-14v17c25-2 54-2 71-2 19 0 47 0 72 2v-17h-13c-38 0-38-6-38-21v-40zM143 51v171h-126z">
            <text:p/>
          </draw:path>
          <draw:path draw:style-name="gr3" draw:layer="layout" svg:width="0.261cm" svg:height="0.668cm" svg:x="22.23cm" svg:y="1.521cm" svg:viewBox="0 0 262 669" svg:d="M258 25c4-8 4-12 4-12 0-7-5-13-13-13-6 0-10 2-11 6l-234 638c-4 9-4 11-4 11 0 8 6 14 13 14 10 0 12-4 16-16z">
            <text:p/>
          </draw:path>
          <draw:path draw:style-name="gr3" draw:layer="layout" svg:width="0.335cm" svg:height="0.388cm" svg:x="22.175cm" svg:y="1.66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238cm" svg:height="0.668cm" svg:x="22.798cm" svg:y="1.521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layer="layout" svg:width="0.246cm" svg:height="0.303cm" svg:x="23.309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3.586cm" svg:y="1.9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79cm" svg:height="0.2cm" svg:x="23.953cm" svg:y="1.95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46cm" svg:height="0.303cm" svg:x="24.227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261cm" svg:height="0.297cm" svg:x="24.502cm" svg:y="1.916cm" svg:viewBox="0 0 262 298" svg:d="M36 264c-4 13-4 17-23 17-7 0-13 0-13 12 0 3 4 5 6 5 13 0 28-2 42-2 15 0 34 2 49 2 4 0 9-2 9-9 0-8-7-8-13-8-9 0-23 0-23-6 0-1 4-13 6-20 6-25 11-52 17-71 6 10 21 29 50 29 57 0 119-65 119-135 0-55-38-78-70-78-29 0-53 19-67 32-7-26-34-32-49-32-17 0-28 11-36 25-10 17-17 43-17 47 0 6 6 6 7 6 8 0 8-2 12-13 6-29 15-52 34-52 11 0 15 10 15 23 0 6-2 11-2 13zM125 57c27-36 50-44 65-44 19 0 34 14 34 46 0 19-9 66-23 95-13 23-36 45-58 45-35 0-42-36-42-41 0-2 0-6 0-8z">
            <text:p/>
          </draw:path>
          <draw:path draw:style-name="gr3" draw:layer="layout" svg:width="0.094cm" svg:height="0.176cm" svg:x="24.808cm" svg:y="1.802cm" svg:viewBox="0 0 95 177" svg:d="M91 32c0 0 4-7 4-13 0-11-11-19-21-19-15 0-19 11-21 15l-51 146c-2 4-2 6-2 6 0 6 15 10 15 10 2 0 4-2 6-6z">
            <text:p/>
          </draw:path>
          <draw:path draw:style-name="gr3" draw:layer="layout" svg:width="0.028cm" svg:height="0.668cm" svg:x="25.072cm" svg:y="1.521cm" svg:viewBox="0 0 29 669" svg:d="M29 25c0-14 0-25-14-25-15 0-15 11-15 25v621c0 11 0 23 15 23 14 0 14-12 14-23z">
            <text:p/>
          </draw:path>
          <draw:path draw:style-name="gr3" draw:layer="layout" svg:width="0.371cm" svg:height="0.48cm" svg:x="25.177cm" svg:y="1.559cm" svg:viewBox="0 0 372 481" svg:d="M371 25c1-6 1-8 1-12 0-5-3-13-13-13-7 0-11 8-15 15l-55 148h-203l-57-148c-4-9-6-15-16-15-5 0-13 8-13 13 0 2 0 2 4 12l167 440c4 8 8 16 15 16 10 0 14-8 15-16zM95 190h182l-91 237z">
            <text:p/>
          </draw:path>
          <draw:path draw:style-name="gr3" draw:layer="layout" svg:width="0.246cm" svg:height="0.303cm" svg:x="25.582cm" svg:y="1.726cm" svg:viewBox="0 0 247 304" svg:d="M228 46c-19 0-32 15-32 30 0 9 5 19 21 19 15 0 30-11 30-38 0-29-28-57-80-57-89 0-114 68-114 99 0 51 52 62 71 66 34 6 70 14 70 52 0 17-17 72-97 72-10 0-61 0-76-34 25 1 42-18 42-37 0-15-12-22-25-22-17 0-38 13-38 43 0 38 38 65 97 65 108 0 135-82 135-110 0-25-13-42-21-50-19-19-38-22-68-28-23-6-50-10-50-40 0-21 15-61 74-61 17 0 52 4 61 31z">
            <text:p/>
          </draw:path>
          <draw:path draw:style-name="gr3" draw:layer="layout" svg:width="0.335cm" svg:height="0.388cm" svg:x="26.1cm" svg:y="1.661cm" svg:viewBox="0 0 336 389" svg:d="M312 207c11 0 24 0 24-13 0-14-13-14-24-14h-285c9-89 85-153 180-153h105c11 0 24 0 24-14 0-13-13-13-24-13h-107c-114 0-205 87-205 194 0 108 91 195 205 195h107c11 0 24 0 24-13s-13-13-24-13h-105c-95 0-171-65-180-156z">
            <text:p/>
          </draw:path>
          <draw:path draw:style-name="gr3" draw:layer="layout" svg:width="0.396cm" svg:height="0.487cm" svg:x="26.708cm" svg:y="1.551cm" svg:viewBox="0 0 397 488" svg:d="M397 8c0-4 0-8-6-8-3 0-5 0-13 9l-32 38c-17-30-51-47-95-47-86 0-167 78-167 158 0 55 36 85 70 95l72 19c25 5 63 17 63 72 0 59-55 123-122 123-43 0-118-15-118-98 0-16 4-33 4-37 2-1 2-3 2-3 0-8-6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238cm" svg:height="0.668cm" svg:x="27.168cm" svg:y="1.521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</draw:g>
        <draw:line draw:style-name="gr5" draw:text-style-name="P1" draw:layer="layout" svg:x1="14.224cm" svg:y1="11.224cm" svg:x2="25.4cm" svg:y2="11.224cm">
          <text:p/>
        </draw:line>
        <draw:g>
          <svg:title>TexMaths</svg:title>
          <svg:desc>19§latex§$RAND,AUTN,XRES,CK,IK$§svg§600§TRUE§</svg:desc>
          <draw:polygon draw:style-name="gr4" draw:layer="layout" svg:width="9.558cm" svg:height="0.584cm" svg:x="15.128cm" svg:y="10.458cm" svg:viewBox="0 0 9559 585" draw:points="4780,585 0,585 0,0 9559,0 9559,585">
            <text:p/>
          </draw:polygon>
          <draw:path draw:style-name="gr3" draw:layer="layout" svg:width="0.478cm" svg:height="0.472cm" svg:x="15.155cm" svg:y="10.45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59cm" svg:height="0.48cm" svg:x="15.662cm" svg:y="10.4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6.164cm" svg:y="10.4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512cm" svg:height="0.457cm" svg:x="16.772cm" svg:y="10.45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layer="layout" svg:width="0.079cm" svg:height="0.2cm" svg:x="17.372cm" svg:y="10.8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59cm" svg:height="0.48cm" svg:x="17.634cm" svg:y="10.4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465cm" svg:height="0.472cm" svg:x="18.153cm" svg:y="10.456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layer="layout" svg:width="0.455cm" svg:height="0.453cm" svg:x="18.653cm" svg:y="10.4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layer="layout" svg:width="0.563cm" svg:height="0.457cm" svg:x="19.143cm" svg:y="10.4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079cm" svg:height="0.2cm" svg:x="19.745cm" svg:y="10.8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552cm" svg:height="0.457cm" svg:x="20.002cm" svg:y="10.456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478cm" svg:height="0.472cm" svg:x="20.615cm" svg:y="10.456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86cm" svg:height="0.455cm" svg:x="21.123cm" svg:y="10.458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layer="layout" svg:width="0.396cm" svg:height="0.487cm" svg:x="21.662cm" svg:y="10.441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layer="layout" svg:width="0.079cm" svg:height="0.2cm" svg:x="22.093cm" svg:y="10.8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6cm" svg:height="0.487cm" svg:x="22.367cm" svg:y="10.441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layer="layout" svg:width="0.569cm" svg:height="0.457cm" svg:x="22.882cm" svg:y="10.456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layer="layout" svg:width="0.079cm" svg:height="0.2cm" svg:x="23.49cm" svg:y="10.8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11cm" svg:height="0.457cm" svg:x="23.75cm" svg:y="10.4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569cm" svg:height="0.457cm" svg:x="24.098cm" svg:y="10.456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line draw:style-name="gr5" draw:text-style-name="P1" draw:layer="layout" svg:x1="2.286cm" svg:y1="11.224cm" svg:x2="14.224cm" svg:y2="11.224cm">
          <text:p/>
        </draw:line>
        <draw:g>
          <svg:title>TexMaths</svg:title>
          <svg:desc>19§latex§authentication request $\left(RAND,AUTN\right)$§svg§600§TRUE§</svg:desc>
          <draw:polygon draw:style-name="gr4" draw:layer="layout" svg:width="11.849cm" svg:height="0.666cm" svg:x="2.321cm" svg:y="10.408cm" svg:viewBox="0 0 11850 667" draw:points="5926,667 0,667 0,0 11850,0 11850,667">
            <text:p/>
          </draw:polygon>
          <draw:path draw:style-name="gr3" draw:layer="layout" svg:width="0.303cm" svg:height="0.307cm" svg:x="2.349cm" svg:y="10.607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337cm" svg:height="0.303cm" svg:x="2.674cm" svg:y="10.61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3.035cm" svg:y="10.495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337cm" svg:height="0.465cm" svg:x="3.303cm" svg:y="10.444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3.67cm" svg:y="10.6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3.968cm" svg:y="10.61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1cm" svg:height="0.419cm" svg:x="4.31cm" svg:y="10.495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4.578cm" svg:y="10.45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55cm" svg:height="0.307cm" svg:x="4.764cm" svg:y="10.607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layer="layout" svg:width="0.301cm" svg:height="0.307cm" svg:x="5.066cm" svg:y="10.607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5.382cm" svg:y="10.495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5.652cm" svg:y="10.45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97cm" svg:height="0.307cm" svg:x="5.832cm" svg:y="10.607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6.168cm" svg:y="10.61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25cm" svg:height="0.295cm" svg:x="6.757cm" svg:y="10.611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259cm" svg:height="0.307cm" svg:x="7.018cm" svg:y="10.6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cm" svg:height="0.427cm" svg:x="7.318cm" svg:y="10.611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layer="layout" svg:width="0.337cm" svg:height="0.303cm" svg:x="7.667cm" svg:y="10.61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59cm" svg:height="0.307cm" svg:x="8.034cm" svg:y="10.60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19cm" svg:height="0.307cm" svg:x="8.332cm" svg:y="10.607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layer="layout" svg:width="0.21cm" svg:height="0.419cm" svg:x="8.587cm" svg:y="10.495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157cm" svg:height="0.668cm" svg:x="9.121cm" svg:y="10.406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8cm" svg:height="0.472cm" svg:x="9.341cm" svg:y="10.452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9.849cm" svg:y="10.42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0.35cm" svg:y="10.45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10.958cm" svg:y="10.452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079cm" svg:height="0.2cm" svg:x="11.559cm" svg:y="10.83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59cm" svg:height="0.48cm" svg:x="11.819cm" svg:y="10.42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464cm" svg:height="0.472cm" svg:x="12.339cm" svg:y="10.452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layer="layout" svg:width="0.455cm" svg:height="0.453cm" svg:x="12.839cm" svg:y="10.455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563cm" svg:height="0.457cm" svg:x="13.329cm" svg:y="10.45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157cm" svg:height="0.668cm" svg:x="13.949cm" svg:y="10.406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9" draw:text-style-name="P1" draw:layer="layout" svg:width="16.762cm" svg:height="9.602cm" svg:x="0.764cm" svg:y="11.73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AK \leftarrow f_5\left(\mathcal{K}, RAND\right)$§svg§600§TRUE§</svg:desc>
          <draw:polygon draw:style-name="gr4" draw:layer="layout" svg:width="6.402cm" svg:height="0.666cm" svg:x="1.335cm" svg:y="12.137cm" svg:viewBox="0 0 6403 667" draw:points="3202,667 0,667 0,0 6403,0 6403,667">
            <text:p/>
          </draw:polygon>
          <draw:path draw:style-name="gr3" draw:layer="layout" svg:width="0.459cm" svg:height="0.48cm" svg:x="1.358cm" svg:y="12.15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9cm" svg:height="0.457cm" svg:x="1.859cm" svg:y="12.181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layer="layout" svg:width="0.594cm" svg:height="0.349cm" svg:x="2.669cm" svg:y="12.295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layer="layout" svg:width="0.333cm" svg:height="0.609cm" svg:x="3.518cm" svg:y="12.165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layer="layout" svg:width="0.208cm" svg:height="0.32cm" svg:x="3.837cm" svg:y="12.426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layer="layout" svg:width="0.157cm" svg:height="0.668cm" svg:x="4.286cm" svg:y="12.13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cm" svg:height="0.487cm" svg:x="4.499cm" svg:y="12.165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layer="layout" svg:width="0.079cm" svg:height="0.2cm" svg:x="5.053cm" svg:y="12.56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72cm" svg:x="5.319cm" svg:y="12.181cm" svg:viewBox="0 0 479 473" svg:d="M224 46c4-16 6-23 19-25 6 0 27 0 40 0 48 0 122 0 122 66 0 23-10 69-36 95-18 18-54 38-114 38h-74zM321 230c67-15 146-61 146-129 0-57-58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5.825cm" svg:y="12.15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6.326cm" svg:y="12.181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6.934cm" svg:y="12.181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7.516cm" svg:y="12.13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SQN \leftarrow AK  \oplus AUTN_{SQN \oplus AK}$§svg§600§TRUE§</svg:desc>
          <draw:polygon draw:style-name="gr4" draw:layer="layout" svg:width="9.727cm" svg:height="0.647cm" svg:x="1.344cm" svg:y="13.07cm" svg:viewBox="0 0 9728 648" draw:points="4864,648 0,648 0,0 9728,0 9728,648">
            <text:p/>
          </draw:polygon>
          <draw:path draw:style-name="gr3" draw:layer="layout" svg:width="0.552cm" svg:height="0.457cm" svg:x="1.361cm" svg:y="13.068cm" svg:viewBox="0 0 553 458" svg:d="M308 182l-57-133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8 46-47 116-127 137-146 19-17 46-32 86-34 7 0 15 0 15-13 0 0 0-8-10-8-21 0-41 2-62 2-25 0-52-2-74-2-4 0-14 0-14 13 0 6 4 8 8 8 6 0 27 2 27 21 0 9-8 17-12 25z">
            <text:p/>
          </draw:path>
          <draw:path draw:style-name="gr3" draw:layer="layout" svg:width="0.396cm" svg:height="0.488cm" svg:x="1.982cm" svg:y="13.053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8-27-19-85-35-16-3-40-11-46-11-17-8-40-27-40-63 0-53 53-110 116-110 57 0 97 29 97 105 0 20-2 32-2 36 0 2 0 7 8 7 7 0 7-2 9-13z">
            <text:p/>
          </draw:path>
          <draw:path draw:style-name="gr3" draw:layer="layout" svg:width="0.463cm" svg:height="0.602cm" svg:x="2.427cm" svg:y="13.053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2.946cm" svg:y="13.068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4 0 5 4 7 10 7 20 0 43-2 66-2s47 2 68 2c4 0 14 0 14-13 0-8-8-8-15-8-38-2-44-15-44-28 0-6 2-10 4-17l87-354c4 4 4 6 6 11l167 396c6 11 8 13 13 13 8 0 8-2 10-13z">
            <text:p/>
          </draw:path>
          <draw:path draw:style-name="gr3" draw:layer="layout" svg:width="0.594cm" svg:height="0.349cm" svg:x="3.749cm" svg:y="13.18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layer="layout" svg:width="0.459cm" svg:height="0.48cm" svg:x="4.587cm" svg:y="13.04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9cm" svg:height="0.457cm" svg:x="5.087cm" svg:y="13.068cm" svg:viewBox="0 0 570 458" svg:d="M315 186c0-2-3-5-3-7s13-12 21-17l115-90c63-47 90-49 111-51 5 0 11-2 11-13 0-4-2-8-8-8-15 0-30 2-47 2-25 0-50-2-74-2-4 0-13 0-13 13 0 6 3 8 9 8 13 2 19 4 19 13 0 14-19 29-23 33l-262 199 53-215c8-24 8-30 57-30 17 0 23 0 23-13 0-6-6-8-9-8-19 0-67 2-86 2s-66-2-85-2c-6 0-16 0-16 13 0 8 8 8 21 8 8 0 21 0 29 2 9 0 15 2 15 9 0 4-2 6-4 14l-89 361c-8 24-8 30-61 30-11 0-19 0-19 14 0 7 8 7 10 7 19 0 66-2 85-2 13 0 29 0 44 0 13 0 28 2 43 2 4 0 14 0 14-13 0-8-8-8-19-8-25 0-44 0-44-11 0-6 4-19 6-31 9-34 19-70 26-104l101-78 78 180c8 18 8 19 8 23 0 21-29 21-37 21-5 0-13 0-13 14 0 7 8 7 10 7 26 0 55-2 81-2 14 0 50 2 65 2 4 0 13 0 13-13 0-8-7-8-15-8-27 0-36-6-46-30z">
            <text:p/>
          </draw:path>
          <draw:path draw:style-name="gr3" draw:layer="layout" svg:width="0.446cm" svg:height="0.446cm" svg:x="5.86cm" svg:y="13.134cm" svg:viewBox="0 0 447 447" svg:d="M447 224c0-123-101-224-223-224-125 0-224 101-224 224 0 122 101 223 224 223 124 0 223-101 223-223zM17 215c6-112 93-192 198-198v198zM232 17c106 6 192 86 199 198h-199zM215 430c-103-6-192-84-198-198h198zM431 232c-7 114-95 192-199 198v-198z">
            <text:p/>
          </draw:path>
          <draw:path draw:style-name="gr3" draw:layer="layout" svg:width="0.459cm" svg:height="0.48cm" svg:x="6.512cm" svg:y="13.04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65cm" svg:height="0.472cm" svg:x="7.033cm" svg:y="13.068cm" svg:viewBox="0 0 466 473" svg:d="M380 70c8-26 19-47 74-49 2 0 12 0 12-13 0 0 0-8-10-8-23 0-46 2-68 2-23 0-48-2-71-2-4 0-11 0-11 13 0 8 6 8 11 8 38 0 46 15 46 28 0 4 0 14-2 16l-61 239c-23 89-99 148-165 148-46 0-82-30-82-87 0-2 0-23 6-53l66-261c6-24 6-30 56-30 17 0 22 0 22-13 0-8-7-8-9-8-19 0-67 2-86 2s-66-2-85-2c-6 0-13 0-13 13 0 8 5 8 19 8 1 0 13 0 24 2 13 0 19 2 19 9 0 4-7 33-11 48l-15 59c-6 26-38 154-42 167-4 17-4 29-4 38 0 82 61 129 131 129 86 0 167-76 190-165z">
            <text:p/>
          </draw:path>
          <draw:path draw:style-name="gr3" draw:layer="layout" svg:width="0.455cm" svg:height="0.453cm" svg:x="7.532cm" svg:y="13.072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563cm" svg:height="0.457cm" svg:x="8.023cm" svg:y="13.068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layer="layout" svg:width="0.297cm" svg:height="0.339cm" svg:x="8.566cm" svg:y="13.296cm" svg:viewBox="0 0 298 340" svg:d="M298 6c0-2-2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356cm" svg:height="0.421cm" svg:x="8.916cm" svg:y="13.296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layer="layout" svg:width="0.417cm" svg:height="0.32cm" svg:x="9.335cm" svg:y="13.306cm" svg:viewBox="0 0 418 321" svg:d="M359 51c6-17 12-34 50-34 1 0 9 0 9-11 0-2-2-6-8-6-15 0-32 2-47 2-12 0-38-2-49-2-4 0-10 0-10 10 0 7 6 7 10 7 22 0 30 8 30 19 0 4 0 6-2 12l-51 205-120-245c-4-8-4-8-15-8h-65c-9 0-15 0-15 10 0 7 6 7 15 7 10 0 21 0 31 2l-63 253c-4 17-13 30-49 32-4 0-10 0-10 10 0 5 4 7 8 7 15 0 32-2 47-2 11 0 40 2 51 2 4 0 10-2 10-9 0-8-6-8-11-8-31 0-31-13-31-19 0-2 0-4 2-11l61-242 137 282c3 7 5 7 11 7s6-2 10-9z">
            <text:p/>
          </draw:path>
          <draw:path draw:style-name="gr3" draw:layer="layout" svg:width="0.347cm" svg:height="0.345cm" svg:x="9.81cm" svg:y="13.336cm" svg:viewBox="0 0 348 346" svg:d="M348 173c0-95-80-173-175-173s-173 78-173 173c0 97 78 173 173 173 97 0 175-78 175-173zM17 165c2-74 63-144 148-150v150zM181 15c87 6 148 76 150 150h-150zM165 331c-83-6-146-72-150-150h150zM331 181c-4 78-65 144-150 150v-150z">
            <text:p/>
          </draw:path>
          <draw:path draw:style-name="gr3" draw:layer="layout" svg:width="0.352cm" svg:height="0.334cm" svg:x="10.217cm" svg:y="13.292cm" svg:viewBox="0 0 353 335" svg:d="M70 279c-17 25-32 38-59 40-5 0-11 0-11 10 0 4 4 6 6 6 13 0 28-2 42-2 15 0 34 2 47 2 2 0 10 0 10-10 0-6-6-6-8-6-4-2-21-2-21-15 0-6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3" draw:layer="layout" svg:width="0.427cm" svg:height="0.32cm" svg:x="10.622cm" svg:y="13.306cm" svg:viewBox="0 0 428 321" svg:d="M236 133c-2-4-2-6-2-6 0-2 0-2 11-9l48-34c60-44 91-65 123-67 6 0 12-2 12-11 0-4-4-6-6-6-12 0-23 2-32 2-14 0-46-2-57-2-4 0-10 0-10 10 0 1 0 7 6 7 5 0 11 2 11 6 0 9-13 19-19 25l-197 136 38-148c3-15 3-19 41-19 8 0 14 0 14-9 0-6-2-8-8-8-13 0-47 2-61 2-7 0-24 0-32 0-10-2-21-2-30-2-2 0-10 0-10 10 0 7 6 7 15 7 8 0 10 0 19 0 10 2 10 2 10 8 0 0 0 4-2 9l-63 251c-4 15-4 19-42 19-7 0-13 0-13 12 0 0 0 5 8 5 13 0 47-2 60-2 8 0 25 0 33 0 9 2 21 2 30 2 2 0 10 0 10-9 0-8-6-8-16-8 0 0-9 0-17 0-11-2-11-4-11-7 0-4 6-21 23-92l78-55 68 133c2 6 2 6 2 10 0 9-13 11-21 11-6 0-11 0-11 12 0 0 0 5 7 5 14 0 46-2 59-2 15 0 34 2 48 2 5 0 9-4 9-9 0-8-7-8-11-8-10 0-23 0-31-15z">
            <text:p/>
          </draw:path>
        </draw:g>
        <draw:g>
          <svg:title>TexMaths</svg:title>
          <svg:desc>19§latex§$XMAC \leftarrow  f_1 \left( \mathcal{K},XSQN, AUTN_{AMF},RAND\right)$§svg§600§TRUE§</svg:desc>
          <draw:polygon draw:style-name="gr4" draw:layer="layout" svg:width="13.82cm" svg:height="0.666cm" svg:x="1.302cm" svg:y="14.01cm" svg:viewBox="0 0 13821 667" draw:points="6911,667 0,667 0,0 13821,0 13821,667">
            <text:p/>
          </draw:polygon>
          <draw:path draw:style-name="gr3" draw:layer="layout" svg:width="0.552cm" svg:height="0.457cm" svg:x="1.319cm" svg:y="14.054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67cm" svg:height="0.457cm" svg:x="1.933cm" svg:y="14.05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459cm" svg:height="0.48cm" svg:x="2.647cm" svg:y="14.03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76cm" svg:height="0.487cm" svg:x="3.156cm" svg:y="14.038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layer="layout" svg:width="0.594cm" svg:height="0.349cm" svg:x="3.869cm" svg:y="14.16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33cm" svg:height="0.609cm" svg:x="4.718cm" svg:y="14.038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172cm" svg:height="0.311cm" svg:x="5.058cm" svg:y="14.299cm" svg:viewBox="0 0 173 312" svg:d="M106 13c0-13 0-13-13-13-30 30-74 30-93 30v18c11 0 42 0 68-14v240c0 15 0 21-47 21h-17v17c7 0 66-2 83-2 16 0 75 2 86 2v-17h-19c-48 0-48-6-48-21z">
            <text:p/>
          </draw:path>
          <draw:path draw:style-name="gr3" draw:layer="layout" svg:width="0.157cm" svg:height="0.668cm" svg:x="5.486cm" svg:y="14.008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cm" svg:height="0.487cm" svg:x="5.699cm" svg:y="14.038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layer="layout" svg:width="0.079cm" svg:height="0.2cm" svg:x="6.254cm" svg:y="14.4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552cm" svg:height="0.457cm" svg:x="6.51cm" svg:y="14.054cm" svg:viewBox="0 0 553 458" svg:d="M306 182l-55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2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396cm" svg:height="0.487cm" svg:x="7.129cm" svg:y="14.038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463cm" svg:height="0.601cm" svg:x="7.574cm" svg:y="14.038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8.093cm" svg:y="14.05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079cm" svg:height="0.2cm" svg:x="8.695cm" svg:y="14.4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59cm" svg:height="0.48cm" svg:x="8.957cm" svg:y="14.03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65cm" svg:height="0.472cm" svg:x="9.478cm" svg:y="14.054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layer="layout" svg:width="0.455cm" svg:height="0.453cm" svg:x="9.976cm" svg:y="14.057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563cm" svg:height="0.457cm" svg:x="10.468cm" svg:y="14.05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352cm" svg:height="0.334cm" svg:x="11.002cm" svg:y="14.276cm" svg:viewBox="0 0 353 335" svg:d="M70 279c-17 25-32 38-59 40-5 0-11 0-11 10 0 4 4 6 6 6 13 0 28-2 42-2 15 0 34 2 47 2 2 0 10 0 10-10 0-6-6-6-8-6-4-2-21-2-21-15 0-6 6-13 8-17l38-59h133l11 78c-2 6-4 13-32 13-6 0-12 0-12 10 0 2 0 6 8 6 13 0 46-2 61-2 7 0 19 2 26 2 10 0 19 0 27 0s9-4 9-10-5-6-13-6c-26 0-28-4-28-15l-42-291c-2-9-2-13-12-13-9 0-11 4-15 11zM131 211l99-154 23 154z">
            <text:p/>
          </draw:path>
          <draw:path draw:style-name="gr3" draw:layer="layout" svg:width="0.499cm" svg:height="0.32cm" svg:x="11.41cm" svg:y="14.289cm" svg:viewBox="0 0 500 321" svg:d="M445 38c3-17 5-21 40-21 9 0 15 0 15-9 0-8-6-8-14-8h-64c-13 0-13 0-19 10l-183 267-45-264c-2-13-2-13-17-13h-67c-9 0-15 0-15 10 0 7 6 7 15 7 8 0 10 0 19 0 10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layer="layout" svg:width="0.354cm" svg:height="0.318cm" svg:x="11.965cm" svg:y="14.291cm" svg:viewBox="0 0 355 319" svg:d="M129 167h50c36 0 41 6 41 21 0 8 0 10-3 23 0 2 0 4 0 6 0 3 2 5 7 5 6 0 6-2 8-9l26-101c0-2 2-7 2-9 0-4-3-8-7-8-8 0-8 4-10 11-9 38-23 44-64 44h-46l29-118c3-13 5-15 24-15h72c63 0 75 15 75 53 0 17-2 27-2 31s2 7 7 7c8 0 8-3 10-13l7-82c2-13-2-13-13-13h-251c-9 0-15 0-15 10 0 7 6 7 15 7 0 0 10 0 17 0 10 2 12 2 12 8 0 4-2 7-2 9l-63 247c-4 17-4 21-42 21-7 0-13 0-13 10 0 5 4 7 8 7 13 0 47-2 62-2h36c12 0 25 2 37 2 3 0 11 0 11-9 0-8-6-8-17-8 0 0-13 0-25 0-9-2-15-2-15-9 0-2 0-2 2-8z">
            <text:p/>
          </draw:path>
          <draw:path draw:style-name="gr3" draw:layer="layout" svg:width="0.079cm" svg:height="0.2cm" svg:x="12.438cm" svg:y="14.43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72cm" svg:x="12.704cm" svg:y="14.054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4-2 83-2s67 2 86 2c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3.21cm" svg:y="14.03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3.711cm" svg:y="14.05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4.319cm" svg:y="14.05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14.901cm" svg:y="14.008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verify $XMAC = AUTN_{MAC}$§svg§600§TRUE§</svg:desc>
          <draw:polygon draw:style-name="gr10" draw:layer="layout" svg:width="8.498cm" svg:height="0.592cm" svg:x="3.35cm" svg:y="15.201cm" svg:viewBox="0 0 8499 593" draw:points="4250,593 0,593 0,0 8499,0 8499,593">
            <text:p/>
          </draw:polygon>
          <draw:path draw:style-name="gr11" draw:layer="layout" svg:width="0.328cm" svg:height="0.296cm" svg:x="3.363cm" svg:y="15.376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11" draw:layer="layout" svg:width="0.259cm" svg:height="0.307cm" svg:x="3.702cm" svg:y="15.365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11" draw:layer="layout" svg:width="0.225cm" svg:height="0.296cm" svg:x="3.998cm" svg:y="15.369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11" draw:layer="layout" svg:width="0.143cm" svg:height="0.448cm" svg:x="4.26cm" svg:y="15.216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11" draw:layer="layout" svg:width="0.218cm" svg:height="0.472cm" svg:x="4.446cm" svg:y="15.192cm" svg:viewBox="0 0 219 473" svg:d="M95 184v-78c0-58 32-91 63-91 2 0 11 0 23 4-10 4-21 11-21 29 0 15 11 28 28 28 21 0 31-13 31-28 0-25-25-48-61-48-48 0-105 36-105 106v78h-53v21h53v217c0 31-7 31-53 31v20c27-1 59-1 78-1 27 0 59 0 85 1v-20h-15c-49 0-51-8-51-33v-215h78v-21z">
            <text:p/>
          </draw:path>
          <draw:path draw:style-name="gr11" draw:layer="layout" svg:width="0.328cm" svg:height="0.427cm" svg:x="4.64cm" svg:y="15.376cm" svg:viewBox="0 0 329 428" svg:d="M266 65c17-44 51-44 63-44v-21c-15 2-36 2-52 2-11 0-43-2-57-2v21c21 0 31 11 31 28 0 8 0 8-4 18l-68 163-74-181c-2-5-4-7-4-11 0-17 24-17 38-17v-21c-17 0-63 2-74 2-17 0-44 0-65-2v21c32 0 46 0 55 23l101 245c-4 10-13 30-17 40-15 36-34 84-76 84-4 0-19 0-33-14 21-2 27-17 27-26 0-19-13-29-28-29-14 0-29 8-29 29 0 30 29 55 63 55 42 0 68-40 85-78z">
            <text:p/>
          </draw:path>
          <draw:path draw:style-name="gr11" draw:layer="layout" svg:width="0.552cm" svg:height="0.457cm" svg:x="5.218cm" svg:y="15.207cm" svg:viewBox="0 0 553 458" svg:d="M308 183l-57-134c-2-5-4-7-4-9 0-4 11-17 40-19 6 0 13-2 13-13 0-8-7-8-9-8-29 0-57 2-86 2-17 0-57-2-74-2-4 0-13 0-13 13 0 8 7 8 17 8 40 0 44 6 49 21l80 188-142 152-8 8c-34 34-65 45-99 47-9 0-15 0-15 14 0 2 0 7 10 7 19 0 41-2 62-2 25 0 52 2 74 2 4 0 14 0 14-13 0-8-8-8-10-8-6 0-26-2-26-21 0-9 11-20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11" draw:layer="layout" svg:width="0.67cm" svg:height="0.457cm" svg:x="5.831cm" svg:y="15.207cm" svg:viewBox="0 0 671 458" svg:d="M593 51c6-24 6-30 57-30 15 0 21 0 21-13 0-8-6-8-17-8h-90c-17 0-17 0-26 13l-243 383-54-381c-2-15-3-15-21-15h-91c-13 0-21 0-21 13 0 8 8 8 21 8 8 0 21 0 29 2 9 0 15 2 15 9 0 4-2 6-4 14l-85 342c-6 27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11" draw:layer="layout" svg:width="0.459cm" svg:height="0.48cm" svg:x="6.546cm" svg:y="15.186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11" draw:layer="layout" svg:width="0.476cm" svg:height="0.488cm" svg:x="7.055cm" svg:y="15.192cm" svg:viewBox="0 0 477 489" svg:d="M477 8c0-4-2-8-8-8-2 0-3 0-11 8l-46 51c-5-10-38-59-112-59-150 0-300 148-300 304 0 111 80 185 182 185 57 0 109-29 145-59 63-55 74-116 74-118 0-6-8-6-10-6-3 0-5 0-7 6-6 19-21 66-69 106-45 38-87 50-123 50-59 0-131-36-131-141 0-38 15-146 82-224 39-48 102-82 163-82 68 0 108 51 108 129 0 27-2 29-2 34 0 8 8 8 10 8 9 0 9-2 11-13z">
            <text:p/>
          </draw:path>
          <draw:path draw:style-name="gr11" draw:layer="layout" svg:width="0.446cm" svg:height="0.157cm" svg:x="7.768cm" svg:y="15.418cm" svg:viewBox="0 0 447 158" svg:d="M424 27c9 0 23 0 23-14 0-13-14-13-23-13h-401c-10 0-23 0-23 13 0 14 13 14 23 14zM424 158c9 0 23 0 23-13 0-14-14-14-23-14h-401c-10 0-23 0-23 14 0 13 13 13 23 13z">
            <text:p/>
          </draw:path>
          <draw:path draw:style-name="gr11" draw:layer="layout" svg:width="0.459cm" svg:height="0.48cm" svg:x="8.457cm" svg:y="15.186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11" draw:layer="layout" svg:width="0.465cm" svg:height="0.472cm" svg:x="8.976cm" svg:y="15.207cm" svg:viewBox="0 0 466 473" svg:d="M380 70c8-26 19-47 74-49 2 0 12 0 12-13 0 0 0-8-10-8-23 0-46 2-68 2-23 0-48-2-71-2-3 0-11 0-11 13 0 8 6 8 11 8 38 0 46 15 46 28 0 4 0 14-2 16l-61 239c-23 90-99 149-165 149-46 0-82-31-82-88 0-2 0-23 6-53l66-261c6-24 6-30 56-30 17 0 22 0 22-13 0-8-7-8-9-8-19 0-67 2-86 2s-66-2-85-2c-6 0-13 0-13 13 0 8 5 8 19 8 1 0 13 0 24 2 14 0 19 2 19 9 0 4-7 33-11 48l-15 59c-6 26-38 154-42 167-4 17-4 29-4 38 0 82 61 129 131 129 86 0 167-76 190-165z">
            <text:p/>
          </draw:path>
          <draw:path draw:style-name="gr11" draw:layer="layout" svg:width="0.455cm" svg:height="0.453cm" svg:x="9.476cm" svg:y="15.211cm" svg:viewBox="0 0 456 454" svg:d="M270 48c6-19 7-23 15-25s29-2 44-2c66 0 97 2 97 55 0 10-2 36-6 53 0 4-2 12-2 14 0 3 2 7 8 7 7 0 9-4 11-15l17-116c2-4 2-9 2-11 0-8-8-8-19-8h-370c-18 0-18 0-23 13l-40 118c0 2-4 12-4 14 0 3 4 5 8 5 7 0 7-2 11-13 36-105 53-116 154-116h25c19 0 19 2 19 8 0 3-2 13-2 15l-90 357c-7 25-9 33-79 33-25 0-29 0-29 13 0 7 8 7 12 7 17 0 36-1 55-1s38 0 57 0 38 0 55 0c19 0 40 1 59 1 5 0 15 0 15-13 0-7-6-7-23-7s-27 0-44-2c-19-2-24-4-24-14 0-2 0-5 2-15z">
            <text:p/>
          </draw:path>
          <draw:path draw:style-name="gr11" draw:layer="layout" svg:width="0.563cm" svg:height="0.457cm" svg:x="9.966cm" svg:y="15.207cm" svg:viewBox="0 0 564 458" svg:d="M481 70c5-26 19-47 72-49 4 0 11 0 11-13 0 0 0-8-9-8-21 0-46 2-67 2-22 0-47-2-68-2-4 0-13 0-13 13 0 8 7 8 13 8 38 0 46 15 46 28 0 4-2 14-2 16l-76 298-149-350c-5-13-5-13-20-13h-90c-13 0-21 0-21 13 0 8 8 8 19 8 4 0 46 0 46 6l-89 361c-6 27-17 47-73 49-3 0-11 0-11 14 0 5 4 7 10 7 20 0 43-2 66-2s48 2 68 2c4 0 14 0 14-13 0-8-8-8-15-8-38-2-44-15-44-28 0-6 2-10 4-17l87-354c4 4 4 6 6 11l167 396c6 11 8 13 13 13 8 0 8-2 10-13z">
            <text:p/>
          </draw:path>
          <draw:path draw:style-name="gr11" draw:layer="layout" svg:width="0.499cm" svg:height="0.32cm" svg:x="10.509cm" svg:y="15.445cm" svg:viewBox="0 0 500 321" svg:d="M445 38c3-17 5-21 40-21 9 0 15 0 15-9 0-8-6-8-14-8h-64c-13 0-13 0-19 10l-183 268-45-265c-2-13-2-13-17-13h-67c-9 0-15 0-15 10 0 7 6 7 15 7 8 0 10 0 19 0 8 2 10 2 10 8 0 0 0 4-2 9l-59 238c-4 15-11 30-49 32-4 0-10 0-10 12 0 0 0 5 8 5 13 0 32-2 47-2 12 0 40 2 51 2 2 0 8 0 8-9 0-8-6-8-9-8-31 0-31-13-31-19 0-2 0-4 2-11l63-251 51 285c2 10 2 13 10 13 5 0 9-5 13-9l197-295v2l-66 266c-4 15-4 19-42 19-7 0-13 0-13 12 0 0 0 5 7 5 10 0 19-2 29-2 9 0 21 0 30 0 14 0 46 2 59 2 4 0 10 0 10-9 0-8-6-8-15-8 0 0-10 0-18 0-11-2-11-4-11-7 0-4 2-8 2-12z">
            <text:p/>
          </draw:path>
          <draw:path draw:style-name="gr11" draw:layer="layout" svg:width="0.352cm" svg:height="0.334cm" svg:x="11.059cm" svg:y="15.429cm" svg:viewBox="0 0 353 335" svg:d="M70 280c-17 24-32 38-59 39-5 0-11 0-11 10 0 4 4 6 6 6 13 0 28-2 42-2 15 0 34 2 47 2 2 0 10 0 10-10 0-6-6-6-8-6-4-1-21-1-21-15 0-5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11" draw:layer="layout" svg:width="0.362cm" svg:height="0.339cm" svg:x="11.465cm" svg:y="15.435cm" svg:viewBox="0 0 363 340" svg:d="M363 6c0-2-2-6-6-6s-4 0-9 6l-34 36c-4-6-31-42-88-42-114 0-226 101-226 207 0 76 61 133 144 133 25 0 71-5 118-45 38-33 48-73 48-76 0-8-4-8-8-8-6 0-6 4-7 8-19 64-86 104-143 104-49 0-104-26-104-101 0-13 1-87 57-148 32-36 81-57 125-57 55 0 87 40 87 91 0 14-2 18-2 21 0 6 6 6 10 6 8 0 8-2 9-11z">
            <text:p/>
          </draw:path>
        </draw:g>
        <draw:g>
          <svg:title>TexMaths</svg:title>
          <svg:desc>19§latex§verify $SQN \leq XSQN \leq \left(SQN+range\right)$§svg§600§TRUE§</svg:desc>
          <draw:polygon draw:style-name="gr4" draw:layer="layout" svg:width="12.024cm" svg:height="0.666cm" svg:x="3.335cm" svg:y="16.128cm" svg:viewBox="0 0 12025 667" draw:points="6013,667 0,667 0,0 12025,0 12025,667">
            <text:p/>
          </draw:polygon>
          <draw:path draw:style-name="gr3" draw:layer="layout" svg:width="0.328cm" svg:height="0.295cm" svg:x="3.348cm" svg:y="16.339cm" svg:viewBox="0 0 329 296" svg:d="M266 67c8-16 19-46 63-46v-21c-16 2-36 2-52 2-15 0-45-2-57-2v21c25 0 33 15 33 28 0 6-2 10-6 18l-68 171-75-189c-3-7-3-9-3-11 0-17 24-17 38-17v-21c-21 0-59 2-74 2-18 0-44 0-65-2v21c42 0 46 4 53 25l97 239c4 10 6 11 15 11 8 0 12-5 14-11z">
            <text:p/>
          </draw:path>
          <draw:path draw:style-name="gr3" draw:layer="layout" svg:width="0.259cm" svg:height="0.307cm" svg:x="3.686cm" svg:y="16.32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25cm" svg:height="0.295cm" svg:x="3.983cm" svg:y="16.331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143cm" svg:height="0.448cm" svg:x="4.245cm" svg:y="16.179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7cm" svg:height="0.472cm" svg:x="4.431cm" svg:y="16.156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328cm" svg:height="0.427cm" svg:x="4.625cm" svg:y="16.339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layer="layout" svg:width="0.396cm" svg:height="0.487cm" svg:x="5.22cm" svg:y="16.156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463cm" svg:height="0.601cm" svg:x="5.664cm" svg:y="16.156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layer="layout" svg:width="0.563cm" svg:height="0.457cm" svg:x="6.185cm" svg:y="16.17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409cm" svg:height="0.518cm" svg:x="7.006cm" svg:y="16.202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layer="layout" svg:width="0.552cm" svg:height="0.457cm" svg:x="7.671cm" svg:y="16.172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5-63-70-168-86-208 46-47 116-127 137-146 19-17 46-32 86-34 7 0 15 0 15-13 0 0 0-8-10-8-21 0-41 2-62 2-25 0-52-2-74-2-4 0-14 0-14 13 0 6 4 8 8 8 6 0 26 2 26 21 0 9-7 17-11 25z">
            <text:p/>
          </draw:path>
          <draw:path draw:style-name="gr3" draw:layer="layout" svg:width="0.396cm" svg:height="0.487cm" svg:x="8.292cm" svg:y="16.156cm" svg:viewBox="0 0 397 488" svg:d="M397 8c0-4 0-8-6-8-3 0-5 0-13 10l-32 38c-17-31-52-48-95-48-86 0-166 78-166 158 0 55 35 85 69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463cm" svg:height="0.601cm" svg:x="8.737cm" svg:y="16.156cm" svg:viewBox="0 0 464 602" svg:d="M260 468c105-38 204-158 204-287 0-109-73-181-171-181-145 0-293 152-293 308 0 112 76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9.255cm" svg:y="16.17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409cm" svg:height="0.518cm" svg:x="10.078cm" svg:y="16.202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layer="layout" svg:width="0.157cm" svg:height="0.668cm" svg:x="10.792cm" svg:y="16.126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96cm" svg:height="0.487cm" svg:x="11.02cm" svg:y="16.156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463cm" svg:height="0.601cm" svg:x="11.465cm" svg:y="16.156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layer="layout" svg:width="0.563cm" svg:height="0.457cm" svg:x="11.984cm" svg:y="16.172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445cm" svg:height="0.446cm" svg:x="12.751cm" svg:y="16.238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layer="layout" svg:width="0.273cm" svg:height="0.303cm" svg:x="13.399cm" svg:y="16.331cm" svg:viewBox="0 0 274 304" svg:d="M40 257c-2 11-6 26-6 30 0 11 10 17 19 17 8 0 21-6 25-19 2-2 25-93 26-106 6-21 18-69 23-88 2-7 21-40 36-55 6-4 25-21 55-21 18 0 27 8 29 8-21 4-36 19-36 36 0 11 7 25 26 25 18 0 37-16 37-40 0-23-21-44-56-44-43 0-74 32-87 51-4-30-28-51-61-51-30 0-43 27-49 38-12 23-21 63-21 65 0 7 8 7 8 7 7 0 7 0 11-15 11-47 25-80 49-80 12 0 21 6 21 31 0 13-2 21-11 57z">
            <text:p/>
          </draw:path>
          <draw:path draw:style-name="gr3" draw:layer="layout" svg:width="0.307cm" svg:height="0.303cm" svg:x="13.724cm" svg:y="16.331cm" svg:viewBox="0 0 308 304" svg:d="M224 44c-13-25-32-44-63-44-77 0-161 99-161 198 0 62 36 106 89 106 14 0 48-2 88-49 5 28 28 49 60 49 25 0 40-15 50-36 11-25 21-67 21-67 0-7-6-7-8-7-7 0-7 4-9 13-12 44-25 82-52 82-19 0-21-17-21-31 0-15 2-19 10-49 8-28 8-34 15-61l23-93c6-19 6-21 6-23 0-11-8-19-19-19-17 0-27 16-29 31zM180 217c-3 13-3 13-13 24-30 38-57 48-76 48-34 0-44-36-44-63 0-32 21-116 38-146 21-40 50-65 78-65 44 0 54 55 54 59s-2 8-4 12z">
            <text:p/>
          </draw:path>
          <draw:path draw:style-name="gr3" draw:layer="layout" svg:width="0.362cm" svg:height="0.303cm" svg:x="14.068cm" svg:y="16.331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layer="layout" svg:width="0.307cm" svg:height="0.432cm" svg:x="14.459cm" svg:y="16.331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257cm" svg:height="0.303cm" svg:x="14.82cm" svg:y="16.331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layer="layout" svg:width="0.157cm" svg:height="0.668cm" svg:x="15.138cm" svg:y="16.126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update $SQN \leftarrow SQN + 1$§svg§600§TRUE§</svg:desc>
          <draw:polygon draw:style-name="gr4" draw:layer="layout" svg:width="7.58cm" svg:height="0.592cm" svg:x="1.436cm" svg:y="17.339cm" svg:viewBox="0 0 7581 593" draw:points="3791,593 0,593 0,0 7581,0 7581,593">
            <text:p/>
          </draw:polygon>
          <draw:path draw:style-name="gr3" draw:layer="layout" svg:width="0.337cm" svg:height="0.303cm" svg:x="1.457cm" svg:y="17.507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1.824cm" svg:y="17.507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2.217cm" svg:y="17.338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layer="layout" svg:width="0.303cm" svg:height="0.307cm" svg:x="2.591cm" svg:y="17.503cm" svg:viewBox="0 0 304 308" svg:d="M196 251c2 26 21 55 53 55 13 0 55-10 55-65v-38h-17v38c0 38-17 44-25 44-23 0-25-30-25-34v-135c0-29 0-53-24-80-27-25-59-36-91-36-56 0-103 32-103 76 0 21 13 32 32 32 17 0 31-13 31-32 0-8-4-30-34-30 17-23 51-31 72-31 32 0 70 27 70 86v24c-34 2-80 4-123 25-50 23-67 57-67 87 0 54 65 71 108 71 44 0 74-27 88-57zM190 141v66c0 65-48 87-78 87-32 0-61-24-61-58 0-37 29-92 139-95z">
            <text:p/>
          </draw:path>
          <draw:path draw:style-name="gr3" draw:layer="layout" svg:width="0.21cm" svg:height="0.419cm" svg:x="2.908cm" svg:y="17.391cm" svg:viewBox="0 0 211 420" svg:d="M105 144h95v-21h-95v-123h-18c-1 55-20 127-87 129v15h57v185c0 83 63 91 87 91 48 0 67-48 67-91v-38h-17v38c0 49-19 74-46 74-44 0-43-61-43-73z">
            <text:p/>
          </draw:path>
          <draw:path draw:style-name="gr3" draw:layer="layout" svg:width="0.259cm" svg:height="0.307cm" svg:x="3.173cm" svg:y="17.50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96cm" svg:height="0.487cm" svg:x="3.708cm" svg:y="17.33cm" svg:viewBox="0 0 397 488" svg:d="M397 8c0-4 0-8-6-8-3 0-5 0-13 9l-32 38c-17-30-52-47-95-47-86 0-165 78-165 158 0 55 34 85 68 95l72 19c25 5 63 17 63 72 0 59-55 123-122 123-44 0-118-15-118-99 0-15 4-32 4-36 2-2 2-3 2-3 0-8-4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4.153cm" svg:y="17.33cm" svg:viewBox="0 0 464 602" svg:d="M260 467c105-38 204-157 204-287 0-108-73-180-171-180-145 0-293 152-293 308 0 112 76 178 171 178 17 0 40-2 67-9-2 42-2 43-2 51 0 21 0 74 55 74 79 0 112-123 112-129s-6-8-8-8c-6 0-7 4-7 8-17 47-56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layer="layout" svg:width="0.563cm" svg:height="0.457cm" svg:x="4.672cm" svg:y="17.345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594cm" svg:height="0.348cm" svg:x="5.475cm" svg:y="17.461cm" svg:viewBox="0 0 595 349" svg:d="M570 188c13 0 25 0 25-13 0-14-12-14-25-14h-498c38-28 55-55 61-64 30-46 36-88 36-89 0-8-8-8-13-8-12 0-13 2-15 13-16 67-55 122-131 154-8 2-10 4-10 8 0 5 4 5 10 9 70 29 115 82 131 156 2 8 3 9 15 9 5 0 13 0 13-7 0 0-6-44-34-87-13-21-32-44-63-67z">
            <text:p/>
          </draw:path>
          <draw:path draw:style-name="gr3" draw:layer="layout" svg:width="0.396cm" svg:height="0.487cm" svg:x="6.323cm" svg:y="17.33cm" svg:viewBox="0 0 397 488" svg:d="M397 8c0-4 0-8-6-8-3 0-5 0-13 9l-32 38c-17-30-51-47-95-47-86 0-165 78-165 158 0 55 34 85 68 95l72 19c25 5 63 17 63 72 0 59-55 123-122 123-43 0-118-15-118-99 0-15 4-32 4-36 2-2 2-3 2-3 0-8-4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6.767cm" svg:y="17.33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layer="layout" svg:width="0.563cm" svg:height="0.457cm" svg:x="7.288cm" svg:y="17.345cm" svg:viewBox="0 0 564 458" svg:d="M481 70c5-26 19-47 72-49 4 0 11 0 11-13 0 0 0-8-9-8-21 0-46 2-67 2-23 0-47-2-68-2-4 0-13 0-13 13 0 8 7 8 13 8 38 0 46 15 46 28 0 4-2 14-2 16l-76 298-149-350c-5-13-5-13-20-13h-90c-13 0-21 0-21 13 0 8 8 8 19 8 4 0 46 0 46 6l-89 360c-6 27-18 48-73 50-3 0-11 0-11 13 0 6 4 8 10 8 20 0 43-2 66-2s47 2 68 2c4 0 14 0 14-14 0-7-8-7-15-7-38-2-44-15-44-29 0-5 2-9 4-17l87-353c4 4 4 6 6 11l167 395c6 12 8 14 13 14 8 0 8-2 10-14z">
            <text:p/>
          </draw:path>
          <draw:path draw:style-name="gr3" draw:layer="layout" svg:width="0.446cm" svg:height="0.445cm" svg:x="8.054cm" svg:y="17.412cm" svg:viewBox="0 0 447 446" svg:d="M238 237h186c9 0 23 0 23-13 0-15-14-15-23-15h-186v-186c0-10-1-23-14-23s-13 13-13 23v186h-188c-10 0-23 0-23 15 0 13 13 13 23 13h188v187c0 9 0 22 13 22s14-13 14-22z">
            <text:p/>
          </draw:path>
          <draw:path draw:style-name="gr3" draw:layer="layout" svg:width="0.221cm" svg:height="0.445cm" svg:x="8.742cm" svg:y="17.357cm" svg:viewBox="0 0 222 446" svg:d="M139 17c0-15 0-17-15-17-42 44-103 44-124 44v21c13 0 53 0 87-19v347c0 25-1 32-62 32h-21v21c24-2 82-2 110-2 27 0 85 0 108 2v-21h-21c-60 0-62-7-62-32z">
            <text:p/>
          </draw:path>
        </draw:g>
        <draw:g>
          <svg:title>TexMaths</svg:title>
          <svg:desc>19§latex§$SRES \leftarrow f_2(\mathcal{K},RAND)$§svg§600§TRUE§</svg:desc>
          <draw:polygon draw:style-name="gr4" draw:layer="layout" svg:width="7.111cm" svg:height="0.666cm" svg:x="1.413cm" svg:y="18.239cm" svg:viewBox="0 0 7112 667" draw:points="3557,667 0,667 0,0 7112,0 7112,667">
            <text:p/>
          </draw:polygon>
          <draw:path draw:style-name="gr3" draw:layer="layout" svg:width="0.396cm" svg:height="0.487cm" svg:x="1.447cm" svg:y="18.267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478cm" svg:height="0.472cm" svg:x="1.886cm" svg:y="18.28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2.395cm" svg:y="18.285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2.935cm" svg:y="18.267cm" svg:viewBox="0 0 397 488" svg:d="M397 8c0-4 0-8-6-8-3 0-5 0-13 10l-32 38c-17-31-51-48-95-48-86 0-167 78-167 158 0 55 36 85 70 95l72 19c25 5 61 17 61 72 0 59-53 124-120 124-43 0-118-16-118-99 0-15 4-33 4-36 2-2 2-4 2-4 0-8-6-8-7-8-4 0-6 0-8 2s-40 156-40 158c0 4 4 7 8 7 3 0 3-1 11-11l34-38c29 40 74 49 112 49 92 0 171-89 171-173 0-47-22-70-32-77-17-18-27-19-85-35-16-3-40-11-46-11-17-8-40-27-40-63 0-53 53-110 116-110 57 0 97 29 97 105 0 20-2 32-2 36 0 2 0 7 8 7 7 0 7-2 9-13z">
            <text:p/>
          </draw:path>
          <draw:path draw:style-name="gr3" draw:layer="layout" svg:width="0.594cm" svg:height="0.349cm" svg:x="3.57cm" svg:y="18.39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33cm" svg:height="0.609cm" svg:x="4.417cm" svg:y="18.267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layer="layout" svg:width="0.208cm" svg:height="0.311cm" svg:x="4.738cm" svg:y="18.528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layer="layout" svg:width="0.157cm" svg:height="0.668cm" svg:x="5.074cm" svg:y="18.237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cm" svg:height="0.487cm" svg:x="5.285cm" svg:y="18.267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layer="layout" svg:width="0.079cm" svg:height="0.2cm" svg:x="5.84cm" svg:y="18.667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72cm" svg:x="6.106cm" svg:y="18.283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6.612cm" svg:y="18.2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7.115cm" svg:y="18.28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7.723cm" svg:y="18.283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8.303cm" svg:y="18.237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(\mathcal{K},RAND)$§svg§600§TRUE§</svg:desc>
          <draw:polygon draw:style-name="gr4" draw:layer="layout" svg:width="6.315cm" svg:height="0.666cm" svg:x="1.413cm" svg:y="19.141cm" svg:viewBox="0 0 6316 667" draw:points="3158,667 0,667 0,0 6316,0 6316,667">
            <text:p/>
          </draw:polygon>
          <draw:path draw:style-name="gr3" draw:layer="layout" svg:width="0.476cm" svg:height="0.487cm" svg:x="1.447cm" svg:y="19.169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layer="layout" svg:width="0.569cm" svg:height="0.457cm" svg:x="1.962cm" svg:y="19.185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layer="layout" svg:width="0.594cm" svg:height="0.349cm" svg:x="2.772cm" svg:y="19.29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33cm" svg:height="0.609cm" svg:x="3.621cm" svg:y="19.169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216cm" svg:height="0.32cm" svg:x="3.936cm" svg:y="19.43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layer="layout" svg:width="0.157cm" svg:height="0.668cm" svg:x="4.276cm" svg:y="19.139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cm" svg:height="0.487cm" svg:x="4.489cm" svg:y="19.169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layer="layout" svg:width="0.079cm" svg:height="0.2cm" svg:x="5.044cm" svg:y="19.569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72cm" svg:x="5.31cm" svg:y="19.185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5.816cm" svg:y="19.162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6.317cm" svg:y="19.185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6.925cm" svg:y="19.18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7.507cm" svg:y="19.139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(\mathcal{K},RAND)$§svg§600§TRUE§</svg:desc>
          <draw:polygon draw:style-name="gr4" draw:layer="layout" svg:width="6.136cm" svg:height="0.666cm" svg:x="1.414cm" svg:y="20.141cm" svg:viewBox="0 0 6137 667" draw:points="3069,667 0,667 0,0 6137,0 6137,667">
            <text:p/>
          </draw:polygon>
          <draw:path draw:style-name="gr3" draw:layer="layout" svg:width="0.311cm" svg:height="0.457cm" svg:x="1.437cm" svg:y="20.18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569cm" svg:height="0.457cm" svg:x="1.785cm" svg:y="20.185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8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layer="layout" svg:width="0.594cm" svg:height="0.349cm" svg:x="2.594cm" svg:y="20.299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layer="layout" svg:width="0.333cm" svg:height="0.609cm" svg:x="3.443cm" svg:y="20.169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layer="layout" svg:width="0.231cm" svg:height="0.316cm" svg:x="3.751cm" svg:y="20.426cm" svg:viewBox="0 0 232 317" svg:d="M232 239v-17h-53v-209c0-9 0-13-10-13-6 0-7 0-13 6l-156 216v17h139v40c0 16 0 21-38 21h-14v17c25-2 54-2 71-2 19 0 47 0 72 2v-17h-13c-38 0-38-5-38-21v-40zM143 51v171h-126z">
            <text:p/>
          </draw:path>
          <draw:path draw:style-name="gr3" draw:layer="layout" svg:width="0.157cm" svg:height="0.668cm" svg:x="4.099cm" svg:y="20.139cm" svg:viewBox="0 0 158 669" svg:d="M158 663c0-2 0-4-14-15-83-84-104-211-104-313 0-116 25-232 108-316 10-9 10-9 10-11 0-6-4-8-8-8-7 0-68 46-108 131-34 74-42 148-42 204 0 53 8 133 44 209 41 83 99 125 106 125 4 0 8-2 8-6z">
            <text:p/>
          </draw:path>
          <draw:path draw:style-name="gr3" draw:layer="layout" svg:width="0.47cm" svg:height="0.487cm" svg:x="4.312cm" svg:y="20.169cm" svg:viewBox="0 0 471 488" svg:d="M112 46c-7 146-68 323-108 427-4 8-4 10-4 10 0 5 6 5 8 5 11 0 36-13 45-26 4-4 91-224 110-394 4-26 6-55 6-57 0-9 0-11-7-11-8 0-27 10-40 17-33 15-57 29-57 40 0 4 3 4 7 4 6 0 8 0 40-15zM467 388c0 0 0-6-7-6-4 0-12 0-21 8-8 5-10 7-13 19-18 49-84 49-84 49-66 0-160-209-160-270 0-11 2-17 25-42 50-49 169-117 200-117 15 0 24 11 24 28 0 4-2 8-2 11 0 4 2 8 8 8 2 0 34-4 34-36 0-23-13-40-38-40-45 0-138 53-192 91-28 21-100 72-100 114 0 57 68 202 117 251 23 23 36 32 57 32 52 0 107-28 132-60 19-21 20-38 20-40z">
            <text:p/>
          </draw:path>
          <draw:path draw:style-name="gr3" draw:layer="layout" svg:width="0.079cm" svg:height="0.2cm" svg:x="4.866cm" svg:y="20.569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72cm" svg:x="5.132cm" svg:y="20.185cm" svg:viewBox="0 0 479 473" svg:d="M224 46c4-16 6-23 19-25 6 0 27 0 40 0 48 0 122 0 122 66 0 23-10 69-36 95-18 18-54 38-114 38h-74zM321 230c67-15 146-61 146-129 0-57-59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5.638cm" svg:y="20.162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6.139cm" svg:y="20.185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7 13 13 13 8 0 8-2 10-13z">
            <text:p/>
          </draw:path>
          <draw:path draw:style-name="gr3" draw:layer="layout" svg:width="0.512cm" svg:height="0.457cm" svg:x="6.747cm" svg:y="20.185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layer="layout" svg:width="0.157cm" svg:height="0.668cm" svg:x="7.329cm" svg:y="20.139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5" draw:text-style-name="P1" draw:layer="layout" svg:x1="14.125cm" svg:y1="25.602cm" svg:x2="2.064cm" svg:y2="25.602cm">
          <text:p/>
        </draw:line>
        <draw:g>
          <svg:title>TexMaths</svg:title>
          <svg:desc>19§latex§\text{authentication response ($SRES$)}§svg§600§TRUE§</svg:desc>
          <draw:polygon draw:style-name="gr4" draw:layer="layout" svg:width="9.558cm" svg:height="0.666cm" svg:x="3.343cm" svg:y="24.767cm" svg:viewBox="0 0 9559 667" draw:points="4780,667 0,667 0,0 9559,0 9559,667">
            <text:p/>
          </draw:polygon>
          <draw:path draw:style-name="gr3" draw:layer="layout" svg:width="0.303cm" svg:height="0.307cm" svg:x="3.372cm" svg:y="24.966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337cm" svg:height="0.303cm" svg:x="3.696cm" svg:y="24.9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4.057cm" svg:y="24.854cm" svg:viewBox="0 0 211 420" svg:d="M105 144h95v-20h-95v-124h-18c-1 55-20 127-87 129v15h57v185c0 83 63 91 87 91 48 0 67-47 67-91v-38h-17v38c0 49-21 74-46 74-43 0-43-61-43-72z">
            <text:p/>
          </draw:path>
          <draw:path draw:style-name="gr3" draw:layer="layout" svg:width="0.337cm" svg:height="0.465cm" svg:x="4.325cm" svg:y="24.803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layer="layout" svg:width="0.259cm" svg:height="0.307cm" svg:x="4.692cm" svg:y="24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4.99cm" svg:y="24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1cm" svg:height="0.419cm" svg:x="5.332cm" svg:y="24.854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43cm" svg:height="0.448cm" svg:x="5.6cm" svg:y="24.8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56cm" svg:height="0.307cm" svg:x="5.786cm" svg:y="24.966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301cm" svg:height="0.307cm" svg:x="6.089cm" svg:y="24.966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6.404cm" svg:y="24.854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43cm" svg:height="0.448cm" svg:x="6.674cm" svg:y="24.818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97cm" svg:height="0.307cm" svg:x="6.854cm" svg:y="24.9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7.191cm" svg:y="24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25cm" svg:height="0.295cm" svg:x="7.78cm" svg:y="24.97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259cm" svg:height="0.307cm" svg:x="8.04cm" svg:y="24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19cm" svg:height="0.307cm" svg:x="8.338cm" svg:y="24.9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33cm" svg:height="0.427cm" svg:x="8.598cm" svg:y="24.97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297cm" svg:height="0.307cm" svg:x="8.986cm" svg:y="24.966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9.32cm" svg:y="24.97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19cm" svg:height="0.307cm" svg:x="9.691cm" svg:y="24.966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259cm" svg:height="0.307cm" svg:x="9.951cm" svg:y="24.966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157cm" svg:height="0.668cm" svg:x="10.516cm" svg:y="24.765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96cm" svg:height="0.487cm" svg:x="10.744cm" svg:y="24.795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478cm" svg:height="0.472cm" svg:x="11.182cm" svg:y="24.811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11.692cm" svg:y="24.81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12.229cm" svg:y="24.79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157cm" svg:height="0.668cm" svg:x="12.68cm" svg:y="24.76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2" draw:text-style-name="P1" draw:layer="layout" svg:x1="1.27cm" svg:y1="30.734cm" svg:x2="2.794cm" svg:y2="30.734cm">
          <text:p/>
        </draw:line>
        <draw:line draw:style-name="gr12" draw:text-style-name="P1" draw:layer="layout" svg:x1="13.37cm" svg:y1="30.734cm" svg:x2="14.894cm" svg:y2="30.734cm">
          <text:p/>
        </draw:line>
        <draw:line draw:style-name="gr12" draw:text-style-name="P1" draw:layer="layout" svg:x1="24.47cm" svg:y1="30.734cm" svg:x2="25.994cm" svg:y2="30.734cm">
          <text:p/>
        </draw:line>
        <draw:g>
          <svg:title>TexMaths</svg:title>
          <svg:desc>19§latex§$\pmb{PMSI,P_{new}, \kappa}},\mathcal{K},SQN$§svg§600§TRUE§</svg:desc>
          <draw:polygon draw:style-name="gr4" draw:layer="layout" svg:width="7.177cm" svg:height="0.603cm" svg:x="0.49cm" svg:y="-8.573cm" svg:viewBox="0 0 7178 604" draw:points="3589,604 0,604 0,0 7178,0 7178,604">
            <text:p/>
          </draw:polygon>
          <draw:path draw:style-name="gr3" draw:layer="layout" svg:width="0.478cm" svg:height="0.457cm" svg:x="0.517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37cm" svg:y="-8.556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3" draw:layer="layout" svg:width="0.396cm" svg:height="0.487cm" svg:x="1.763cm" svg:y="-8.571cm" svg:viewBox="0 0 397 488" svg:d="M397 8c0-4 0-8-6-8-3 0-5 0-13 9l-32 38c-17-30-52-47-95-47-86 0-167 78-167 158 0 55 36 85 70 95l72 19c25 5 63 17 63 72 0 59-55 123-122 123-44 0-118-15-118-99 0-15 4-32 4-36 2-2 2-3 2-3 0-8-6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layer="layout" svg:width="0.311cm" svg:height="0.457cm" svg:x="2.198cm" svg:y="-8.556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2 0-3 2-9 4-15z">
            <text:p/>
          </draw:path>
          <draw:path draw:style-name="gr3" draw:layer="layout" svg:width="0.079cm" svg:height="0.2cm" svg:x="2.576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2.842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8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3.264cm" svg:y="-8.206cm" svg:viewBox="0 0 287 213" svg:d="M36 179c-2 5-6 17-6 19 0 9 10 15 17 15 8 0 16-6 18-12 1-3 5-19 9-28 2-10 8-31 10-42 3-11 5-21 7-32 6-19 6-23 21-42 13-19 34-44 70-44 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3.602cm" svg:y="-8.206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layer="layout" svg:width="0.343cm" svg:height="0.212cm" svg:x="3.845cm" svg:y="-8.206cm" svg:viewBox="0 0 344 213" svg:d="M224 59c4-13 10-36 10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layer="layout" svg:width="0.079cm" svg:height="0.2cm" svg:x="4.316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cm" svg:height="0.303cm" svg:x="4.59cm" svg:y="-8.394cm" svg:viewBox="0 0 331 304" svg:d="M2 272c-2 7-2 9-2 15 0 11 9 17 19 17 21 0 25-15 30-38 6-23 2-12 31-124 57 2 116 14 116 57 0 6 0 8-2 16-2 9-4 17-4 22 0 40 28 67 63 67 21 0 38-12 51-34 17-29 27-69 27-69 0-7-8-7-10-7-6 0-8 4-9 13-12 46-27 82-57 82-16 0-23-8-23-33 0-9 4-24 5-36 2-7 4-15 4-22 0-63-93-69-131-69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3" draw:layer="layout" svg:width="0.478cm" svg:height="0.457cm" svg:x="0.532cm" svg:y="-8.575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52cm" svg:y="-8.575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3" draw:layer="layout" svg:width="0.396cm" svg:height="0.487cm" svg:x="1.778cm" svg:y="-8.59cm" svg:viewBox="0 0 397 488" svg:d="M397 8c0-4 0-8-6-8-3 0-5 0-13 9l-32 38c-17-30-52-47-95-47-86 0-167 78-167 158 0 55 36 85 70 95l72 19c25 5 63 17 63 72 0 59-55 123-122 123-44 0-118-15-118-99 0-15 4-32 4-36 2-2 2-3 2-3 0-8-6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layer="layout" svg:width="0.311cm" svg:height="0.457cm" svg:x="2.211cm" svg:y="-8.575cm" svg:viewBox="0 0 312 458" svg:d="M228 51c6-24 8-30 61-30 17 0 23 0 23-13 0-8-8-8-12-8-19 0-68 2-87 2-21 0-71-2-90-2-5 0-13 0-13 13 0 8 6 8 19 8 27 0 46 0 46 13 0 2 0 4-2 10l-89 362c-8 25-10 31-63 31-15 0-21 0-21 13 0 8 8 8 9 8 21 0 69-2 90-2 19 0 68 2 89 2 6 0 13 0 13-14 0-7-5-7-21-7-11 0-15 0-28-2-13 0-17-4-17-12 0-3 2-9 4-15z">
            <text:p/>
          </draw:path>
          <draw:path draw:style-name="gr3" draw:layer="layout" svg:width="0.079cm" svg:height="0.2cm" svg:x="2.591cm" svg:y="-8.189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478cm" svg:height="0.457cm" svg:x="2.857cm" svg:y="-8.575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3.279cm" svg:y="-8.225cm" svg:viewBox="0 0 287 213" svg:d="M36 179c-2 5-6 17-6 19 0 9 10 15 17 15 8 0 16-6 18-12 1-3 5-19 9-28 2-10 8-31 10-42 3-11 5-21 7-32 6-19 6-23 21-42 13-19 34-44 70-44 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3.617cm" svg:y="-8.225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layer="layout" svg:width="0.343cm" svg:height="0.212cm" svg:x="3.861cm" svg:y="-8.225cm" svg:viewBox="0 0 344 213" svg:d="M226 59c2-13 8-36 8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9 0 32 0 53-31 9 21 36 31 64 31 42 0 63-36 73-55 20-40 32-99 32-120 0-36-19-38-23-38-11 0-25 13-25 25 0 7 4 11 8 15 11 9 17 23 17 38 0 6-19 121-80 121-38 0-38-34-38-41 0-14 2-21 10-48z">
            <text:p/>
          </draw:path>
          <draw:path draw:style-name="gr3" draw:layer="layout" svg:width="0.079cm" svg:height="0.2cm" svg:x="4.33cm" svg:y="-8.189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3cm" svg:height="0.303cm" svg:x="4.605cm" svg:y="-8.413cm" svg:viewBox="0 0 331 304" svg:d="M2 272c-2 7-2 9-2 15 0 11 9 17 19 17 21 0 25-15 30-38 6-23 2-12 31-124 57 2 116 14 116 57 0 6 0 8-2 16-2 9-4 17-4 22 0 40 27 67 63 67 21 0 38-12 51-34 17-29 27-69 27-69 0-7-8-7-10-7-6 0-8 4-9 13-12 46-27 82-57 82-16 0-23-8-23-33 0-9 4-24 5-36 2-7 4-15 4-22 0-63-93-69-131-69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3" draw:layer="layout" svg:width="0.478cm" svg:height="0.457cm" svg:x="0.547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6-7-19-7-25 0-44 0-44-12 0-3 2-7 2-11zM224 46c6-23 8-25 36-25h65c55 0 91 17 91 64 0 27-13 84-40 109-32 30-74 34-102 34h-95z">
            <text:p/>
          </draw:path>
          <draw:path draw:style-name="gr3" draw:layer="layout" svg:width="0.67cm" svg:height="0.457cm" svg:x="1.068cm" svg:y="-8.556cm" svg:viewBox="0 0 671 458" svg:d="M593 51c5-24 5-30 57-30 15 0 21 0 21-13 0-8-6-8-17-8h-90c-17 0-17 0-26 13l-244 382-53-380c-2-15-4-15-21-15h-91c-13 0-21 0-21 13 0 8 8 8 21 8 8 0 21 0 29 2 9 0 15 2 15 9 0 4-2 6-4 14l-85 341c-6 27-18 48-73 50-2 0-11 0-11 13 0 6 4 8 9 8 21 0 46-2 67-2 23 0 47 2 68 2 4 0 14 0 14-14 0-7-8-7-14-7-38 0-43-14-43-29 0-5 0-9 2-17l91-364 59 415c0 8 2 16 9 16 8 0 12-8 15-12l270-425-95 385c-7 25-7 31-61 31-11 0-19 0-19 13 0 8 8 8 10 8 19 0 64-2 83-2 27 0 57 2 84 2 4 0 13 0 13-14 0-7-5-7-19-7-24 0-43 0-43-12 0-3 0-3 3-17z">
            <text:p/>
          </draw:path>
          <draw:path draw:style-name="gr3" draw:layer="layout" svg:width="0.396cm" svg:height="0.487cm" svg:x="1.793cm" svg:y="-8.571cm" svg:viewBox="0 0 397 488" svg:d="M397 8c0-4 0-8-6-8-3 0-5 0-13 9l-32 38c-17-30-52-47-95-47-86 0-167 78-167 158 0 55 36 85 70 95l72 19c25 5 61 17 61 72 0 59-53 123-120 123-44 0-118-15-118-99 0-15 4-32 4-36 2-2 2-3 2-3 0-8-6-8-8-8-3 0-5 0-7 2s-40 156-40 157c0 4 4 8 8 8 3 0 3-2 11-11l34-38c29 40 74 49 112 49 91 0 171-89 171-173 0-47-23-70-32-78-17-17-27-19-86-34-15-4-39-11-45-11-17-8-40-27-40-63 0-53 53-110 116-110 57 0 97 28 97 104 0 21-2 33-2 37 0 1 0 7 7 7 8 0 8-2 10-13z">
            <text:p/>
          </draw:path>
          <draw:path draw:style-name="gr3" draw:layer="layout" svg:width="0.311cm" svg:height="0.457cm" svg:x="2.227cm" svg:y="-8.556cm" svg:viewBox="0 0 312 458" svg:d="M228 51c6-24 8-30 61-30 17 0 23 0 23-13 0-8-8-8-12-8-19 0-68 2-87 2-21 0-71-2-90-2-5 0-13 0-13 13 0 8 6 8 19 8 27 0 46 0 46 13 0 2 0 4-2 10l-91 362c-6 25-8 31-61 31-15 0-21 0-21 13 0 8 8 8 9 8 21 0 69-2 90-2 19 0 68 2 89 2 6 0 13 0 13-14 0-7-5-7-21-7-11 0-15 0-28-2-13 0-17-4-17-12 0-3 2-9 4-15z">
            <text:p/>
          </draw:path>
          <draw:path draw:style-name="gr3" draw:layer="layout" svg:width="0.079cm" svg:height="0.2cm" svg:x="2.607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8cm" svg:height="0.457cm" svg:x="2.873cm" svg:y="-8.556cm" svg:viewBox="0 0 479 458" svg:d="M177 247h114c95 0 188-70 188-146 0-52-44-101-133-101h-217c-13 0-19 0-19 13 0 8 6 8 19 8 8 0 21 0 29 2 11 0 15 2 15 9 0 4-2 6-4 14l-89 360c-8 25-8 31-61 31-11 0-19 0-19 13 0 8 8 8 9 8 19 0 67-2 86-2 15 0 28 0 44 0 13 0 28 2 43 2 4 0 14 0 14-14 0-7-8-7-19-7-25 0-44 0-44-12 0-3 2-7 2-11zM224 46c6-23 8-25 36-25h65c55 0 91 17 91 64 0 27-13 84-40 109-32 30-74 34-102 34h-95z">
            <text:p/>
          </draw:path>
          <draw:path draw:style-name="gr3" draw:layer="layout" svg:width="0.286cm" svg:height="0.212cm" svg:x="3.294cm" svg:y="-8.206cm" svg:viewBox="0 0 287 213" svg:d="M36 179c-2 5-6 17-6 19 0 9 10 15 17 15 8 0 16-6 18-12 1-3 5-19 9-28 2-10 8-31 10-42 3-11 5-21 7-32 6-19 8-23 21-42s34-44 70-44c27 0 27 25 27 33 0 28-19 81-27 100-5 14-7 17-7 27 0 25 21 40 45 40 46 0 67-65 67-72 0-6-6-6-8-6-5 0-5 2-7 7-12 38-33 57-52 57-9 0-11-5-11-17 0-9 2-17 11-38 6-13 25-64 25-91 0-45-36-53-61-53-40 0-66 25-80 44-3-35-30-44-51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3.633cm" svg:y="-8.206cm" svg:viewBox="0 0 201 213" svg:d="M74 101c13 0 51-2 76-10 34-13 42-36 42-49 0-27-27-42-59-42-57 0-133 44-133 123 0 48 30 90 85 90 80 0 116-48 116-53 0-4-3-8-7-8-2 0-4 0-8 4-36 43-91 43-101 43-28 0-47-19-47-57 0-7 0-15 6-41zM47 87c21-68 73-74 86-74 21 0 38 10 38 29 0 45-80 45-99 45z">
            <text:p/>
          </draw:path>
          <draw:path draw:style-name="gr3" draw:layer="layout" svg:width="0.343cm" svg:height="0.212cm" svg:x="3.876cm" svg:y="-8.206cm" svg:viewBox="0 0 344 213" svg:d="M224 59c4-13 10-36 10-38 0-10-8-15-16-15-9 0-17 5-20 13 0 4-6 23-10 36-6 27-6 27-13 53-6 27-6 31-8 44 2 9-2 19-13 32-6 8-15 15-31 15-19 0-41-5-41-43 0-23 11-59 21-82 9-21 11-25 11-34 0-23-21-40-46-40-47 0-68 65-68 72 0 6 6 6 8 6 7 0 7-2 9-8 11-38 30-57 49-57 10 0 14 6 14 17 0 12-6 21-8 27-26 70-26 78-26 93 0 55 49 63 76 63 7 0 32 0 53-31 9 21 36 31 64 31 42 0 63-36 73-55 20-40 32-99 32-120 0-36-19-38-23-38-11 0-25 13-25 25 0 7 4 11 8 15 11 9 17 23 17 38 0 6-19 121-80 121-38 0-38-34-38-41 0-14 2-21 10-48z">
            <text:p/>
          </draw:path>
          <draw:path draw:style-name="gr3" draw:layer="layout" svg:width="0.079cm" svg:height="0.2cm" svg:x="4.345cm" svg:y="-8.17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3cm" svg:height="0.303cm" svg:x="4.62cm" svg:y="-8.394cm" svg:viewBox="0 0 331 304" svg:d="M2 272c-2 7-2 9-2 15 0 11 9 17 19 17 21 0 25-15 30-38 6-23 2-12 31-124 57 2 116 14 116 57 0 6 0 8-2 16-2 9-4 17-4 22 0 40 28 67 63 67 21 0 38-12 51-34 17-29 27-69 27-69 0-7-8-7-10-7-6 0-8 4-9 13-12 46-27 82-57 82-16 0-23-8-23-33 0-9 4-24 5-36 2-7 4-15 4-22 0-63-93-69-131-69 23-13 44-30 63-45 30-27 49-44 76-56 0 4-2 12-2 16 0 7 4 22 25 22s36-19 36-36c0-5-2-22-27-22-40 0-80 34-110 58-46 38-61 48-86 57 2-7 10-41 14-53 4-17 11-49 11-51 0-11-7-19-19-19-2 0-21 0-26 25z">
            <text:p/>
          </draw:path>
          <draw:path draw:style-name="gr3" draw:layer="layout" svg:width="0.079cm" svg:height="0.2cm" svg:x="5.037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7cm" svg:height="0.487cm" svg:x="5.295cm" svg:y="-8.571cm" svg:viewBox="0 0 471 488" svg:d="M112 46c-8 146-68 322-108 427-4 7-4 9-4 9 0 6 6 6 8 6 11 0 36-13 45-27 4-3 91-224 110-393 4-26 6-55 6-57 0-9 0-11-8-11-7 0-26 9-39 17-33 15-57 29-57 40 0 4 3 4 7 4 6 0 8 0 40-15zM467 387c0 0 0-5-7-5-4 0-12 0-21 7-8 6-10 8-13 19-18 50-84 50-84 50-67 0-160-209-160-270 0-11 2-17 25-42 49-49 169-118 200-118 15 0 24 12 24 29 0 4-2 8-2 11 0 4 2 8 8 8 2 0 34-4 34-36 0-23-13-40-38-40-45 0-139 53-192 91-28 21-100 72-100 114 0 57 68 201 117 251 23 23 36 32 57 32 52 0 107-28 131-61 19-21 21-38 21-40z">
            <text:p/>
          </draw:path>
          <draw:path draw:style-name="gr3" draw:layer="layout" svg:width="0.079cm" svg:height="0.2cm" svg:x="5.848cm" svg:y="-8.17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396cm" svg:height="0.487cm" svg:x="6.121cm" svg:y="-8.571cm" svg:viewBox="0 0 397 488" svg:d="M397 8c0-4 0-8-6-8-3 0-5 0-13 9l-32 38c-17-30-52-47-95-47-86 0-166 78-166 158 0 55 35 85 69 95l72 19c25 5 63 17 63 72 0 59-55 123-122 123-44 0-118-15-118-99 0-15 4-32 4-36 2-2 2-3 2-3 0-8-4-8-8-8-3 0-5 0-7 2s-40 156-40 157c0 4 4 8 8 8 3 0 3-2 11-11l34-38c29 40 74 49 112 49 91 0 171-89 171-173 0-47-23-70-32-78-15-17-27-19-86-34-15-4-39-11-45-11-17-8-40-27-40-63 0-53 53-110 116-110 57 0 97 28 97 104 0 21-2 33-2 37 0 1 0 7 7 7 8 0 8-2 10-13z">
            <text:p/>
          </draw:path>
          <draw:path draw:style-name="gr3" draw:layer="layout" svg:width="0.463cm" svg:height="0.601cm" svg:x="6.566cm" svg:y="-8.571cm" svg:viewBox="0 0 464 602" svg:d="M260 467c105-38 204-157 204-287 0-108-73-180-171-180-145 0-293 152-293 308 0 112 76 178 171 178 17 0 40-2 66-9-1 41-1 43-1 51 0 21 0 74 55 74 79 0 112-123 112-129s-6-8-8-8c-6 0-7 4-7 8-18 47-56 64-80 64-31 0-40-19-48-70zM135 463c-53-21-76-74-76-134 0-46 17-141 68-213 50-69 112-99 162-99 66 0 116 51 116 143 0 66-35 222-147 284-3-22-11-72-60-72-35 0-69 34-69 69 0 13 6 20 6 22zM175 471c-8 0-31 0-31-30 0-27 27-54 54-54 28 0 41 18 41 57 0 10 0 12-7 14-17 7-38 13-57 13z">
            <text:p/>
          </draw:path>
          <draw:path draw:style-name="gr3" draw:layer="layout" svg:width="0.563cm" svg:height="0.457cm" svg:x="7.085cm" svg:y="-8.556cm" svg:viewBox="0 0 564 458" svg:d="M481 70c5-26 19-47 72-49 4 0 11 0 11-13 0 0 0-8-9-8-21 0-46 2-67 2-23 0-47-2-68-2-4 0-13 0-13 13 0 8 7 8 13 8 38 0 45 15 45 28 0 4-1 14-1 16l-76 298-149-350c-5-13-5-13-21-13h-89c-13 0-21 0-21 13 0 8 8 8 19 8 4 0 46 0 46 6l-89 360c-6 27-18 48-73 50-3 0-11 0-11 13 0 6 4 8 9 8 21 0 44-2 67-2s47 2 68 2c4 0 14 0 14-14 0-7-8-7-16-7-38-2-43-15-43-29 0-5 2-9 4-17l87-353c4 4 4 6 6 11l167 395c6 12 7 14 13 14 8 0 8-2 10-14z">
            <text:p/>
          </draw:path>
        </draw:g>
        <draw:custom-shape draw:style-name="gr13" draw:text-style-name="P1" draw:layer="layout" svg:width="14.732cm" svg:height="2.778cm" svg:x="0.762cm" svg:y="21.60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\pmb{u \leftarrow E_{\kappa}^{-1}(RAND)}$§svg§600§TRUE§</svg:desc>
          <draw:polygon draw:style-name="gr4" draw:layer="layout" svg:width="5.397cm" svg:height="0.729cm" svg:x="1.27cm" svg:y="21.824cm" svg:viewBox="0 0 5398 730" draw:points="2700,730 0,730 0,0 5398,0 5398,730">
            <text:p/>
          </draw:polygon>
          <draw:path draw:style-name="gr3" draw:layer="layout" svg:width="0.345cm" svg:height="0.303cm" svg:x="1.289cm" svg:y="22.09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594cm" svg:height="0.349cm" svg:x="1.874cm" svg:y="22.04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86cm" svg:height="0.455cm" svg:x="2.712cm" svg:y="21.93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layer="layout" svg:width="0.316cm" svg:height="0.024cm" svg:x="3.267cm" svg:y="22.014cm" svg:viewBox="0 0 317 25" svg:d="M298 25c8 0 19 0 19-12 0-13-9-13-19-13h-279c-8 0-19 0-19 11 0 14 11 14 19 14z">
            <text:p/>
          </draw:path>
          <draw:path draw:style-name="gr3" draw:layer="layout" svg:width="0.172cm" svg:height="0.311cm" svg:x="3.683cm" svg:y="21.831cm" svg:viewBox="0 0 173 312" svg:d="M106 13c0-13 0-13-13-13-30 30-74 30-93 30v18c11 0 42 0 68-14v240c0 15 0 21-47 21h-17v17c7 0 66-2 83-2 16 0 75 2 86 2v-17h-19c-48 0-48-6-48-21z">
            <text:p/>
          </draw:path>
          <draw:path draw:style-name="gr3" draw:layer="layout" svg:width="0.256cm" svg:height="0.212cm" svg:x="3.214cm" svg:y="22.344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layer="layout" svg:width="0.157cm" svg:height="0.668cm" svg:x="4cm" svg:y="21.884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layer="layout" svg:width="0.478cm" svg:height="0.472cm" svg:x="4.219cm" svg:y="21.928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layer="layout" svg:width="0.459cm" svg:height="0.48cm" svg:x="4.726cm" svg:y="21.907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2-420c0-13 0-15-11-15-12 0-14 4-17 11zM177 304l133-220 21 220z">
            <text:p/>
          </draw:path>
          <draw:path draw:style-name="gr3" draw:layer="layout" svg:width="0.563cm" svg:height="0.457cm" svg:x="5.228cm" svg:y="21.92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512cm" svg:height="0.457cm" svg:x="5.836cm" svg:y="21.92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layer="layout" svg:width="0.157cm" svg:height="0.668cm" svg:x="6.417cm" svg:y="21.884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layer="layout" svg:width="0.345cm" svg:height="0.303cm" svg:x="1.304cm" svg:y="22.071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594cm" svg:height="0.349cm" svg:x="1.889cm" svg:y="22.02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86cm" svg:height="0.455cm" svg:x="2.727cm" svg:y="21.913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layer="layout" svg:width="0.316cm" svg:height="0.024cm" svg:x="3.282cm" svg:y="21.995cm" svg:viewBox="0 0 317 25" svg:d="M298 25c8 0 19 0 19-12 0-13-9-13-19-13h-279c-8 0-19 0-19 11 0 14 11 14 19 14z">
            <text:p/>
          </draw:path>
          <draw:path draw:style-name="gr3" draw:layer="layout" svg:width="0.172cm" svg:height="0.311cm" svg:x="3.698cm" svg:y="21.814cm" svg:viewBox="0 0 173 312" svg:d="M106 13c0-13 0-13-13-13-30 30-74 30-93 30v18c11 0 42 0 68-14v240c0 15 0 21-47 21h-17v17c7 0 66-2 83-2 16 0 75 2 86 2v-17h-19c-48 0-48-6-48-21z">
            <text:p/>
          </draw:path>
          <draw:path draw:style-name="gr3" draw:layer="layout" svg:width="0.256cm" svg:height="0.212cm" svg:x="3.229cm" svg:y="22.325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layer="layout" svg:width="0.157cm" svg:height="0.668cm" svg:x="4.014cm" svg:y="21.865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layer="layout" svg:width="0.478cm" svg:height="0.472cm" svg:x="4.234cm" svg:y="21.909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layer="layout" svg:width="0.459cm" svg:height="0.48cm" svg:x="4.741cm" svg:y="21.888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5.243cm" svg:y="21.90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512cm" svg:height="0.457cm" svg:x="5.851cm" svg:y="21.90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layer="layout" svg:width="0.157cm" svg:height="0.668cm" svg:x="6.43cm" svg:y="21.865cm" svg:viewBox="0 0 158 669" svg:d="M158 334c0-51-8-133-46-209-40-81-99-125-104-125-6 0-8 2-8 8 0 2 0 2 13 15 67 66 105 173 105 311 0 116-25 234-108 318-10 7-10 9-10 11 0 4 2 6 8 6 5 0 66-46 106-129 34-74 44-149 44-206z">
            <text:p/>
          </draw:path>
          <draw:path draw:style-name="gr3" draw:layer="layout" svg:width="0.345cm" svg:height="0.303cm" svg:x="1.319cm" svg:y="22.09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594cm" svg:height="0.349cm" svg:x="1.903cm" svg:y="22.04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86cm" svg:height="0.455cm" svg:x="2.743cm" svg:y="21.93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layer="layout" svg:width="0.316cm" svg:height="0.024cm" svg:x="3.297cm" svg:y="22.014cm" svg:viewBox="0 0 317 25" svg:d="M298 25c8 0 19 0 19-12 0-13-9-13-19-13h-279c-8 0-19 0-19 11 0 14 11 14 19 14z">
            <text:p/>
          </draw:path>
          <draw:path draw:style-name="gr3" draw:layer="layout" svg:width="0.172cm" svg:height="0.311cm" svg:x="3.713cm" svg:y="21.831cm" svg:viewBox="0 0 173 312" svg:d="M106 13c0-13 0-13-13-13-30 30-74 30-93 30v18c11 0 42 0 68-14v240c0 15 0 21-47 21h-17v17c7 0 66-2 83-2 16 0 75 2 86 2v-17h-19c-48 0-48-6-48-21z">
            <text:p/>
          </draw:path>
          <draw:path draw:style-name="gr3" draw:layer="layout" svg:width="0.256cm" svg:height="0.212cm" svg:x="3.242cm" svg:y="22.344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layer="layout" svg:width="0.157cm" svg:height="0.668cm" svg:x="4.029cm" svg:y="21.884cm" svg:viewBox="0 0 158 669" svg:d="M158 663c0-2 0-4-14-15-83-84-104-211-104-314 0-115 25-231 108-315 10-9 10-9 10-11 0-6-4-8-8-8-7 0-68 46-108 131-34 74-42 148-42 203 0 54 8 133 44 209 42 84 99 126 106 126 4 0 8-2 8-6z">
            <text:p/>
          </draw:path>
          <draw:path draw:style-name="gr3" draw:layer="layout" svg:width="0.478cm" svg:height="0.472cm" svg:x="4.249cm" svg:y="21.928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3-9 9-17 50-46 61-61 61-23 0-27-15-27-42 0-19 4-53 6-76 2-9 4-21 4-30 0-52-46-72-63-80z">
            <text:p/>
          </draw:path>
          <draw:path draw:style-name="gr3" draw:layer="layout" svg:width="0.459cm" svg:height="0.48cm" svg:x="4.757cm" svg:y="21.907cm" svg:viewBox="0 0 460 481" svg:d="M97 403c-27 45-53 55-84 57-7 0-13 0-13 13 0 4 4 8 10 8 17 0 38-2 57-2 22 0 45 2 66 2 4 0 13 0 13-14 0-7-5-7-11-7-15-2-30-8-30-25 0-7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5.258cm" svg:y="21.92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512cm" svg:height="0.457cm" svg:x="5.866cm" svg:y="21.92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1 0-3 4-15z">
            <text:p/>
          </draw:path>
          <draw:path draw:style-name="gr3" draw:layer="layout" svg:width="0.157cm" svg:height="0.668cm" svg:x="6.446cm" svg:y="21.884cm" svg:viewBox="0 0 158 669" svg:d="M158 334c0-51-8-133-46-209-40-81-99-125-104-125-6 0-8 2-8 8 0 2 0 2 13 15 67 66 105 173 105 311 0 116-25 234-108 318-10 7-10 9-10 11 0 4 2 6 8 6 5 0 66-46 106-129 34-74 44-149 44-206z">
            <text:p/>
          </draw:path>
        </draw:g>
        <draw:g>
          <svg:title>TexMaths</svg:title>
          <svg:desc>19§latex§\textbf{verify} $\pmb{XSQN = u_{SQN}}$§svg§600§TRUE§</svg:desc>
          <draw:polygon draw:style-name="gr4" draw:layer="layout" svg:width="6.828cm" svg:height="0.664cm" svg:x="2.039cm" svg:y="22.661cm" svg:viewBox="0 0 6829 665" draw:points="3415,665 0,665 0,0 6829,0 6829,665">
            <text:p/>
          </draw:polygon>
          <draw:path draw:style-name="gr3" draw:layer="layout" svg:width="0.371cm" svg:height="0.299cm" svg:x="2.056cm" svg:y="22.838cm" svg:viewBox="0 0 372 300" svg:d="M323 46c4-10 6-14 49-14v-32c-17 2-36 2-53 2s-47-2-61-2v32c12 0 33 2 33 8 0 0-2 2-4 8l-78 167-85-183h36v-32c-23 2-82 2-84 2-19 0-49-2-76-2v32h44l116 253c9 15 17 15 26 15 12 0 17-2 25-15z">
            <text:p/>
          </draw:path>
          <draw:path draw:style-name="gr3" draw:layer="layout" svg:width="0.309cm" svg:height="0.307cm" svg:x="2.444cm" svg:y="22.832cm" svg:viewBox="0 0 310 308" svg:d="M289 158c15 0 21 0 21-17 0-21-4-71-36-105-27-25-61-36-109-36-106 0-165 68-165 154 0 89 67 154 175 154 106 0 135-71 135-82 0-13-12-13-15-13-12 0-14 4-18 15-13 32-53 53-96 53-94 0-95-89-95-123zM86 135c1-25 1-53 17-76 17-27 43-34 62-34 80 0 80 87 82 110z">
            <text:p/>
          </draw:path>
          <draw:path draw:style-name="gr3" draw:layer="layout" svg:width="0.271cm" svg:height="0.301cm" svg:x="2.797cm" svg:y="22.834cm" svg:viewBox="0 0 272 302" svg:d="M112 76v-76l-112 6v30c42 0 46 0 46 27v209h-46v30c23 0 53-2 86-2 24 0 68 0 91 2v-30h-57v-118c0-48 15-129 83-129 0 0-13 11-13 30 0 29 21 42 42 42 19 0 40-15 40-42 0-36-36-55-71-55-47 0-74 34-89 76z">
            <text:p/>
          </draw:path>
          <draw:path draw:style-name="gr3" draw:layer="layout" svg:width="0.161cm" svg:height="0.465cm" svg:x="3.118cm" svg:y="22.671cm" svg:viewBox="0 0 162 466" svg:d="M120 163l-118 6v32c40 0 46 0 46 27v207h-48v31c21 0 53-2 82-2 21 0 55 2 80 2v-31h-42zM127 53c0-30-24-53-53-53-30 0-53 23-53 53 0 29 23 52 53 52 29 0 53-23 53-52z">
            <text:p/>
          </draw:path>
          <draw:path draw:style-name="gr3" draw:layer="layout" svg:width="0.265cm" svg:height="0.468cm" svg:x="3.327cm" svg:y="22.667cm" svg:viewBox="0 0 266 469" svg:d="M51 171h-51v32h51v234h-47v32c25 0 53-2 85-2 25 0 69 0 93 2v-32h-58v-234h76v-32h-80v-66c0-75 51-80 66-80 4 0 8 0 12 0-10 7-16 21-16 34 0 28 25 42 42 42 19 0 42-16 42-42 0-29-25-59-78-59-64 0-137 29-137 105z">
            <text:p/>
          </draw:path>
          <draw:path draw:style-name="gr3" draw:layer="layout" svg:width="0.373cm" svg:height="0.43cm" svg:x="3.548cm" svg:y="22.838cm" svg:viewBox="0 0 374 431" svg:d="M325 46c4-10 6-14 49-14v-32c-15 2-36 2-53 2s-47-2-61-2v32c2 0 33 0 33 8l-4 8-78 165-86-181h37v-32c-21 2-82 2-82 2-19 0-50-2-78-2v32h44l125 266-15 33c-15 32-36 78-84 78-9 0-11-2-17-4 8-2 23-12 23-34 0-23-17-40-40-40-19 0-38 13-38 40 0 34 32 60 72 60 52 0 90-41 109-79z">
            <text:p/>
          </draw:path>
          <draw:path draw:style-name="gr3" draw:layer="layout" svg:width="0.552cm" svg:height="0.457cm" svg:x="4.16cm" svg:y="22.678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396cm" svg:height="0.487cm" svg:x="4.779cm" svg:y="22.663cm" svg:viewBox="0 0 397 488" svg:d="M397 8c0-4 0-8-6-8-3 0-5 0-13 10l-32 38c-17-31-51-48-95-48-86 0-167 78-167 158 0 55 36 85 70 95l72 19c25 5 63 17 63 72 0 59-55 123-122 123-43 0-118-15-118-98 0-16 4-33 4-36 2-2 2-4 2-4 0-8-6-8-7-8-4 0-6 0-8 2s-40 156-40 158c0 3 4 7 8 7 3 0 3-2 11-11l34-38c29 40 74 49 112 49 92 0 171-89 171-173 0-47-22-70-32-77-15-18-27-19-85-35-16-3-40-11-46-11-17-8-40-27-40-63 0-53 53-110 116-110 57 0 97 29 97 105 0 20-2 32-2 36 0 1 0 7 8 7 7 0 7-2 9-13z">
            <text:p/>
          </draw:path>
          <draw:path draw:style-name="gr3" draw:layer="layout" svg:width="0.463cm" svg:height="0.601cm" svg:x="5.224cm" svg:y="22.663cm" svg:viewBox="0 0 464 602" svg:d="M260 467c105-38 204-157 204-286 0-109-73-181-171-181-145 0-293 152-293 308 0 112 76 178 171 178 17 0 40-1 67-9-2 42-2 44-2 51 0 21 0 74 55 74 80 0 112-123 112-129s-6-7-8-7c-5 0-7 3-7 7-17 48-55 65-80 65-31 0-40-19-48-71zM135 464c-53-21-76-75-76-135 0-46 17-141 68-213 50-68 112-99 162-99 66 0 116 51 116 143 0 66-34 222-147 285-3-23-11-73-60-73-35 0-69 35-69 69 0 13 6 21 6 23zM175 471c-8 0-31 0-31-30 0-27 27-53 54-53 28 0 41 17 41 57 0 9 0 11-7 13-17 8-38 13-57 13z">
            <text:p/>
          </draw:path>
          <draw:path draw:style-name="gr3" draw:layer="layout" svg:width="0.563cm" svg:height="0.457cm" svg:x="5.742cm" svg:y="22.67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446cm" svg:height="0.157cm" svg:x="6.548cm" svg:y="22.88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5cm" svg:height="0.303cm" svg:x="7.232cm" svg:y="22.8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97cm" svg:height="0.339cm" svg:x="7.629cm" svg:y="22.906cm" svg:viewBox="0 0 298 340" svg:d="M298 6c0-2 0-6-5-6-2 0-4 0-10 6l-23 28c-17-26-47-34-76-34-66 0-125 53-125 108 0 6 2 25 15 42 17 19 34 25 67 31 7 3 32 7 40 9 13 4 43 15 43 49 0 38-40 84-95 84-40 0-91-15-91-66 0-6 2-16 4-25 0-2 0-2 0-2 0-6-6-6-8-6-5 0-7 0-9 10l-23 93c-2 2-2 6-2 7 0 2 2 6 6 6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356cm" svg:height="0.421cm" svg:x="7.979cm" svg:y="22.906cm" svg:viewBox="0 0 357 422" svg:d="M186 359c0 31 6 63 44 63 57 0 85-82 85-91 0-4-3-8-7-8s-6 4-6 6c-11 34-42 43-59 43-19 0-28-7-36-45 84-31 150-114 150-196 0-74-53-131-137-131-112 0-220 105-220 211 0 76 55 129 137 129 9 0 25-2 49-7zM105 319c-25-9-59-34-59-97 0-30 9-93 53-144 28-38 74-63 118-63 51 0 95 34 95 103 0 47-23 148-109 190-7-29-21-50-47-50-27 0-53 23-53 48 0 9 0 9 2 13zM186 315c-9 4-28 10-45 10-8 0-25 0-25-19 0-17 19-34 40-34 17 0 28 7 30 43z">
            <text:p/>
          </draw:path>
          <draw:path draw:style-name="gr3" draw:layer="layout" svg:width="0.417cm" svg:height="0.32cm" svg:x="8.397cm" svg:y="22.916cm" svg:viewBox="0 0 418 321" svg:d="M359 51c6-17 13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layer="layout" svg:width="0.552cm" svg:height="0.457cm" svg:x="4.175cm" svg:y="22.659cm" svg:viewBox="0 0 553 458" svg:d="M306 182l-55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396cm" svg:height="0.487cm" svg:x="4.794cm" svg:y="22.644cm" svg:viewBox="0 0 397 488" svg:d="M397 8c0-4 0-8-6-8-3 0-5 0-13 10l-32 38c-17-31-51-48-95-48-86 0-165 78-165 158 0 55 34 85 68 95l72 19c25 5 63 17 63 72 0 59-55 123-122 123-43 0-118-15-118-98 0-16 4-33 4-36 2-2 2-4 2-4 0-8-4-8-7-8-4 0-6 0-8 2s-40 156-40 158c0 3 4 7 8 7 3 0 3-2 11-11l34-38c29 40 74 49 112 49 92 0 171-89 171-173 0-47-22-70-32-77-15-18-27-19-85-35-16-3-40-11-46-11-17-8-40-27-40-63 0-53 53-110 116-110 57 0 97 29 97 105 0 20-2 32-2 36 0 1 0 7 8 7 7 0 7-2 9-13z">
            <text:p/>
          </draw:path>
          <draw:path draw:style-name="gr3" draw:layer="layout" svg:width="0.463cm" svg:height="0.601cm" svg:x="5.239cm" svg:y="22.644cm" svg:viewBox="0 0 464 602" svg:d="M260 467c105-38 204-157 204-286 0-109-73-181-171-181-145 0-293 152-293 308 0 112 76 178 171 178 17 0 40-1 67-9-2 42-2 44-2 51 0 21 0 74 55 74 80 0 112-123 112-129s-6-7-8-7c-5 0-7 3-7 7-17 48-55 65-80 65-31 0-40-19-48-71zM135 464c-53-21-76-75-76-135 0-46 17-141 68-213 50-68 112-99 162-99 66 0 116 51 116 143 0 66-34 222-147 285-3-23-11-73-60-73-35 0-69 35-69 69 0 13 6 21 6 23zM175 471c-8 0-31 0-31-30 0-27 27-53 54-53 28 0 41 17 41 57 0 9 0 11-7 13-17 8-38 13-57 13z">
            <text:p/>
          </draw:path>
          <draw:path draw:style-name="gr3" draw:layer="layout" svg:width="0.563cm" svg:height="0.457cm" svg:x="5.758cm" svg:y="22.65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446cm" svg:height="0.157cm" svg:x="6.561cm" svg:y="22.87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5cm" svg:height="0.303cm" svg:x="7.247cm" svg:y="22.821cm" svg:viewBox="0 0 346 304" svg:d="M215 260c7 27 32 44 61 44 22 0 38-15 49-36 11-25 21-67 21-67 0-7-8-7-10-7-5 0-7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97cm" svg:height="0.339cm" svg:x="7.644cm" svg:y="22.887cm" svg:viewBox="0 0 298 340" svg:d="M298 6c0-2-2-6-5-6-2 0-4 0-10 6l-23 28c-19-26-47-34-76-34-66 0-125 53-125 108 0 6 2 25 15 42 17 19 34 25 67 31 7 3 32 7 40 9 13 4 43 15 43 49 0 38-40 84-95 84-40 0-91-15-91-66 0-6 2-16 4-25 0-2 0-2 0-2 0-6-6-6-8-6-5 0-7 0-9 10l-23 93c-2 2-2 6-2 7 0 2 2 6 6 6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356cm" svg:height="0.421cm" svg:x="7.994cm" svg:y="22.887cm" svg:viewBox="0 0 357 422" svg:d="M186 359c0 31 6 63 44 63 57 0 85-82 85-91 0-4-3-8-7-8s-6 4-6 6c-11 34-42 43-59 43-19 0-28-7-36-45 84-31 150-114 150-196 0-74-53-131-137-131-112 0-220 105-220 211 0 76 55 129 137 129 9 0 25-2 49-7zM105 319c-25-9-59-34-59-97 0-30 9-93 53-144 28-38 74-63 118-63 51 0 95 34 95 103 0 47-23 148-109 190-7-29-21-50-47-50-27 0-53 23-53 48 0 9 0 9 2 13zM186 315c-11 4-28 10-45 10-8 0-25 0-25-19 0-17 19-34 40-34 17 0 28 7 30 43z">
            <text:p/>
          </draw:path>
          <draw:path draw:style-name="gr3" draw:layer="layout" svg:width="0.417cm" svg:height="0.32cm" svg:x="8.412cm" svg:y="22.897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  <draw:path draw:style-name="gr3" draw:layer="layout" svg:width="0.552cm" svg:height="0.457cm" svg:x="4.188cm" svg:y="22.678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396cm" svg:height="0.487cm" svg:x="4.809cm" svg:y="22.663cm" svg:viewBox="0 0 397 488" svg:d="M397 8c0-4 0-8-6-8-3 0-5 0-13 10l-32 38c-17-31-51-48-95-48-86 0-167 78-167 158 0 55 36 85 70 95l72 19c25 5 63 17 63 72 0 59-55 123-122 123-43 0-118-15-118-98 0-16 4-33 4-36 2-2 2-4 2-4 0-8-6-8-7-8-4 0-6 0-8 2s-40 156-40 158c0 3 4 7 8 7 3 0 3-2 11-11l34-38c29 40 74 49 112 49 92 0 171-89 171-173 0-47-22-70-32-77-15-18-27-19-85-35-16-3-40-11-46-11-17-8-40-27-40-63 0-53 53-110 116-110 57 0 97 29 97 105 0 20-2 32-2 36 0 1 0 7 8 7 7 0 7-2 9-13z">
            <text:p/>
          </draw:path>
          <draw:path draw:style-name="gr3" draw:layer="layout" svg:width="0.463cm" svg:height="0.601cm" svg:x="5.254cm" svg:y="22.663cm" svg:viewBox="0 0 464 602" svg:d="M260 467c105-38 204-157 204-286 0-109-73-181-171-181-145 0-293 152-293 308 0 112 76 178 171 178 17 0 40-1 67-9-2 42-2 44-2 51 0 21 0 74 55 74 80 0 112-123 112-129s-6-7-8-7c-5 0-7 3-7 7-17 48-55 65-80 65-31 0-40-19-48-71zM135 464c-53-21-76-75-76-135 0-46 17-141 68-213 50-68 112-99 162-99 66 0 116 51 116 143 0 66-34 222-147 285-3-23-11-73-60-73-35 0-69 35-69 69 0 13 6 21 6 23zM175 471c-8 0-31 0-31-30 0-27 27-53 54-53 28 0 41 17 41 57 0 9 0 11-7 13-17 8-38 13-57 13z">
            <text:p/>
          </draw:path>
          <draw:path draw:style-name="gr3" draw:layer="layout" svg:width="0.563cm" svg:height="0.457cm" svg:x="5.773cm" svg:y="22.67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446cm" svg:height="0.157cm" svg:x="6.576cm" svg:y="22.889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45cm" svg:height="0.303cm" svg:x="7.262cm" svg:y="22.84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97cm" svg:height="0.339cm" svg:x="7.658cm" svg:y="22.906cm" svg:viewBox="0 0 298 340" svg:d="M298 6c0-2-2-6-5-6-2 0-4 0-10 6l-23 28c-17-26-47-34-76-34-66 0-125 53-125 108 0 6 2 25 15 42 17 19 34 25 67 31 7 3 32 7 40 9 13 4 43 15 43 49 0 38-40 84-95 84-40 0-91-15-91-66 0-6 2-16 4-25 0-2 0-2 0-2 0-6-6-6-8-6-5 0-7 0-9 10l-23 93c-2 2-2 6-2 7 0 2 2 6 6 6s4 0 9-7c6-6 19-19 23-25 25 26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356cm" svg:height="0.421cm" svg:x="8.007cm" svg:y="22.906cm" svg:viewBox="0 0 357 422" svg:d="M186 359c0 31 6 63 44 63 57 0 85-82 85-91 0-4-3-8-7-8s-6 4-6 6c-11 34-42 43-59 43-19 0-28-7-36-45 84-31 150-114 150-196 0-74-53-131-137-131-112 0-220 105-220 211 0 76 55 129 137 129 9 0 25-2 49-7zM105 319c-25-9-59-34-59-97 0-30 9-93 53-144 28-38 74-63 118-63 51 0 95 34 95 103 0 47-23 148-109 190-7-29-21-50-47-50-27 0-53 23-53 48 0 9 0 9 2 13zM186 315c-11 4-28 10-45 10-8 0-25 0-25-19 0-17 19-34 40-34 17 0 28 7 30 43z">
            <text:p/>
          </draw:path>
          <draw:path draw:style-name="gr3" draw:layer="layout" svg:width="0.417cm" svg:height="0.32cm" svg:x="8.427cm" svg:y="22.916cm" svg:viewBox="0 0 418 321" svg:d="M359 51c6-17 12-34 50-34 1 0 9 0 9-11 0-2-2-6-8-6-15 0-32 2-47 2-11 0-38-2-49-2-4 0-10 0-10 10 0 7 6 7 10 7 22 0 30 8 30 19 0 4 0 6-2 12l-51 205-120-245c-4-8-4-8-15-8h-65c-9 0-15 0-15 10 0 7 6 7 15 7 10 0 21 0 31 2l-63 253c-4 17-13 30-49 32-4 0-10 0-10 10 0 5 4 7 8 7 15 0 32-2 47-2 12 0 40 2 51 2 4 0 10-2 10-9 0-8-6-8-11-8-31 0-31-13-31-19 0-2 0-4 2-11l61-242 137 282c3 7 5 7 11 7s6-2 10-9z">
            <text:p/>
          </draw:path>
        </draw:g>
        <draw:g>
          <svg:title>TexMaths</svg:title>
          <svg:desc>19§latex§\textbf{update} $\pmb{P_{new} \leftarrow u_{p'}}$§svg§600§TRUE§</svg:desc>
          <draw:polygon draw:style-name="gr4" draw:layer="layout" svg:width="5.821cm" svg:height="0.664cm" svg:x="1.336cm" svg:y="23.433cm" svg:viewBox="0 0 5822 665" draw:points="2911,665 0,665 0,0 5822,0 5822,665">
            <text:p/>
          </draw:polygon>
          <draw:path draw:style-name="gr3" draw:layer="layout" svg:width="0.381cm" svg:height="0.305cm" svg:x="1.366cm" svg:y="23.606cm" svg:viewBox="0 0 382 306" svg:d="M264 255v51l118-4v-30c-42 0-46 0-46-27v-245l-123 6v30c42 0 47 0 47 27v129c0 55-34 91-83 91-52 0-53-17-53-53v-230l-124 6v30c42 0 46 0 46 27v157c0 71 55 86 121 86 17 0 67 0 97-51z">
            <text:p/>
          </draw:path>
          <draw:path draw:style-name="gr3" draw:layer="layout" svg:width="0.377cm" svg:height="0.43cm" svg:x="1.786cm" svg:y="23.606cm" svg:viewBox="0 0 378 431" svg:d="M124 82c0-14 0-14 9-23 27-29 61-32 76-32 46 0 84 41 84 125 0 95-48 129-92 129-9 0-41 0-70-36-7-7-7-9-7-21zM124 276c28 22 57 30 85 30 101 0 169-61 169-154 0-89-61-152-158-152-51 0-85 21-100 32v-32l-120 6v30c42 0 46 0 46 27v338h-46v30c19 0 59-2 86-2 24 0 64 2 83 2v-30h-45z">
            <text:p/>
          </draw:path>
          <draw:path draw:style-name="gr3" draw:layer="layout" svg:width="0.377cm" svg:height="0.468cm" svg:x="2.233cm" svg:y="23.442cm" svg:viewBox="0 0 378 469" svg:d="M255 437v32l123-3v-33c-42 0-47 0-47-24v-409l-118 6v30c42 0 45 0 45 27v131c-32-27-68-31-89-31-99 0-169 59-169 154 0 88 61 152 162 152 39 0 72-15 93-32zM255 228v169c-8 12-36 48-88 48-81 0-81-80-81-128 0-32 0-68 17-95 21-28 51-34 72-34 38 0 64 21 80 40z">
            <text:p/>
          </draw:path>
          <draw:path draw:style-name="gr3" draw:layer="layout" svg:width="0.352cm" svg:height="0.307cm" svg:x="2.655cm" svg:y="23.604cm" svg:viewBox="0 0 353 308" svg:d="M230 253c0 21 0 51 70 51h33c13 0 20 0 20-15s-9-15-17-15c-41-2-41-10-41-27v-144c0-59-48-103-149-103-38 0-119 2-119 63 0 28 24 42 41 42 21 0 42-16 42-42 0-21-11-33-13-34 17-4 40-4 47-4 50 0 75 28 75 78v22c-48 4-219 10-219 107 0 64 84 76 129 76 53 0 86-27 101-55zM219 146v65c0 65-63 74-80 74-34 0-61-25-61-53 0-74 106-82 141-86z">
            <text:p/>
          </draw:path>
          <draw:path draw:style-name="gr3" draw:layer="layout" svg:width="0.242cm" svg:height="0.428cm" svg:x="3.018cm" svg:y="23.482cm" svg:viewBox="0 0 243 429" svg:d="M55 160v184c0 72 59 85 107 85 51 0 81-38 81-87v-34h-32v34c0 46-21 61-40 61-40 0-40-42-40-59v-184h99v-33h-99v-127h-30c-2 67-34 133-101 135v25z">
            <text:p/>
          </draw:path>
          <draw:path draw:style-name="gr3" draw:layer="layout" svg:width="0.309cm" svg:height="0.307cm" svg:x="3.324cm" svg:y="23.604cm" svg:viewBox="0 0 310 308" svg:d="M289 158c15 0 21 0 21-17 0-21-4-71-36-105-25-25-61-36-109-36-106 0-165 68-165 154 0 89 67 154 175 154 106 0 135-70 135-82 0-13-12-13-15-13-12 0-14 4-18 15-13 32-53 53-96 53-94 0-95-89-95-123zM86 135c1-25 1-53 17-76 17-27 43-34 62-34 80 0 80 87 82 110z">
            <text:p/>
          </draw:path>
          <draw:path draw:style-name="gr3" draw:layer="layout" svg:width="0.478cm" svg:height="0.457cm" svg:x="3.873cm" svg:y="23.4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4.295cm" svg:y="23.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633cm" svg:y="23.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4.876cm" svg:y="23.8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7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594cm" svg:height="0.349cm" svg:x="5.511cm" svg:y="23.56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45cm" svg:height="0.303cm" svg:x="6.345cm" svg:y="23.612cm" svg:viewBox="0 0 346 304" svg:d="M215 260c7 27 32 44 61 44 22 0 38-15 49-36 11-25 21-67 21-67 0-7-8-7-10-7-5 0-7 4-9 13-8 36-21 82-50 82-13 0-20-8-20-31 0-15 7-45 13-70l19-72c2-10 9-36 11-46 4-15 10-40 10-45 0-12-10-17-19-17-4 0-21 0-27 22-13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61cm" svg:height="0.297cm" svg:x="6.706cm" svg:y="23.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7.012cm" svg:y="23.686cm" svg:viewBox="0 0 95 177" svg:d="M91 32c0 0 4-7 4-13 0-11-11-19-21-19-15 0-19 11-21 15l-51 147c-2 3-2 5-2 5 0 6 15 10 15 10 2 0 4-2 6-6z">
            <text:p/>
          </draw:path>
          <draw:path draw:style-name="gr3" draw:layer="layout" svg:width="0.478cm" svg:height="0.457cm" svg:x="3.888cm" svg:y="23.431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4 34-102 34h-95z">
            <text:p/>
          </draw:path>
          <draw:path draw:style-name="gr3" draw:layer="layout" svg:width="0.286cm" svg:height="0.212cm" svg:x="4.31cm" svg:y="23.781cm" svg:viewBox="0 0 287 213" svg:d="M36 179c-2 5-6 17-6 19 0 9 10 15 18 15 7 0 15-6 17-12 2-3 5-19 9-28 2-10 8-30 10-42 3-11 5-21 7-32 6-19 6-23 21-42 13-19 34-44 70-44 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648cm" svg:y="23.781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4.891cm" svg:y="23.781cm" svg:viewBox="0 0 344 213" svg:d="M224 59c4-13 10-36 10-38 0-10-8-15-15-15-10 0-18 5-21 13 0 4-6 23-10 36-6 27-6 27-13 53-6 27-6 31-8 44 2 10-2 19-13 32-6 8-15 16-30 16-19 0-42-6-42-44 0-23 11-59 21-82 9-21 11-25 11-34 0-23-21-40-46-40-47 0-68 65-68 72 0 6 6 6 8 6 7 0 7-2 9-8 12-38 31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594cm" svg:height="0.349cm" svg:x="5.526cm" svg:y="23.547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45cm" svg:height="0.303cm" svg:x="6.36cm" svg:y="23.593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61cm" svg:height="0.297cm" svg:x="6.721cm" svg:y="23.781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7.027cm" svg:y="23.667cm" svg:viewBox="0 0 95 177" svg:d="M91 32c0 0 4-7 4-13 0-11-11-19-21-19-15 0-19 11-21 15l-51 147c-2 3-2 5-2 5 0 6 15 10 15 10 2 0 4-2 6-6z">
            <text:p/>
          </draw:path>
          <draw:path draw:style-name="gr3" draw:layer="layout" svg:width="0.478cm" svg:height="0.457cm" svg:x="3.901cm" svg:y="23.45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6-8-19-8-25 0-44 0-44-11 0-4 2-8 2-12zM224 46c6-23 8-25 36-25h65c55 0 91 17 91 65 0 26-13 83-40 108-32 30-72 34-102 34h-95z">
            <text:p/>
          </draw:path>
          <draw:path draw:style-name="gr3" draw:layer="layout" svg:width="0.286cm" svg:height="0.212cm" svg:x="4.325cm" svg:y="23.8cm" svg:viewBox="0 0 287 213" svg:d="M36 179c-2 5-6 17-6 19 0 9 10 15 18 15 7 0 15-6 17-12 2-3 5-19 9-28 2-10 8-30 10-42 3-11 5-21 7-32 6-19 8-23 21-42s34-44 70-44c27 0 27 25 27 33 0 28-19 81-27 100-5 14-7 17-7 27 0 25 21 40 45 40 46 0 67-65 67-72 0-6-6-6-8-6-5 0-5 2-7 8-12 38-33 57-52 57-9 0-11-6-11-18 0-9 2-17 11-38 6-13 25-64 25-91 0-45-36-53-61-53-40 0-66 25-79 44-4-34-31-44-52-44-19 0-30 15-36 25-11 19-17 45-17 47 0 6 6 6 8 6 7 0 7-2 11-13 6-29 15-52 34-52 12 0 15 10 15 23 0 10-3 27-7 40-4 11-8 32-12 42z">
            <text:p/>
          </draw:path>
          <draw:path draw:style-name="gr3" draw:layer="layout" svg:width="0.2cm" svg:height="0.212cm" svg:x="4.663cm" svg:y="23.8cm" svg:viewBox="0 0 201 213" svg:d="M74 101c13 0 51-2 76-10 34-13 42-36 42-49 0-27-27-42-59-42-57 0-133 44-133 124 0 47 30 89 86 89 79 0 115-48 115-53 0-4-3-8-7-8-2 0-4 0-8 4-36 44-91 44-100 44-29 0-48-19-48-57 0-8 0-16 6-42zM48 87c20-68 72-74 85-74 21 0 38 10 38 29 0 45-80 45-99 45z">
            <text:p/>
          </draw:path>
          <draw:path draw:style-name="gr3" draw:layer="layout" svg:width="0.343cm" svg:height="0.212cm" svg:x="4.906cm" svg:y="23.8cm" svg:viewBox="0 0 344 213" svg:d="M226 59c2-13 8-36 8-38 0-10-8-15-15-15-10 0-18 5-21 13 0 4-6 23-10 36-6 27-6 27-13 53-6 27-6 31-8 44 2 10-2 19-13 32-6 8-15 16-30 16-19 0-42-6-42-44 0-23 11-59 21-82 9-21 11-25 11-34 0-23-21-40-46-40-47 0-68 65-68 72 0 6 6 6 8 6 7 0 7-2 9-8 12-38 32-57 50-57 9 0 13 6 13 17 0 12-6 21-8 27-26 70-26 78-26 93 0 55 49 63 76 63 9 0 32 0 53-31 9 21 36 31 64 31 42 0 63-36 73-55 21-40 32-99 32-120 0-36-19-38-23-38-11 0-25 13-25 25 0 7 4 11 8 15 11 9 17 23 17 38 0 6-19 122-80 122-38 0-38-35-38-42 0-14 2-21 10-48z">
            <text:p/>
          </draw:path>
          <draw:path draw:style-name="gr3" draw:layer="layout" svg:width="0.594cm" svg:height="0.349cm" svg:x="5.541cm" svg:y="23.56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45cm" svg:height="0.303cm" svg:x="6.373cm" svg:y="23.612cm" svg:viewBox="0 0 346 304" svg:d="M215 260c7 27 32 44 61 44 22 0 38-15 49-36 11-25 21-67 21-67 0-7-8-7-10-7-5 0-5 4-9 13-8 36-21 82-50 82-13 0-20-8-20-31 0-15 7-45 13-70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261cm" svg:height="0.297cm" svg:x="6.734cm" svg:y="23.8cm" svg:viewBox="0 0 262 298" svg:d="M36 264c-4 13-4 17-23 17-7 0-13 0-13 12 0 3 4 5 6 5 13 0 28-2 42-2 15 0 34 2 49 2 4 0 9-2 9-9 0-8-7-8-13-8-9 0-23 0-23-5 0-2 4-14 6-21 6-25 11-52 17-71 6 10 21 29 50 29 57 0 119-65 119-135 0-55-38-78-70-78-29 0-53 19-67 32-7-26-34-32-49-32-17 0-28 11-36 25-10 17-17 43-17 47 0 6 6 6 7 6 8 0 8-2 12-13 6-29 15-52 34-52 11 0 15 10 15 23 0 6-2 12-2 13zM125 57c27-36 50-44 65-44 19 0 34 14 34 46 0 19-9 66-23 95-13 23-36 46-58 46-35 0-42-37-42-42 0-2 0-6 0-8z">
            <text:p/>
          </draw:path>
          <draw:path draw:style-name="gr3" draw:layer="layout" svg:width="0.094cm" svg:height="0.176cm" svg:x="7.04cm" svg:y="23.686cm" svg:viewBox="0 0 95 177" svg:d="M91 32c0 0 4-7 4-13 0-11-11-19-21-19-15 0-19 11-21 15l-51 147c-2 3-2 5-2 5 0 6 15 10 15 10 2 0 4-2 6-6z">
            <text:p/>
          </draw:path>
        </draw:g>
        <draw:custom-shape draw:style-name="gr14" draw:text-style-name="P1" draw:layer="layout" svg:width="7.112cm" svg:height="1.162cm" svg:x="10.63cm" svg:y="26.0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layer="layout" svg:width="6.763cm" svg:height="0.592cm" svg:x="10.828cm" svg:y="26.334cm" svg:viewBox="0 0 6764 593" draw:points="3382,593 0,593 0,0 6764,0 6764,593">
            <text:p/>
          </draw:polygon>
          <draw:path draw:style-name="gr3" draw:layer="layout" svg:width="0.328cm" svg:height="0.295cm" svg:x="10.841cm" svg:y="26.508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layer="layout" svg:width="0.259cm" svg:height="0.307cm" svg:x="11.18cm" svg:y="26.49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25cm" svg:height="0.295cm" svg:x="11.476cm" svg:y="26.501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143cm" svg:height="0.448cm" svg:x="11.738cm" svg:y="26.3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11.924cm" svg:y="26.324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layer="layout" svg:width="0.328cm" svg:height="0.427cm" svg:x="12.118cm" svg:y="26.5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layer="layout" svg:width="0.396cm" svg:height="0.487cm" svg:x="12.713cm" svg:y="26.324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478cm" svg:height="0.472cm" svg:x="13.152cm" svg:y="26.3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13.661cm" svg:y="26.3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14.201cm" svg:y="26.3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446cm" svg:height="0.157cm" svg:x="14.835cm" svg:y="26.5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552cm" svg:height="0.457cm" svg:x="15.517cm" svg:y="26.339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478cm" svg:height="0.472cm" svg:x="16.131cm" svg:y="26.33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16.638cm" svg:y="26.341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17.178cm" svg:y="26.324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line draw:style-name="gr15" draw:text-style-name="P1" draw:layer="layout" svg:x1="2.064cm" svg:y1="28.456cm" svg:x2="14.125cm" svg:y2="28.456cm">
          <text:p/>
        </draw:line>
        <draw:g>
          <svg:title>TexMaths</svg:title>
          <svg:desc>19§latex§encrypted with CK§svg§600§TRUE§</svg:desc>
          <draw:polygon draw:style-name="gr4" draw:layer="layout" svg:width="5.604cm" svg:height="0.592cm" svg:x="5.283cm" svg:y="27.634cm" svg:viewBox="0 0 5605 593" draw:points="2803,593 0,593 0,0 5605,0 5605,593">
            <text:p/>
          </draw:polygon>
          <draw:path draw:style-name="gr3" draw:layer="layout" svg:width="0.259cm" svg:height="0.307cm" svg:x="5.302cm" svg:y="27.79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5.6cm" svg:y="27.801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56cm" svg:height="0.307cm" svg:x="5.971cm" svg:y="27.797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225cm" svg:height="0.295cm" svg:x="6.263cm" svg:y="27.801cm" svg:viewBox="0 0 226 296" svg:d="M93 74v-74l-93 8v21c48 0 53 3 53 38v178c0 31-7 31-53 31v20c27 0 57-1 76-1 29 0 59 0 86 1v-20h-14c-49 0-51-8-51-31v-104c0-67 28-126 80-126 3 0 5 0 7 0-2 0-15 10-15 27 0 19 13 28 29 28 11 0 28-7 28-28 0-23-21-42-49-42-50 0-74 46-84 74z">
            <text:p/>
          </draw:path>
          <draw:path draw:style-name="gr3" draw:layer="layout" svg:width="0.328cm" svg:height="0.427cm" svg:x="6.518cm" svg:y="27.808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layer="layout" svg:width="0.33cm" svg:height="0.427cm" svg:x="6.875cm" svg:y="27.801cm" svg:viewBox="0 0 331 428" svg:d="M97 44v-44l-97 8v21c48 0 53 3 53 32v315c0 31-7 31-53 31v21c23-2 57-4 76-4 17 0 51 2 76 4v-21c-46 0-53 0-53-31v-114-5c4 11 32 47 82 47 79 0 150-66 150-152 0-85-65-152-141-152-51 0-80 30-93 44zM99 220v-150c19-34 53-53 87-53 48 0 90 59 90 135 0 82-48 137-97 137-27 0-54-13-71-40-9-15-9-15-9-29z">
            <text:p/>
          </draw:path>
          <draw:path draw:style-name="gr3" draw:layer="layout" svg:width="0.21cm" svg:height="0.419cm" svg:x="7.238cm" svg:y="27.685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259cm" svg:height="0.307cm" svg:x="7.502cm" svg:y="27.797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72cm" svg:x="7.802cm" svg:y="27.632cm" svg:viewBox="0 0 331 473" svg:d="M232 428v45l99-7v-21c-46 0-52-6-52-38v-407l-97 8v21c48 0 52 3 52 38v144c-19-25-48-42-84-42-80 0-150 67-150 152 0 86 67 152 143 152 43 0 72-23 89-45zM232 249v137c0 13 0 13-8 25-19 32-49 47-78 47-30 0-55-17-70-44-19-26-21-64-21-93 0-25 2-64 21-95 15-21 40-42 76-42 25 0 51 10 72 40 8 12 8 14 8 25z">
            <text:p/>
          </draw:path>
          <draw:path draw:style-name="gr3" draw:layer="layout" svg:width="0.459cm" svg:height="0.295cm" svg:x="8.384cm" svg:y="27.808cm" svg:viewBox="0 0 460 296" svg:d="M403 65c11-35 32-44 57-44v-21c-15 2-34 2-50 2-19 0-49-2-62-2v21c24 0 40 13 40 32 0 4 0 6-4 14l-61 172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layer="layout" svg:width="0.143cm" svg:height="0.448cm" svg:x="8.874cm" svg:y="27.649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cm" svg:height="0.419cm" svg:x="9.051cm" svg:y="27.685cm" svg:viewBox="0 0 211 420" svg:d="M105 144h95v-20h-95v-124h-18c-2 55-20 127-87 129v15h57v185c0 83 63 91 87 91 48 0 67-47 67-91v-38h-17v38c0 49-21 74-46 74-43 0-43-61-43-72z">
            <text:p/>
          </draw:path>
          <draw:path draw:style-name="gr3" draw:layer="layout" svg:width="0.337cm" svg:height="0.465cm" svg:x="9.317cm" svg:y="27.632cm" svg:viewBox="0 0 338 466" svg:d="M53 414c0 31-7 31-53 31v21c23 0 57-2 76-2 17 0 51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layer="layout" svg:width="0.408cm" svg:height="0.487cm" svg:x="9.925cm" svg:y="27.624cm" svg:viewBox="0 0 409 488" svg:d="M0 243c0 139 108 245 234 245 108 0 175-95 175-171 0-7 0-11-10-11-6 0-6 4-8 10-5 96-76 152-150 152-40 0-173-23-173-225 0-199 131-222 173-222 72 0 133 61 147 160 0 7 0 11 9 11 11 0 12-4 12-17v-160c0-11-1-15-8-15-2 0-6 0-11 8l-33 49c-25-23-59-57-123-57-126 0-234 106-234 243z">
            <text:p/>
          </draw:path>
          <draw:path draw:style-name="gr3" draw:layer="layout" svg:width="0.47cm" svg:height="0.457cm" svg:x="10.39cm" svg:y="27.639cm" svg:viewBox="0 0 471 458" svg:d="M245 177l122-116c5-6 41-40 95-40v-21c-17 2-38 2-57 2-25 0-63 0-86-2v21c27 0 33 15 33 23 0 9-8 17-14 21l-209 201v-213c0-24 0-32 53-32h16v-21c-23 2-73 2-99 2-25 0-76 0-99-2v21h15c53 0 53 8 53 32v354c0 23 0 30-53 30h-15v21c23-2 72-2 99-2 24 0 76 0 99 2v-21h-16c-53 0-53-7-53-30v-118l78-74 122 180c3 6 9 14 9 23 0 19-26 19-40 19v21c23-2 71-2 95-2 25 0 50 0 78 2v-21c-36 0-49-2-70-32z">
            <text:p/>
          </draw:path>
        </draw:g>
        <draw:g>
          <svg:title>TexMaths</svg:title>
          <svg:desc>19§latex§authenticity protected with IK§svg§600§TRUE§</svg:desc>
          <draw:polygon draw:style-name="gr4" draw:layer="layout" svg:width="8.95cm" svg:height="0.592cm" svg:x="4.085cm" svg:y="28.727cm" svg:viewBox="0 0 8951 593" draw:points="4475,593 0,593 0,0 8951,0 8951,593">
            <text:p/>
          </draw:polygon>
          <draw:path draw:style-name="gr3" draw:layer="layout" svg:width="0.303cm" svg:height="0.307cm" svg:x="4.114cm" svg:y="28.89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7 0 54 65 71 108 71 44 0 74-27 88-57zM190 141v66c0 65-47 87-78 87-32 0-61-24-61-58 0-37 29-92 139-95z">
            <text:p/>
          </draw:path>
          <draw:path draw:style-name="gr3" draw:layer="layout" svg:width="0.337cm" svg:height="0.303cm" svg:x="4.438cm" svg:y="28.894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21cm" svg:height="0.419cm" svg:x="4.799cm" svg:y="28.778cm" svg:viewBox="0 0 211 420" svg:d="M105 144h95v-21h-95v-123h-18c-1 55-20 127-87 129v15h57v185c0 83 63 91 87 91 48 0 67-48 67-91v-38h-17v38c0 49-21 74-46 74-43 0-43-61-43-73z">
            <text:p/>
          </draw:path>
          <draw:path draw:style-name="gr3" draw:layer="layout" svg:width="0.337cm" svg:height="0.464cm" svg:x="5.067cm" svg:y="28.725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layer="layout" svg:width="0.259cm" svg:height="0.307cm" svg:x="5.434cm" svg:y="28.8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5.732cm" svg:y="28.894cm" svg:viewBox="0 0 338 296" svg:d="M53 66v179c0 30-7 30-53 30v21c23 0 57-2 76-2 17 0 53 2 76 2v-21c-46 0-53 0-53-30v-123c0-69 47-107 91-107 42 0 49 36 49 74v156c0 30-7 30-53 30v21c25 0 59-2 76-2s53 2 76 2v-21c-36 0-51 0-53-19v-129c0-57 0-78-21-102-9-12-30-25-70-25-50 0-80 28-99 70v-70l-95 8v20c48 0 53 4 53 38z">
            <text:p/>
          </draw:path>
          <draw:path draw:style-name="gr3" draw:layer="layout" svg:width="0.21cm" svg:height="0.419cm" svg:x="6.074cm" svg:y="28.778cm" svg:viewBox="0 0 211 420" svg:d="M105 144h95v-21h-95v-123h-18c-1 55-20 127-87 129v15h57v185c0 83 63 91 87 91 48 0 67-48 67-91v-38h-17v38c0 49-19 74-46 74-43 0-43-61-43-73z">
            <text:p/>
          </draw:path>
          <draw:path draw:style-name="gr3" draw:layer="layout" svg:width="0.143cm" svg:height="0.447cm" svg:x="6.342cm" svg:y="28.7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56cm" svg:height="0.307cm" svg:x="6.528cm" svg:y="28.8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143cm" svg:height="0.447cm" svg:x="6.823cm" svg:y="28.7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cm" svg:height="0.419cm" svg:x="7cm" svg:y="28.778cm" svg:viewBox="0 0 211 420" svg:d="M105 144h95v-21h-95v-123h-18c-1 55-20 127-87 129v15h57v185c0 83 63 91 87 91 48 0 67-48 67-91v-38h-17v38c0 49-21 74-46 74-43 0-43-61-43-73z">
            <text:p/>
          </draw:path>
          <draw:path draw:style-name="gr3" draw:layer="layout" svg:width="0.328cm" svg:height="0.426cm" svg:x="7.239cm" svg:y="28.902cm" svg:viewBox="0 0 329 427" svg:d="M266 65c17-44 51-44 63-44v-21c-15 2-36 2-52 2-11 0-43-2-57-2v21c21 0 31 11 31 28 0 8 0 8-4 17l-68 164-74-181c-2-5-4-7-4-11 0-17 24-17 38-17v-21c-17 0-63 2-74 2-17 0-44 0-65-2v21c32 0 46 0 55 23l101 245c-4 9-13 30-17 40-15 36-34 83-76 83-4 0-19 0-33-13 21-2 27-17 27-27 0-19-13-28-28-28-14 0-29 7-29 28 0 31 29 55 63 55 42 0 68-40 85-78z">
            <text:p/>
          </draw:path>
          <draw:path draw:style-name="gr3" draw:layer="layout" svg:width="0.33cm" svg:height="0.426cm" svg:x="7.819cm" svg:y="28.894cm" svg:viewBox="0 0 331 427" svg:d="M97 44v-44l-97 8v20c48 0 53 4 53 33v315c0 30-7 30-53 30v21c23-2 57-3 76-3 17 0 51 1 76 3v-21c-46 0-53 0-53-30v-114-6c4 12 32 48 82 48 79 0 150-67 150-152 0-86-65-152-141-152-51 0-80 30-93 44zM99 220v-150c19-34 53-53 87-53 48 0 90 59 90 135 0 82-48 137-97 137-27 0-54-14-71-40-9-15-9-15-9-29z">
            <text:p/>
          </draw:path>
          <draw:path draw:style-name="gr3" draw:layer="layout" svg:width="0.225cm" svg:height="0.295cm" svg:x="8.189cm" svg:y="28.894cm" svg:viewBox="0 0 226 296" svg:d="M93 74v-74l-93 8v20c48 0 53 4 53 38v179c0 30-7 30-53 30v21c27 0 57-2 76-2 29 0 59 0 86 2v-21h-14c-49 0-51-7-51-30v-104c0-67 28-126 80-126 4 0 5 0 7 0-2 0-15 10-15 27 0 19 13 28 29 28 11 0 28-7 28-28 0-23-21-42-49-42-50 0-74 46-84 74z">
            <text:p/>
          </draw:path>
          <draw:path draw:style-name="gr3" draw:layer="layout" svg:width="0.297cm" svg:height="0.307cm" svg:x="8.449cm" svg:y="28.89cm" svg:viewBox="0 0 298 308" svg:d="M298 158c0-88-68-158-148-158-85 0-150 74-150 158 0 85 70 150 148 150 82 0 150-65 150-150zM150 291c-30 0-59-14-78-44-17-30-17-70-17-95 0-27 0-63 17-93 17-31 50-44 76-44 31 0 59 15 76 44 17 28 17 66 17 93 0 25 0 61-13 89-15 31-46 50-78 50z">
            <text:p/>
          </draw:path>
          <draw:path draw:style-name="gr3" draw:layer="layout" svg:width="0.21cm" svg:height="0.419cm" svg:x="8.776cm" svg:y="28.778cm" svg:viewBox="0 0 211 420" svg:d="M105 144h95v-21h-95v-123h-18c-1 55-20 127-87 129v15h57v185c0 83 63 91 87 91 48 0 67-48 67-91v-38h-17v38c0 49-19 74-46 74-43 0-43-61-43-73z">
            <text:p/>
          </draw:path>
          <draw:path draw:style-name="gr3" draw:layer="layout" svg:width="0.259cm" svg:height="0.307cm" svg:x="9.04cm" svg:y="28.8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56cm" svg:height="0.307cm" svg:x="9.34cm" svg:y="28.8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21cm" svg:height="0.419cm" svg:x="9.625cm" svg:y="28.778cm" svg:viewBox="0 0 211 420" svg:d="M105 144h95v-21h-95v-123h-18c-1 55-20 127-87 129v15h57v185c0 83 63 91 87 91 48 0 67-48 67-91v-38h-17v38c0 49-21 74-46 74-43 0-43-61-43-73z">
            <text:p/>
          </draw:path>
          <draw:path draw:style-name="gr3" draw:layer="layout" svg:width="0.259cm" svg:height="0.307cm" svg:x="9.891cm" svg:y="28.8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72cm" svg:x="10.19cm" svg:y="28.725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layer="layout" svg:width="0.459cm" svg:height="0.295cm" svg:x="10.771cm" svg:y="28.902cm" svg:viewBox="0 0 460 296" svg:d="M403 65c11-35 32-44 57-44v-21c-15 2-34 2-50 2-19 0-49-2-62-2v21c24 0 40 13 40 32 0 4 0 6-4 13l-61 173-66-188c-4-7-4-9-4-11 0-19 26-19 40-19v-21c-19 0-54 2-71 2-19 0-40 0-59-2v21c25 0 35 2 42 9 4 4 12 25 15 38l-57 162-64-179c-4-7-4-9-4-11 0-19 27-19 40-19v-21c-19 0-57 2-72 2-4 0-38 0-63-2v21c34 0 42 2 49 23l86 239c2 10 4 13 13 13 10 0 10-3 14-13l68-190 68 192c2 8 4 11 14 11 7 0 9-5 13-11z">
            <text:p/>
          </draw:path>
          <draw:path draw:style-name="gr3" draw:layer="layout" svg:width="0.143cm" svg:height="0.447cm" svg:x="11.261cm" svg:y="28.742cm" svg:viewBox="0 0 144 448" svg:d="M97 152l-95 8v20c46 0 51 4 51 37v180c0 30-7 30-53 30v21c21 0 59-2 74-2 25 0 48 2 70 2v-21c-43 0-47-3-47-28zM101 36c0-23-17-36-36-36-21 0-36 19-36 36s15 34 36 34c19 0 36-13 36-34z">
            <text:p/>
          </draw:path>
          <draw:path draw:style-name="gr3" draw:layer="layout" svg:width="0.21cm" svg:height="0.419cm" svg:x="11.438cm" svg:y="28.778cm" svg:viewBox="0 0 211 420" svg:d="M105 144h95v-21h-95v-123h-18c-1 55-20 127-87 129v15h57v185c0 83 63 91 87 91 48 0 67-48 67-91v-38h-17v38c0 49-21 74-46 74-43 0-43-61-43-73z">
            <text:p/>
          </draw:path>
          <draw:path draw:style-name="gr3" draw:layer="layout" svg:width="0.337cm" svg:height="0.464cm" svg:x="11.706cm" svg:y="28.725cm" svg:viewBox="0 0 338 465" svg:d="M53 414c0 30-7 30-53 30v21c23 0 57-2 76-2 17 0 53 2 76 2v-21c-46 0-53 0-53-30v-123c0-71 47-107 91-107 42 0 49 36 49 74v156c0 30-7 30-53 30v21c25 0 59-2 76-2s53 2 76 2v-21c-36 0-51 0-53-20v-128c0-57 0-78-21-102-9-12-30-25-70-25-57 0-86 40-97 67v-236l-97 8v20c48 0 53 4 53 38z">
            <text:p/>
          </draw:path>
          <draw:path draw:style-name="gr3" draw:layer="layout" svg:width="0.204cm" svg:height="0.457cm" svg:x="12.295cm" svg:y="28.733cm" svg:viewBox="0 0 205 458" svg:d="M133 53c0-25 2-32 55-32h17v-21c-23 2-76 2-102 2-27 0-80 0-103-2v21h17c53 0 55 7 55 32v353c0 23-2 31-55 31h-17v21c23-2 76-2 103-2 26 0 79 0 102 2v-21h-17c-53 0-55-8-55-31z">
            <text:p/>
          </draw:path>
          <draw:path draw:style-name="gr3" draw:layer="layout" svg:width="0.47cm" svg:height="0.457cm" svg:x="12.538cm" svg:y="28.733cm" svg:viewBox="0 0 471 458" svg:d="M245 177l122-116c5-6 42-40 95-40v-21c-17 2-38 2-57 2-25 0-63 0-86-2v21c27 0 33 15 33 23 0 9-8 17-14 21l-209 201v-213c0-25 0-32 53-32h16v-21c-23 2-73 2-99 2-25 0-76 0-99-2v21h15c53 0 53 7 53 32v353c0 23 0 31-53 31h-15v21c23-2 72-2 99-2 25 0 76 0 99 2v-21h-16c-53 0-53-8-53-31v-117l78-74 122 180c4 6 9 13 9 23 0 19-26 19-40 19v21c23-2 71-2 95-2 25 0 50 0 78 2v-21c-36 0-49-2-70-32z">
            <text:p/>
          </draw:path>
        </draw:g>
        <draw:custom-shape draw:style-name="gr16" draw:text-style-name="P1" draw:layer="layout" svg:width="18.316cm" svg:height="6.35cm" svg:x="9.37cm" svg:y="3.5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MAC  \leftarrow f_1\left( \mathcal{K},SQN, AMF, RAND\right)§svg§600§TRUE§</svg:desc>
          <draw:polygon draw:style-name="gr4" draw:layer="layout" svg:width="10.829cm" svg:height="0.666cm" svg:x="9.981cm" svg:y="3.774cm" svg:viewBox="0 0 10830 667" draw:points="5415,667 0,667 0,0 10830,0 10830,667">
            <text:p/>
          </draw:polygon>
          <draw:path draw:style-name="gr3" draw:layer="layout" svg:width="0.67cm" svg:height="0.457cm" svg:x="10.01cm" svg:y="3.8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459cm" svg:height="0.48cm" svg:x="10.722cm" svg:y="3.7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76cm" svg:height="0.487cm" svg:x="11.231cm" svg:y="3.802cm" svg:viewBox="0 0 477 488" svg:d="M477 8c0-4-2-8-8-8-2 0-3 0-11 8l-46 51c-7-10-38-59-112-59-150 0-300 148-300 304 0 110 80 184 182 184 57 0 109-28 145-58 62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layer="layout" svg:width="0.594cm" svg:height="0.349cm" svg:x="11.944cm" svg:y="3.932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layer="layout" svg:width="0.333cm" svg:height="0.609cm" svg:x="12.793cm" svg:y="3.80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172cm" svg:height="0.311cm" svg:x="13.135cm" svg:y="4.063cm" svg:viewBox="0 0 173 312" svg:d="M106 13c0-13 0-13-13-13-30 30-74 30-93 30v18c11 0 42 0 68-14v240c0 15 0 21-47 21h-17v17c7 0 66-2 83-2 16 0 75 2 86 2v-17h-19c-48 0-48-6-48-21z">
            <text:p/>
          </draw:path>
          <draw:path draw:style-name="gr3" draw:layer="layout" svg:width="0.157cm" svg:height="0.668cm" svg:x="13.561cm" svg:y="3.772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cm" svg:height="0.487cm" svg:x="13.773cm" svg:y="3.802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6 251 24 23 37 32 58 32 52 0 107-28 132-60 19-21 20-38 20-40z">
            <text:p/>
          </draw:path>
          <draw:path draw:style-name="gr3" draw:layer="layout" svg:width="0.079cm" svg:height="0.2cm" svg:x="14.328cm" svg:y="4.2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96cm" svg:height="0.487cm" svg:x="14.602cm" svg:y="3.802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463cm" svg:height="0.601cm" svg:x="15.046cm" svg:y="3.802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15.565cm" svg:y="3.818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layer="layout" svg:width="0.079cm" svg:height="0.2cm" svg:x="16.167cm" svg:y="4.2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59cm" svg:height="0.48cm" svg:x="16.428cm" svg:y="3.7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67cm" svg:height="0.457cm" svg:x="16.933cm" svg:y="3.8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6 2 83 2 4 0 13 0 13-13 0-8-5-8-19-8-24 0-43 0-43-11 0-4 0-4 4-17z">
            <text:p/>
          </draw:path>
          <draw:path draw:style-name="gr3" draw:layer="layout" svg:width="0.476cm" svg:height="0.455cm" svg:x="17.648cm" svg:y="3.82cm" svg:viewBox="0 0 477 456" svg:d="M179 238h64c50 0 55 11 55 30 0 6 0 13-3 32-2 4-4 8-4 8 0 6 5 9 9 9 6 0 6-2 10-15l36-144c2-8 2-10 2-12s0-7-8-7c-6 0-8 4-9 13-14 53-31 65-88 65h-61l44-169c6-25 6-27 36-27h90c81 0 96 23 96 74 0 15 0 17-1 36-2 8-2 10-2 12 0 3 1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layer="layout" svg:width="0.079cm" svg:height="0.2cm" svg:x="18.126cm" svg:y="4.2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72cm" svg:x="18.392cm" svg:y="3.818cm" svg:viewBox="0 0 479 473" svg:d="M224 46c4-16 6-23 19-25 6 0 27 0 40 0 48 0 124 0 124 66 0 23-12 69-38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8.898cm" svg:y="3.7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9.401cm" svg:y="3.81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layer="layout" svg:width="0.512cm" svg:height="0.457cm" svg:x="20.009cm" svg:y="3.81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layer="layout" svg:width="0.157cm" svg:height="0.668cm" svg:x="20.589cm" svg:y="3.77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RES  \leftarrow f_2\left(\mathcal{K},RAND\right)§svg§600§TRUE§</svg:desc>
          <draw:polygon draw:style-name="gr4" draw:layer="layout" svg:width="7.381cm" svg:height="0.666cm" svg:x="9.792cm" svg:y="4.653cm" svg:viewBox="0 0 7382 667" draw:points="3692,667 0,667 0,0 7382,0 7382,667">
            <text:p/>
          </draw:polygon>
          <draw:path draw:style-name="gr3" draw:layer="layout" svg:width="0.552cm" svg:height="0.457cm" svg:x="9.809cm" svg:y="4.697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478cm" svg:height="0.472cm" svg:x="10.423cm" svg:y="4.6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10.932cm" svg:y="4.699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11.47cm" svg:y="4.681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594cm" svg:height="0.349cm" svg:x="12.104cm" svg:y="4.81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33cm" svg:height="0.609cm" svg:x="12.954cm" svg:y="4.681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208cm" svg:height="0.311cm" svg:x="13.273cm" svg:y="4.942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layer="layout" svg:width="0.157cm" svg:height="0.668cm" svg:x="13.721cm" svg:y="4.65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cm" svg:height="0.487cm" svg:x="13.934cm" svg:y="4.681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layer="layout" svg:width="0.079cm" svg:height="0.2cm" svg:x="14.489cm" svg:y="5.0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72cm" svg:x="14.755cm" svg:y="4.6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5.261cm" svg:y="4.674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5.762cm" svg:y="4.69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6.37cm" svg:y="4.69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16.952cm" svg:y="4.65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\left(\mathcal{K}, RAND\right)$§svg§600§TRUE§</svg:desc>
          <draw:polygon draw:style-name="gr4" draw:layer="layout" svg:width="6.427cm" svg:height="0.666cm" svg:x="9.822cm" svg:y="5.494cm" svg:viewBox="0 0 6428 667" draw:points="3215,667 0,667 0,0 6428,0 6428,667">
            <text:p/>
          </draw:polygon>
          <draw:path draw:style-name="gr3" draw:layer="layout" svg:width="0.476cm" svg:height="0.487cm" svg:x="9.856cm" svg:y="5.522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layer="layout" svg:width="0.569cm" svg:height="0.457cm" svg:x="10.371cm" svg:y="5.538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layer="layout" svg:width="0.594cm" svg:height="0.349cm" svg:x="11.181cm" svg:y="5.65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33cm" svg:height="0.609cm" svg:x="12.03cm" svg:y="5.52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216cm" svg:height="0.32cm" svg:x="12.345cm" svg:y="5.783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layer="layout" svg:width="0.157cm" svg:height="0.668cm" svg:x="12.798cm" svg:y="5.49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cm" svg:height="0.487cm" svg:x="13.01cm" svg:y="5.522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layer="layout" svg:width="0.079cm" svg:height="0.2cm" svg:x="13.565cm" svg:y="5.92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72cm" svg:x="13.831cm" svg:y="5.538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4.337cm" svg:y="5.51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4.838cm" svg:y="5.53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5.446cm" svg:y="5.53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16.028cm" svg:y="5.49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\left(\mathcal{K}, RAND\right)$§svg§600§TRUE§</svg:desc>
          <draw:polygon draw:style-name="gr4" draw:layer="layout" svg:width="6.248cm" svg:height="0.666cm" svg:x="9.789cm" svg:y="6.396cm" svg:viewBox="0 0 6249 667" draw:points="3125,667 0,667 0,0 6249,0 6249,667">
            <text:p/>
          </draw:polygon>
          <draw:path draw:style-name="gr3" draw:layer="layout" svg:width="0.311cm" svg:height="0.457cm" svg:x="9.812cm" svg:y="6.44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569cm" svg:height="0.457cm" svg:x="10.159cm" svg:y="6.44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layer="layout" svg:width="0.594cm" svg:height="0.349cm" svg:x="10.969cm" svg:y="6.554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333cm" svg:height="0.609cm" svg:x="11.818cm" svg:y="6.424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6-26 36-36 0-15-12-24-25-24-17 0-36 15-36 41 0 29 30 46 57 46 36 0 65-40 76-65 21-43 36-123 38-129z">
            <text:p/>
          </draw:path>
          <draw:path draw:style-name="gr3" draw:layer="layout" svg:width="0.231cm" svg:height="0.316cm" svg:x="12.126cm" svg:y="6.681cm" svg:viewBox="0 0 232 317" svg:d="M232 239v-17h-53v-209c0-9 0-13-10-13-6 0-8 0-13 6l-156 216v17h139v40c0 16 0 21-38 21h-14v17c25-2 54-2 71-2 19 0 47 0 72 2v-17h-13c-38 0-38-5-38-21v-40zM142 51v171h-125z">
            <text:p/>
          </draw:path>
          <draw:path draw:style-name="gr3" draw:layer="layout" svg:width="0.157cm" svg:height="0.668cm" svg:x="12.586cm" svg:y="6.39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cm" svg:height="0.487cm" svg:x="12.799cm" svg:y="6.424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3" draw:layer="layout" svg:width="0.079cm" svg:height="0.2cm" svg:x="13.353cm" svg:y="6.824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72cm" svg:x="13.619cm" svg:y="6.44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5-2 84-2s67 2 86 2c5 0 13 0 13-13 0-8-6-8-19-8-25 0-44 0-44-11 0-4 2-8 2-12l46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14.125cm" svg:y="6.417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4.626cm" svg:y="6.44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15.234cm" svg:y="6.44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157cm" svg:height="0.668cm" svg:x="15.816cm" svg:y="6.394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$AK \leftarrow f_5\left(\mathcal{K}, RAND\right)$§svg§600§TRUE§</svg:desc>
          <draw:polygon draw:style-name="gr4" draw:layer="layout" svg:width="6.402cm" svg:height="0.666cm" svg:x="9.689cm" svg:y="7.296cm" svg:viewBox="0 0 6403 667" draw:points="3202,667 0,667 0,0 6403,0 6403,667">
            <text:p/>
          </draw:polygon>
          <draw:path draw:style-name="gr3" draw:layer="layout" svg:width="0.459cm" svg:height="0.48cm" svg:x="9.712cm" svg:y="7.31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9cm" svg:height="0.457cm" svg:x="10.213cm" svg:y="7.34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layer="layout" svg:width="0.594cm" svg:height="0.349cm" svg:x="11.023cm" svg:y="7.45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layer="layout" svg:width="0.333cm" svg:height="0.609cm" svg:x="11.872cm" svg:y="7.324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layer="layout" svg:width="0.208cm" svg:height="0.32cm" svg:x="12.191cm" svg:y="7.585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layer="layout" svg:width="0.157cm" svg:height="0.668cm" svg:x="12.64cm" svg:y="7.29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cm" svg:height="0.487cm" svg:x="12.853cm" svg:y="7.324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layer="layout" svg:width="0.079cm" svg:height="0.2cm" svg:x="13.407cm" svg:y="7.72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72cm" svg:x="13.673cm" svg:y="7.34cm" svg:viewBox="0 0 479 473" svg:d="M224 46c4-16 6-23 19-25 6 0 27 0 40 0 48 0 122 0 122 66 0 23-10 69-36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4.179cm" svg:y="7.317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4.68cm" svg:y="7.3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layer="layout" svg:width="0.512cm" svg:height="0.457cm" svg:x="15.288cm" svg:y="7.3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layer="layout" svg:width="0.157cm" svg:height="0.668cm" svg:x="15.87cm" svg:y="7.294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update $s_{SQN} \leftarrow SQN + 1$§svg§600§TRUE§</svg:desc>
          <draw:polygon draw:style-name="gr4" draw:layer="layout" svg:width="7.593cm" svg:height="0.655cm" svg:x="9.718cm" svg:y="9.004cm" svg:viewBox="0 0 7594 656" draw:points="3796,656 0,656 0,0 7594,0 7594,656">
            <text:p/>
          </draw:polygon>
          <draw:path draw:style-name="gr3" draw:layer="layout" svg:width="0.337cm" svg:height="0.303cm" svg:x="9.739cm" svg:y="9.171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10.106cm" svg:y="9.171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4-71-40-9-15-9-15-9-29z">
            <text:p/>
          </draw:path>
          <draw:path draw:style-name="gr3" draw:layer="layout" svg:width="0.33cm" svg:height="0.472cm" svg:x="10.499cm" svg:y="9.002cm" svg:viewBox="0 0 331 473" svg:d="M232 428v45l99-7v-21c-46 0-52-6-52-38v-407l-97 8v21c48 0 52 3 52 38v144c-19-25-48-42-84-42-80 0-150 67-150 152 0 86 66 152 142 152 44 0 73-23 90-45zM232 249v137c0 13 0 13-8 24-19 33-49 48-78 48-30 0-55-17-70-44-19-26-21-64-21-93 0-25 2-64 21-95 15-21 40-42 76-42 25 0 51 10 72 40 8 12 8 13 8 25z">
            <text:p/>
          </draw:path>
          <draw:path draw:style-name="gr3" draw:layer="layout" svg:width="0.303cm" svg:height="0.307cm" svg:x="10.873cm" svg:y="9.167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7 29-92 139-95z">
            <text:p/>
          </draw:path>
          <draw:path draw:style-name="gr3" draw:layer="layout" svg:width="0.21cm" svg:height="0.419cm" svg:x="11.19cm" svg:y="9.055cm" svg:viewBox="0 0 211 420" svg:d="M104 144h95v-20h-95v-124h-17c-2 55-21 127-87 129v15h57v185c0 83 63 91 87 91 48 0 67-48 67-91v-38h-17v38c0 49-19 74-46 74-44 0-44-61-44-72z">
            <text:p/>
          </draw:path>
          <draw:path draw:style-name="gr3" draw:layer="layout" svg:width="0.259cm" svg:height="0.307cm" svg:x="11.455cm" svg:y="9.16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46cm" svg:height="0.303cm" svg:x="11.99cm" svg:y="9.171cm" svg:viewBox="0 0 247 304" svg:d="M228 46c-19 0-32 15-32 30 0 10 5 19 21 19 15 0 30-11 30-38 0-28-29-57-80-57-89 0-114 68-114 99 0 51 51 62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297cm" svg:height="0.339cm" svg:x="12.302cm" svg:y="9.237cm" svg:viewBox="0 0 298 340" svg:d="M298 6c0-2-2-6-5-6-2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356cm" svg:height="0.421cm" svg:x="12.651cm" svg:y="9.237cm" svg:viewBox="0 0 357 422" svg:d="M186 359c0 30 6 63 44 63 57 0 85-82 85-91 0-4-3-8-7-8s-6 4-6 6c-11 34-42 43-59 43-19 0-28-7-36-45 84-31 150-114 150-196 0-74-53-131-137-131-112 0-220 104-220 211 0 76 55 129 137 129 9 0 24-2 49-7zM104 319c-24-9-58-34-58-97 0-30 9-93 53-144 28-38 74-63 118-63 51 0 95 34 95 103 0 47-23 148-109 190-7-29-21-50-47-50-27 0-53 23-53 48 0 9 0 9 1 13zM186 315c-11 4-28 10-45 10-8 0-25 0-25-19 0-17 19-34 40-34 17 0 28 7 30 43z">
            <text:p/>
          </draw:path>
          <draw:path draw:style-name="gr3" draw:layer="layout" svg:width="0.417cm" svg:height="0.32cm" svg:x="13.069cm" svg:y="9.247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  <draw:path draw:style-name="gr3" draw:layer="layout" svg:width="0.594cm" svg:height="0.349cm" svg:x="13.771cm" svg:y="9.125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396cm" svg:height="0.487cm" svg:x="14.618cm" svg:y="8.994cm" svg:viewBox="0 0 397 488" svg:d="M397 8c0-4 0-8-6-8-3 0-5 0-13 10l-32 38c-17-31-52-48-95-48-86 0-167 78-167 158 0 55 36 85 70 95l72 19c25 5 63 17 63 72 0 59-55 123-122 123-44 0-118-15-118-98 0-16 4-33 4-36 2-2 2-4 2-4 0-8-6-8-8-8-3 0-5 0-7 2s-40 156-40 158c0 4 4 7 8 7 3 0 3-2 11-11l34-38c29 40 74 49 112 49 91 0 171-89 171-173 0-47-23-70-32-77-15-18-27-20-86-35-15-4-39-11-45-11-17-8-40-27-40-63 0-53 53-110 116-110 57 0 97 29 97 105 0 20-2 32-2 36 0 2 0 7 7 7 8 0 8-2 10-13z">
            <text:p/>
          </draw:path>
          <draw:path draw:style-name="gr3" draw:layer="layout" svg:width="0.463cm" svg:height="0.601cm" svg:x="15.062cm" svg:y="8.994cm" svg:viewBox="0 0 464 602" svg:d="M260 467c105-38 204-157 204-286 0-109-73-181-171-181-145 0-293 152-293 308 0 112 74 178 171 178 17 0 40-1 66-9-3 42-3 44-3 51 0 21 0 74 57 74 79 0 112-123 112-129s-6-7-8-7c-6 0-7 3-7 7-18 48-56 65-80 65-31 0-40-19-48-71zM135 464c-53-21-76-74-76-135 0-46 17-141 68-213 50-68 112-99 162-99 66 0 116 51 116 143 0 66-35 222-149 285-1-23-9-73-58-73-35 0-69 35-69 69 0 13 6 21 6 23zM175 471c-10 0-31 0-31-30 0-27 27-53 54-53 28 0 41 17 41 57 0 9 0 11-7 13-17 8-38 13-57 13z">
            <text:p/>
          </draw:path>
          <draw:path draw:style-name="gr3" draw:layer="layout" svg:width="0.563cm" svg:height="0.457cm" svg:x="15.581cm" svg:y="9.00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layer="layout" svg:width="0.445cm" svg:height="0.446cm" svg:x="16.349cm" svg:y="9.076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layer="layout" svg:width="0.221cm" svg:height="0.446cm" svg:x="17.037cm" svg:y="9.021cm" svg:viewBox="0 0 222 447" svg:d="M139 17c0-15 0-17-16-17-41 44-102 44-123 44v21c13 0 53 0 87-19v347c0 25-2 33-62 33h-21v21c24-2 81-2 110-2 27 0 85 0 108 2v-21h-21c-60 0-62-8-62-33z">
            <text:p/>
          </draw:path>
        </draw:g>
        <draw:g>
          <svg:title>TexMaths</svg:title>
          <svg:desc>19§latex§$AUTN \leftarrow \left\langle SQN \oplus AK, AMF, MAC\right\rangle$§svg§600§TRUE§</svg:desc>
          <draw:polygon draw:style-name="gr4" draw:layer="layout" svg:width="11.135cm" svg:height="0.666cm" svg:x="9.69cm" svg:y="8.198cm" svg:viewBox="0 0 11136 667" draw:points="5569,667 0,667 0,0 11136,0 11136,667">
            <text:p/>
          </draw:polygon>
          <draw:path draw:style-name="gr3" draw:layer="layout" svg:width="0.459cm" svg:height="0.48cm" svg:x="9.713cm" svg:y="8.2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65cm" svg:height="0.472cm" svg:x="10.233cm" svg:y="8.242cm" svg:viewBox="0 0 466 473" svg:d="M380 70c8-26 19-47 74-49 2 0 12 0 12-13 0 0 0-8-10-8-23 0-46 2-68 2-23 0-48-2-71-2-3 0-11 0-11 13 0 8 6 8 11 8 38 0 46 15 46 28 0 4 0 14-2 16l-61 239c-23 89-99 148-165 148-46 0-82-30-82-87 0-2 0-23 6-53l66-261c6-24 8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layer="layout" svg:width="0.455cm" svg:height="0.453cm" svg:x="10.731cm" svg:y="8.245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563cm" svg:height="0.457cm" svg:x="11.223cm" svg:y="8.24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94cm" svg:height="0.349cm" svg:x="12.027cm" svg:y="8.356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149cm" svg:height="0.668cm" svg:x="12.914cm" svg:y="8.196cm" svg:viewBox="0 0 150 669" svg:d="M148 25c2-6 2-8 2-12 0-7-6-13-13-13-6 0-10 4-15 15l-118 308c-2 4-4 8-4 12 0 1 0 3 4 11l118 308c2 7 5 15 15 15 7 0 13-6 13-13 0-2 0-2-2-10l-119-311z">
            <text:p/>
          </draw:path>
          <draw:path draw:style-name="gr3" draw:layer="layout" svg:width="0.396cm" svg:height="0.487cm" svg:x="13.135cm" svg:y="8.226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463cm" svg:height="0.601cm" svg:x="13.579cm" svg:y="8.226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14.1cm" svg:y="8.24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446cm" svg:height="0.446cm" svg:x="14.866cm" svg:y="8.308cm" svg:viewBox="0 0 447 447" svg:d="M447 224c0-123-101-224-223-224-125 0-224 101-224 224 0 122 101 223 224 223 124 0 223-101 223-223zM17 215c6-112 93-192 198-198v198zM232 17c106 6 192 86 199 198h-199zM215 430c-103-6-192-84-198-198h198zM431 232c-7 114-97 192-199 198v-198z">
            <text:p/>
          </draw:path>
          <draw:path draw:style-name="gr3" draw:layer="layout" svg:width="0.459cm" svg:height="0.48cm" svg:x="15.517cm" svg:y="8.2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9cm" svg:height="0.457cm" svg:x="16.019cm" svg:y="8.242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layer="layout" svg:width="0.079cm" svg:height="0.2cm" svg:x="16.627cm" svg:y="8.626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59cm" svg:height="0.48cm" svg:x="16.889cm" svg:y="8.2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67cm" svg:height="0.457cm" svg:x="17.393cm" svg:y="8.24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476cm" svg:height="0.455cm" svg:x="18.109cm" svg:y="8.244cm" svg:viewBox="0 0 477 456" svg:d="M179 238h64c50 0 55 11 55 30 0 6 0 13-3 32-2 4-4 8-4 8 0 6 5 9 9 9 6 0 6-2 10-15l36-144c2-8 2-10 2-12s0-7-8-7c-6 0-7 4-9 13-14 53-31 65-88 65h-61l44-169c6-25 6-27 36-27h90c81 0 96 23 96 74 0 15 0 17-1 36-2 8-2 10-2 12 0 3 2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layer="layout" svg:width="0.079cm" svg:height="0.2cm" svg:x="18.586cm" svg:y="8.626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67cm" svg:height="0.457cm" svg:x="18.854cm" svg:y="8.242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459cm" svg:height="0.48cm" svg:x="19.566cm" svg:y="8.21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76cm" svg:height="0.487cm" svg:x="20.075cm" svg:y="8.226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layer="layout" svg:width="0.149cm" svg:height="0.668cm" svg:x="20.602cm" svg:y="8.196cm" svg:viewBox="0 0 150 669" svg:d="M148 346c2-8 2-10 2-11 0-2 0-4-2-12l-119-308c-4-11-8-15-16-15-7 0-13 6-13 13 0 2 0 4 4 12l120 310-120 309c-4 8-4 10-4 12 0 7 6 13 13 13 10 0 12-6 16-13z">
            <text:p/>
          </draw:path>
        </draw:g>
        <draw:frame draw:style-name="gr17" draw:text-style-name="P2" draw:layer="layout" svg:width="2.893cm" svg:height="0.962cm" svg:x="14.379cm" svg:y="11.938cm">
          <draw:text-box>
            <text:p><text:span text:style-name="T1">BOX B</text:span></text:p>
          </draw:text-box>
        </draw:frame>
        <draw:frame draw:style-name="gr17" draw:text-style-name="P2" draw:layer="layout" svg:width="2.893cm" svg:height="0.962cm" svg:x="24.58cm" svg:y="3.738cm">
          <draw:text-box>
            <text:p><text:span text:style-name="T1">BOX A</text:span></text:p>
          </draw:text-box>
        </draw:frame>
        <draw:g>
          <svg:title>TexMaths</svg:title>
          <svg:desc>19§latex§$\pmb{RAND  \leftarrow  E_{\kappa}\left(u = \left(p',SQN\right)\right) }$§svg§600§TRUE§</svg:desc>
          <draw:polygon draw:style-name="gr4" draw:layer="layout" svg:width="8.914cm" svg:height="0.687cm" svg:x="13.116cm" svg:y="2.464cm" svg:viewBox="0 0 8915 688" draw:points="4458,688 0,688 0,0 8915,0 8915,688">
            <text:p/>
          </draw:polygon>
          <draw:path draw:style-name="gr3" draw:layer="layout" svg:width="0.478cm" svg:height="0.472cm" svg:x="13.143cm" svg:y="2.52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layer="layout" svg:width="0.459cm" svg:height="0.48cm" svg:x="13.65cm" svg:y="2.50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4.152cm" svg:y="2.5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4.76cm" svg:y="2.52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594cm" svg:height="0.349cm" svg:x="15.525cm" svg:y="2.643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86cm" svg:height="0.455cm" svg:x="16.363cm" svg:y="2.529cm" svg:viewBox="0 0 487 456" svg:d="M448 300c2-3 4-7 4-9s0-8-7-8c-6 0-8 4-10 8-44 99-68 144-182 144h-99c-8 0-10 0-13 0-8-2-10-2-10-7 0-2 0-4 4-16l46-182h66c57 0 57 13 57 30 0 4 0 14-6 33 0 4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256cm" svg:height="0.212cm" svg:x="16.865cm" svg:y="2.878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layer="layout" svg:width="0.157cm" svg:height="0.668cm" svg:x="17.353cm" svg:y="2.483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45cm" svg:height="0.303cm" svg:x="17.566cm" svg:y="2.688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446cm" svg:height="0.157cm" svg:x="18.149cm" svg:y="2.7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157cm" svg:height="0.668cm" svg:x="18.883cm" svg:y="2.483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49cm" svg:height="0.427cm" svg:x="19.054cm" svg:y="2.688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4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9.432cm" svg:y="2.479cm" svg:viewBox="0 0 120 243" svg:d="M116 42c4-10 4-13 4-15 0-16-14-27-29-27-19 0-23 15-26 23l-63 203c0 2-2 8-2 8 0 6 15 9 19 9s4 0 8-7z">
            <text:p/>
          </draw:path>
          <draw:path draw:style-name="gr3" draw:layer="layout" svg:width="0.079cm" svg:height="0.2cm" svg:x="19.654cm" svg:y="2.91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96cm" svg:height="0.488cm" svg:x="19.928cm" svg:y="2.513cm" svg:viewBox="0 0 397 489" svg:d="M397 8c0-4 0-8-6-8-3 0-5 0-13 10l-32 38c-17-31-51-48-95-48-86 0-165 78-165 158 0 55 34 85 68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layer="layout" svg:width="0.463cm" svg:height="0.602cm" svg:x="20.372cm" svg:y="2.513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8 285-2-23-10-72-59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20.893cm" svg:y="2.5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157cm" svg:height="0.668cm" svg:x="21.512cm" svg:y="2.483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layer="layout" svg:width="0.157cm" svg:height="0.668cm" svg:x="21.778cm" svg:y="2.483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layer="layout" svg:width="0.478cm" svg:height="0.472cm" svg:x="13.158cm" svg:y="2.51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layer="layout" svg:width="0.459cm" svg:height="0.48cm" svg:x="13.665cm" svg:y="2.48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4.167cm" svg:y="2.5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4.775cm" svg:y="2.51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594cm" svg:height="0.349cm" svg:x="15.54cm" svg:y="2.62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86cm" svg:height="0.455cm" svg:x="16.378cm" svg:y="2.511cm" svg:viewBox="0 0 487 456" svg:d="M448 300c2-3 4-7 4-9s0-8-7-8c-6 0-8 4-10 8-44 99-68 144-182 144h-99c-8 0-10 0-13 0-8-2-10-2-10-7 0-2 0-4 4-16l46-182h66c57 0 57 13 57 30 0 4 0 14-6 33 0 4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256cm" svg:height="0.212cm" svg:x="16.88cm" svg:y="2.859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layer="layout" svg:width="0.157cm" svg:height="0.668cm" svg:x="17.368cm" svg:y="2.464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45cm" svg:height="0.303cm" svg:x="17.581cm" svg:y="2.669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446cm" svg:height="0.157cm" svg:x="18.164cm" svg:y="2.721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157cm" svg:height="0.668cm" svg:x="18.896cm" svg:y="2.464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49cm" svg:height="0.427cm" svg:x="19.069cm" svg:y="2.669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9 7 6 0 6 0 12-15 11-47 24-80 47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9.447cm" svg:y="2.462cm" svg:viewBox="0 0 120 243" svg:d="M114 42c4-10 6-13 6-15 0-16-14-27-29-27-19 0-24 15-26 23l-63 203c0 2-2 8-2 8 0 6 15 9 19 9s4 0 6-7z">
            <text:p/>
          </draw:path>
          <draw:path draw:style-name="gr3" draw:layer="layout" svg:width="0.079cm" svg:height="0.2cm" svg:x="19.669cm" svg:y="2.893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96cm" svg:height="0.488cm" svg:x="19.943cm" svg:y="2.494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layer="layout" svg:width="0.463cm" svg:height="0.602cm" svg:x="20.387cm" svg:y="2.494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20.906cm" svg:y="2.5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157cm" svg:height="0.668cm" svg:x="21.526cm" svg:y="2.464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layer="layout" svg:width="0.157cm" svg:height="0.668cm" svg:x="21.793cm" svg:y="2.464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layer="layout" svg:width="0.478cm" svg:height="0.472cm" svg:x="13.173cm" svg:y="2.52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1 0 11-6 32-10 47-4 19-9 44-9 57 0 72 80 72 89 72 57 0 80-68 80-78 0-7-8-7-8-7-5 0-7 4-9 9-17 50-46 61-61 61-23 0-27-15-27-42 0-19 4-53 6-76 2-9 4-21 4-30 0-51-46-72-63-80z">
            <text:p/>
          </draw:path>
          <draw:path draw:style-name="gr3" draw:layer="layout" svg:width="0.459cm" svg:height="0.48cm" svg:x="13.678cm" svg:y="2.50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4.182cm" svg:y="2.5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4.79cm" svg:y="2.52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594cm" svg:height="0.349cm" svg:x="15.554cm" svg:y="2.643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486cm" svg:height="0.455cm" svg:x="16.394cm" svg:y="2.529cm" svg:viewBox="0 0 487 456" svg:d="M448 300c2-3 4-7 4-9s0-8-7-8c-6 0-8 4-10 8-44 99-68 144-182 144h-97c-10 0-12 0-15 0-8-2-10-2-10-7 0-2 0-4 4-16l46-182h66c57 0 57 13 57 30 0 4 0 14-6 33 0 4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256cm" svg:height="0.212cm" svg:x="16.893cm" svg:y="2.878cm" svg:viewBox="0 0 257 213" svg:d="M89 87c17-9 40-26 44-28 32-25 44-30 59-36-2 2-2 6-2 7 0 12 8 19 19 19 13 0 25-13 25-26 0-12-8-19-19-19-33 0-63 25-90 44-36 28-49 32-60 36 5-21 7-25 9-35 2-11 8-32 8-34 0-9-6-15-15-15-10 0-18 6-21 11-2 6-46 183-46 187 0 9 8 15 15 15 17 0 21-15 23-23 2-4 11-42 23-89 25 0 89 2 89 38 0 0 0 5-2 11-2 8-2 10-2 13 0 35 29 50 52 50 45 0 59-72 59-72 0-6-6-6-8-6-6 0-8 2-10 11-5 17-17 54-41 54-12 0-16-12-16-25 0-8 0-10 2-21 2-6 2-10 2-15 0-52-81-52-97-52z">
            <text:p/>
          </draw:path>
          <draw:path draw:style-name="gr3" draw:layer="layout" svg:width="0.157cm" svg:height="0.668cm" svg:x="17.382cm" svg:y="2.483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45cm" svg:height="0.303cm" svg:x="17.596cm" svg:y="2.688cm" svg:viewBox="0 0 346 304" svg:d="M215 260c7 27 32 44 61 44 22 0 38-15 49-36 11-25 21-67 21-67 0-7-8-7-10-7-5 0-5 4-9 13-8 36-21 82-50 82-13 0-20-8-20-30 0-16 7-46 13-71l19-72c2-10 9-36 11-46 4-15 10-40 10-45 0-12-10-17-19-17-4 0-21 0-27 22-11 50-42 168-49 204-2 2-29 55-78 55-34 0-40-29-40-55 0-36 17-90 36-137 8-19 11-29 11-42 0-30-22-55-55-55-64 0-89 97-89 103 0 7 8 7 8 7 7 0 7-2 11-11 17-59 42-84 68-84 6 0 16 0 16 21 0 17-6 36-12 48-24 66-38 106-38 140 0 63 46 80 82 80 46 0 68-30 80-44z">
            <text:p/>
          </draw:path>
          <draw:path draw:style-name="gr3" draw:layer="layout" svg:width="0.446cm" svg:height="0.157cm" svg:x="18.18cm" svg:y="2.738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157cm" svg:height="0.668cm" svg:x="18.911cm" svg:y="2.483cm" svg:viewBox="0 0 158 669" svg:d="M158 663c0-2 0-3-14-15-83-83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49cm" svg:height="0.427cm" svg:x="19.084cm" svg:y="2.688cm" svg:viewBox="0 0 350 428" svg:d="M51 378c-5 23-5 29-36 29-7 0-15 0-15 11 0 6 4 10 10 10 17 0 36-4 55-4 22 0 45 4 66 4 4 0 13 0 13-16 0-5-7-5-17-5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2c-23 48-55 69-80 69-44 0-53-55-53-59 0-2 0-4 2-11z">
            <text:p/>
          </draw:path>
          <draw:path draw:style-name="gr3" draw:layer="layout" svg:width="0.119cm" svg:height="0.242cm" svg:x="19.462cm" svg:y="2.479cm" svg:viewBox="0 0 120 243" svg:d="M116 42c4-10 4-13 4-15 0-16-14-27-29-27-19 0-24 15-26 23l-63 203c0 2-2 8-2 8 0 6 15 9 19 9s4 0 8-7z">
            <text:p/>
          </draw:path>
          <draw:path draw:style-name="gr3" draw:layer="layout" svg:width="0.079cm" svg:height="0.2cm" svg:x="19.684cm" svg:y="2.91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96cm" svg:height="0.488cm" svg:x="19.958cm" svg:y="2.513cm" svg:viewBox="0 0 397 489" svg:d="M397 8c0-4 0-8-6-8-3 0-5 0-13 10l-32 38c-17-31-51-48-95-48-86 0-167 78-167 158 0 55 36 85 70 95l72 19c25 6 63 17 63 72 0 59-55 124-122 124-43 0-118-16-118-99 0-15 4-33 4-36 2-2 2-4 2-4 0-8-6-8-7-8-4 0-6 0-8 2s-40 156-40 158c0 4 4 8 8 8 3 0 3-2 11-12l34-38c29 40 74 50 112 50 92 0 171-90 171-173 0-48-22-71-32-78-15-18-27-19-85-35-16-3-40-11-46-11-17-8-40-27-40-63 0-53 53-110 116-110 57 0 97 29 97 105 0 20-2 32-2 36 0 2 0 7 8 7 7 0 7-2 9-13z">
            <text:p/>
          </draw:path>
          <draw:path draw:style-name="gr3" draw:layer="layout" svg:width="0.463cm" svg:height="0.602cm" svg:x="20.403cm" svg:y="2.513cm" svg:viewBox="0 0 464 603" svg:d="M260 468c105-38 204-158 204-287 0-109-73-181-171-181-145 0-293 152-293 308 0 112 74 179 171 179 17 0 40-2 67-10-4 42-4 44-4 51 0 21 0 75 57 75 80 0 112-124 112-130 0-5-6-7-8-7-5 0-7 4-7 7-17 48-55 65-80 65-31 0-40-19-48-70zM135 464c-53-21-76-74-76-135 0-46 17-141 68-213 50-68 112-99 162-99 66 0 116 51 116 143 0 66-34 222-148 285-2-23-10-72-59-72-35 0-69 34-69 68 0 13 6 21 6 23zM175 471c-10 0-31 0-31-30 0-27 27-53 54-53 28 0 41 17 41 57 0 9 0 11-7 13-17 8-38 13-57 13z">
            <text:p/>
          </draw:path>
          <draw:path draw:style-name="gr3" draw:layer="layout" svg:width="0.563cm" svg:height="0.457cm" svg:x="20.921cm" svg:y="2.52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157cm" svg:height="0.668cm" svg:x="21.541cm" svg:y="2.483cm" svg:viewBox="0 0 158 669" svg:d="M158 335c0-52-8-134-46-210-40-81-99-125-104-125-6 0-8 2-8 8 0 2 0 2 13 15 67 66 105 173 105 312 0 115-25 233-108 317-10 8-10 9-10 11 0 4 2 6 8 6 5 0 66-46 106-129 34-74 44-148 44-205z">
            <text:p/>
          </draw:path>
          <draw:path draw:style-name="gr3" draw:layer="layout" svg:width="0.157cm" svg:height="0.668cm" svg:x="21.809cm" svg:y="2.483cm" svg:viewBox="0 0 158 669" svg:d="M158 335c0-52-8-134-46-210-40-81-99-125-104-125-6 0-8 2-8 8 0 2 0 2 13 15 67 66 105 173 105 312 0 115-25 233-108 317-10 8-10 9-10 11 0 4 2 6 8 6 5 0 66-46 106-129 34-74 44-148 44-205z">
            <text:p/>
          </draw:path>
        </draw:g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5:17:36.919052905</meta:creation-date>
    <dc:date>2017-07-18T18:49:39.720886304</dc:date>
    <meta:editing-duration>PT2H3M42S</meta:editing-duration>
    <meta:editing-cycles>6</meta:editing-cycles>
    <meta:generator>LibreOffice/4.2.8.2$Linux_X86_64 LibreOffice_project/420m0$Build-2</meta:generator>
    <dc:creator>Khan A</dc:creator>
    <meta:document-statistic meta:object-count="1161"/>
  </office:meta>
</office:document-meta>
</file>